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2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uns" table:style-name="ta1">
        <table:table-column table:style-name="co1" table:number-columns-repeated="2" table:default-cell-style-name="ce1"/>
        <table:table-column table:style-name="co2" table:number-columns-repeated="3" table:default-cell-style-name="ce1"/>
        <table:table-column table:style-name="co1" table:number-columns-repeated="12" table:default-cell-style-name="ce1"/>
        <table:table-row table:style-name="ro1">
          <table:table-cell/>
          <table:table-cell table:style-name="ce2" office:value-type="string" calcext:value-type="string">
            <text:p>BFGS</text:p>
          </table:table-cell>
          <table:table-cell table:style-name="ce2" office:value-type="string" calcext:value-type="string">
            <text:p>FC2GEN</text:p>
          </table:table-cell>
          <table:table-cell table:style-name="ce2" office:value-type="string" calcext:value-type="string">
            <text:p>FC2</text:p>
          </table:table-cell>
          <table:table-cell table:style-name="ce2" office:value-type="string" calcext:value-type="string">
            <text:p>SVM</text:p>
          </table:table-cell>
          <table:table-cell table:style-name="ce2" office:value-type="string" calcext:value-type="string">
            <text:p>GEN</text:p>
          </table:table-cell>
          <table:table-cell table:style-name="ce2" office:value-type="string" calcext:value-type="string">
            <text:p>IPSO</text:p>
          </table:table-cell>
          <table:table-cell table:style-name="ce2" office:value-type="string" calcext:value-type="string">
            <text:p>NN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70_1</text:p>
          </table:table-cell>
          <table:table-cell office:value-type="percentage" office:value="0.4054" calcext:value-type="percentage">
            <text:p>40,54%</text:p>
          </table:table-cell>
          <table:table-cell office:value-type="percentage" office:value="0.3432" calcext:value-type="percentage">
            <text:p>34,32%</text:p>
          </table:table-cell>
          <table:table-cell office:value-type="percentage" office:value="0.2987" calcext:value-type="percentage">
            <text:p>29,87%</text:p>
          </table:table-cell>
          <table:table-cell office:value-type="percentage" office:value="0.4189" calcext:value-type="percentage">
            <text:p>41,89%</text:p>
          </table:table-cell>
          <table:table-cell office:value-type="percentage" office:value="0.4054" calcext:value-type="percentage">
            <text:p>40,54%</text:p>
          </table:table-cell>
          <table:table-cell office:value-type="percentage" office:value="0.4279" calcext:value-type="percentage">
            <text:p>42,79%</text:p>
          </table:table-cell>
          <table:table-cell office:value-type="percentage" office:value="0.227" calcext:value-type="percentage">
            <text:p>22,7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70_2</text:p>
          </table:table-cell>
          <table:table-cell office:value-type="percentage" office:value="0.7135" calcext:value-type="percentage">
            <text:p>71,35%</text:p>
          </table:table-cell>
          <table:table-cell office:value-type="percentage" office:value="0.2568" calcext:value-type="percentage">
            <text:p>25,68%</text:p>
          </table:table-cell>
          <table:table-cell office:value-type="percentage" office:value="0.4624" calcext:value-type="percentage">
            <text:p>46,24%</text:p>
          </table:table-cell>
          <table:table-cell office:value-type="percentage" office:value="0.8054" calcext:value-type="percentage">
            <text:p>80,54%</text:p>
          </table:table-cell>
          <table:table-cell office:value-type="percentage" office:value="0.36" calcext:value-type="percentage">
            <text:p>36,00%</text:p>
          </table:table-cell>
          <table:table-cell office:value-type="percentage" office:value="0.3243" calcext:value-type="percentage">
            <text:p>32,43%</text:p>
          </table:table-cell>
          <table:table-cell office:value-type="percentage" office:value="0.2541" calcext:value-type="percentage">
            <text:p>25,41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70_3</text:p>
          </table:table-cell>
          <table:table-cell office:value-type="percentage" office:value="0.3919" calcext:value-type="percentage">
            <text:p>39,19%</text:p>
          </table:table-cell>
          <table:table-cell office:value-type="percentage" office:value="0.1865" calcext:value-type="percentage">
            <text:p>18,65%</text:p>
          </table:table-cell>
          <table:table-cell office:value-type="percentage" office:value="0.3227" calcext:value-type="percentage">
            <text:p>32,27%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3784" calcext:value-type="percentage">
            <text:p>37,84%</text:p>
          </table:table-cell>
          <table:table-cell office:value-type="percentage" office:value="0.3514" calcext:value-type="percentage">
            <text:p>35,14%</text:p>
          </table:table-cell>
          <table:table-cell office:value-type="percentage" office:value="0.1926" calcext:value-type="percentage">
            <text:p>19,26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70_4</text:p>
          </table:table-cell>
          <table:table-cell office:value-type="percentage" office:value="0.4703" calcext:value-type="percentage">
            <text:p>47,03%</text:p>
          </table:table-cell>
          <table:table-cell office:value-type="percentage" office:value="0.2973" calcext:value-type="percentage">
            <text:p>29,73%</text:p>
          </table:table-cell>
          <table:table-cell office:value-type="percentage" office:value="0.1918" calcext:value-type="percentage">
            <text:p>19,18%</text:p>
          </table:table-cell>
          <table:table-cell office:value-type="percentage" office:value="0.5216" calcext:value-type="percentage">
            <text:p>52,16%</text:p>
          </table:table-cell>
          <table:table-cell office:value-type="percentage" office:value="0.3378" calcext:value-type="percentage">
            <text:p>33,78%</text:p>
          </table:table-cell>
          <table:table-cell office:value-type="percentage" office:value="0.2946" calcext:value-type="percentage">
            <text:p>29,46%</text:p>
          </table:table-cell>
          <table:table-cell office:value-type="percentage" office:value="0.2243" calcext:value-type="percentage">
            <text:p>22,43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70_5</text:p>
          </table:table-cell>
          <table:table-cell office:value-type="percentage" office:value="0.6108" calcext:value-type="percentage">
            <text:p>61,08%</text:p>
          </table:table-cell>
          <table:table-cell office:value-type="percentage" office:value="0.2973" calcext:value-type="percentage">
            <text:p>29,73%</text:p>
          </table:table-cell>
          <table:table-cell office:value-type="percentage" office:value="0.254" calcext:value-type="percentage">
            <text:p>25,40%</text:p>
          </table:table-cell>
          <table:table-cell office:value-type="percentage" office:value="0.3892" calcext:value-type="percentage">
            <text:p>38,92%</text:p>
          </table:table-cell>
          <table:table-cell office:value-type="percentage" office:value="0.4189" calcext:value-type="percentage">
            <text:p>41,89%</text:p>
          </table:table-cell>
          <table:table-cell office:value-type="percentage" office:value="0.473" calcext:value-type="percentage">
            <text:p>47,30%</text:p>
          </table:table-cell>
          <table:table-cell office:value-type="percentage" office:value="0.3514" calcext:value-type="percentage">
            <text:p>35,14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70_6</text:p>
          </table:table-cell>
          <table:table-cell office:value-type="percentage" office:value="0.3378" calcext:value-type="percentage">
            <text:p>33,78%</text:p>
          </table:table-cell>
          <table:table-cell office:value-type="percentage" office:value="0.2459" calcext:value-type="percentage">
            <text:p>24,59%</text:p>
          </table:table-cell>
          <table:table-cell office:value-type="percentage" office:value="0.436" calcext:value-type="percentage">
            <text:p>43,60%</text:p>
          </table:table-cell>
          <table:table-cell office:value-type="percentage" office:value="0.6703" calcext:value-type="percentage">
            <text:p>67,03%</text:p>
          </table:table-cell>
          <table:table-cell office:value-type="percentage" office:value="0.4081" calcext:value-type="percentage">
            <text:p>40,81%</text:p>
          </table:table-cell>
          <table:table-cell office:value-type="percentage" office:value="0.3946" calcext:value-type="percentage">
            <text:p>39,46%</text:p>
          </table:table-cell>
          <table:table-cell office:value-type="percentage" office:value="0.2622" calcext:value-type="percentage">
            <text:p>26,22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70_7</text:p>
          </table:table-cell>
          <table:table-cell office:value-type="percentage" office:value="0.4054" calcext:value-type="percentage">
            <text:p>40,54%</text:p>
          </table:table-cell>
          <table:table-cell office:value-type="percentage" office:value="0.2432" calcext:value-type="percentage">
            <text:p>24,32%</text:p>
          </table:table-cell>
          <table:table-cell office:value-type="percentage" office:value="0.3902" calcext:value-type="percentage">
            <text:p>39,02%</text:p>
          </table:table-cell>
          <table:table-cell office:value-type="percentage" office:value="0.6162" calcext:value-type="percentage">
            <text:p>61,62%</text:p>
          </table:table-cell>
          <table:table-cell office:value-type="percentage" office:value="0.2865" calcext:value-type="percentage">
            <text:p>28,65%</text:p>
          </table:table-cell>
          <table:table-cell office:value-type="percentage" office:value="0.2541" calcext:value-type="percentage">
            <text:p>25,41%</text:p>
          </table:table-cell>
          <table:table-cell office:value-type="percentage" office:value="0.2622" calcext:value-type="percentage">
            <text:p>26,22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70_8</text:p>
          </table:table-cell>
          <table:table-cell office:value-type="percentage" office:value="0.4459" calcext:value-type="percentage">
            <text:p>44,59%</text:p>
          </table:table-cell>
          <table:table-cell office:value-type="percentage" office:value="0.2297" calcext:value-type="percentage">
            <text:p>22,97%</text:p>
          </table:table-cell>
          <table:table-cell office:value-type="percentage" office:value="0.3182" calcext:value-type="percentage">
            <text:p>31,82%</text:p>
          </table:table-cell>
          <table:table-cell office:value-type="percentage" office:value="0.5649" calcext:value-type="percentage">
            <text:p>56,49%</text:p>
          </table:table-cell>
          <table:table-cell office:value-type="percentage" office:value="0.4054" calcext:value-type="percentage">
            <text:p>40,54%</text:p>
          </table:table-cell>
          <table:table-cell office:value-type="percentage" office:value="0.3568" calcext:value-type="percentage">
            <text:p>35,68%</text:p>
          </table:table-cell>
          <table:table-cell office:value-type="percentage" office:value="0.2459" calcext:value-type="percentage">
            <text:p>24,59%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gct1970_9</text:p>
          </table:table-cell>
          <table:table-cell office:value-type="percentage" office:value="0.3243" calcext:value-type="percentage">
            <text:p>32,43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3379" calcext:value-type="percentage">
            <text:p>33,79%</text:p>
          </table:table-cell>
          <table:table-cell office:value-type="percentage" office:value="0.7027" calcext:value-type="percentage">
            <text:p>70,27%</text:p>
          </table:table-cell>
          <table:table-cell office:value-type="percentage" office:value="0.3946" calcext:value-type="percentage">
            <text:p>39,46%</text:p>
          </table:table-cell>
          <table:table-cell office:value-type="percentage" office:value="0.3351" calcext:value-type="percentage">
            <text:p>33,51%</text:p>
          </table:table-cell>
          <table:table-cell office:value-type="percentage" office:value="0.1919" calcext:value-type="percentage">
            <text:p>19,19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70_10</text:p>
          </table:table-cell>
          <table:table-cell office:value-type="percentage" office:value="0.3622" calcext:value-type="percentage">
            <text:p>36,22%</text:p>
          </table:table-cell>
          <table:table-cell office:value-type="percentage" office:value="0.4054" calcext:value-type="percentage">
            <text:p>40,54%</text:p>
          </table:table-cell>
          <table:table-cell office:value-type="percentage" office:value="0.6399" calcext:value-type="percentage">
            <text:p>63,99%</text:p>
          </table:table-cell>
          <table:table-cell office:value-type="percentage" office:value="0.6595" calcext:value-type="percentage">
            <text:p>65,95%</text:p>
          </table:table-cell>
          <table:table-cell office:value-type="percentage" office:value="0.4811" calcext:value-type="percentage">
            <text:p>48,11%</text:p>
          </table:table-cell>
          <table:table-cell office:value-type="percentage" office:value="0.4595" calcext:value-type="percentage">
            <text:p>45,95%</text:p>
          </table:table-cell>
          <table:table-cell office:value-type="percentage" office:value="0.3703" calcext:value-type="percentage">
            <text:p>37,03%</text:p>
          </table:table-cell>
          <table:table-cell table:number-columns-repeated="9"/>
        </table:table-row>
        <table:table-row table:style-name="ro1">
          <table:table-cell table:style-name="ce2"/>
          <table:table-cell table:style-name="ce2" table:formula="of:=AVERAGE([.B2:.B11])" office:value-type="percentage" office:value="0.44675" calcext:value-type="percentage">
            <text:p>44,68%</text:p>
          </table:table-cell>
          <table:table-cell table:style-name="ce2" table:formula="of:=AVERAGE([.C2:.C11])" office:value-type="percentage" office:value="0.27053" calcext:value-type="percentage">
            <text:p>27,05%</text:p>
          </table:table-cell>
          <table:table-cell table:style-name="ce2" table:formula="of:=AVERAGE([.D2:.D11])" office:value-type="percentage" office:value="0.36518" calcext:value-type="percentage">
            <text:p>36,52%</text:p>
          </table:table-cell>
          <table:table-cell table:style-name="ce2" table:formula="of:=AVERAGE([.E2:.E11])" office:value-type="percentage" office:value="0.59487" calcext:value-type="percentage">
            <text:p>59,49%</text:p>
          </table:table-cell>
          <table:table-cell table:style-name="ce2" table:formula="of:=AVERAGE([.F2:.F11])" office:value-type="percentage" office:value="0.38762" calcext:value-type="percentage">
            <text:p>38,76%</text:p>
          </table:table-cell>
          <table:table-cell table:style-name="ce2" table:formula="of:=AVERAGE([.G2:.G11])" office:value-type="percentage" office:value="0.36713" calcext:value-type="percentage">
            <text:p>36,71%</text:p>
          </table:table-cell>
          <table:table-cell table:style-name="ce2" table:formula="of:=AVERAGE([.H2:.H11])" office:value-type="percentage" office:value="0.25819" calcext:value-type="percentage">
            <text:p>25,82%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BFGS</text:p>
          </table:table-cell>
          <table:table-cell table:style-name="ce2" office:value-type="string" calcext:value-type="string">
            <text:p>FC2GEN</text:p>
          </table:table-cell>
          <table:table-cell table:style-name="ce2" office:value-type="string" calcext:value-type="string">
            <text:p>FC2</text:p>
          </table:table-cell>
          <table:table-cell table:style-name="ce2" office:value-type="string" calcext:value-type="string">
            <text:p>SVM</text:p>
          </table:table-cell>
          <table:table-cell table:style-name="ce2" office:value-type="string" calcext:value-type="string">
            <text:p>GEN</text:p>
          </table:table-cell>
          <table:table-cell table:style-name="ce2" office:value-type="string" calcext:value-type="string">
            <text:p>IPSO</text:p>
          </table:table-cell>
          <table:table-cell table:style-name="ce2" office:value-type="string" calcext:value-type="string">
            <text:p>NN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75_1</text:p>
          </table:table-cell>
          <table:table-cell office:value-type="percentage" office:value="0.1979" calcext:value-type="percentage">
            <text:p>19,79%</text:p>
          </table:table-cell>
          <table:table-cell office:value-type="percentage" office:value="0.2128" calcext:value-type="percentage">
            <text:p>21,28%</text:p>
          </table:table-cell>
          <table:table-cell office:value-type="percentage" office:value="0.3512" calcext:value-type="percentage">
            <text:p>35,12%</text:p>
          </table:table-cell>
          <table:table-cell office:value-type="percentage" office:value="0.817" calcext:value-type="percentage">
            <text:p>81,70%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3915" calcext:value-type="percentage">
            <text:p>39,15%</text:p>
          </table:table-cell>
          <table:table-cell office:value-type="percentage" office:value="0.2596" calcext:value-type="percentage">
            <text:p>25,96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75_2</text:p>
          </table:table-cell>
          <table:table-cell office:value-type="percentage" office:value="0.2851" calcext:value-type="percentage">
            <text:p>28,51%</text:p>
          </table:table-cell>
          <table:table-cell office:value-type="percentage" office:value="0.1745" calcext:value-type="percentage">
            <text:p>17,45%</text:p>
          </table:table-cell>
          <table:table-cell office:value-type="percentage" office:value="0.2184" calcext:value-type="percentage">
            <text:p>21,84%</text:p>
          </table:table-cell>
          <table:table-cell office:value-type="percentage" office:value="0.7234" calcext:value-type="percentage">
            <text:p>72,34%</text:p>
          </table:table-cell>
          <table:table-cell office:value-type="percentage" office:value="0.4616" calcext:value-type="percentage">
            <text:p>46,16%</text:p>
          </table:table-cell>
          <table:table-cell office:value-type="percentage" office:value="0.4787" calcext:value-type="percentage">
            <text:p>47,87%</text:p>
          </table:table-cell>
          <table:table-cell office:value-type="percentage" office:value="0.2468" calcext:value-type="percentage">
            <text:p>24,68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75_3</text:p>
          </table:table-cell>
          <table:table-cell table:number-columns-repeated="2" office:value-type="percentage" office:value="0.3723" calcext:value-type="percentage">
            <text:p>37,23%</text:p>
          </table:table-cell>
          <table:table-cell office:value-type="percentage" office:value="0.4146" calcext:value-type="percentage">
            <text:p>41,46%</text:p>
          </table:table-cell>
          <table:table-cell office:value-type="percentage" office:value="0.6277" calcext:value-type="percentage">
            <text:p>62,77%</text:p>
          </table:table-cell>
          <table:table-cell office:value-type="percentage" office:value="0.466" calcext:value-type="percentage">
            <text:p>46,60%</text:p>
          </table:table-cell>
          <table:table-cell office:value-type="percentage" office:value="0.4745" calcext:value-type="percentage">
            <text:p>47,45%</text:p>
          </table:table-cell>
          <table:table-cell office:value-type="percentage" office:value="0.2638" calcext:value-type="percentage">
            <text:p>26,38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75_4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3617" calcext:value-type="percentage">
            <text:p>36,17%</text:p>
          </table:table-cell>
          <table:table-cell office:value-type="percentage" office:value="0.4787" calcext:value-type="percentage">
            <text:p>47,87%</text:p>
          </table:table-cell>
          <table:table-cell office:value-type="percentage" office:value="0.6872" calcext:value-type="percentage">
            <text:p>68,72%</text:p>
          </table:table-cell>
          <table:table-cell office:value-type="percentage" office:value="0.5064" calcext:value-type="percentage">
            <text:p>50,64%</text:p>
          </table:table-cell>
          <table:table-cell office:value-type="percentage" office:value="0.4872" calcext:value-type="percentage">
            <text:p>48,72%</text:p>
          </table:table-cell>
          <table:table-cell office:value-type="percentage" office:value="0.417" calcext:value-type="percentage">
            <text:p>41,7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75_5</text:p>
          </table:table-cell>
          <table:table-cell office:value-type="percentage" office:value="0.2404" calcext:value-type="percentage">
            <text:p>24,04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452" calcext:value-type="percentage">
            <text:p>45,20%</text:p>
          </table:table-cell>
          <table:table-cell office:value-type="percentage" office:value="0.7957" calcext:value-type="percentage">
            <text:p>79,57%</text:p>
          </table:table-cell>
          <table:table-cell office:value-type="percentage" office:value="0.3277" calcext:value-type="percentage">
            <text:p>32,77%</text:p>
          </table:table-cell>
          <table:table-cell office:value-type="percentage" office:value="0.417" calcext:value-type="percentage">
            <text:p>41,70%</text:p>
          </table:table-cell>
          <table:table-cell office:value-type="percentage" office:value="0.2787" calcext:value-type="percentage">
            <text:p>27,87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75_6</text:p>
          </table:table-cell>
          <table:table-cell office:value-type="percentage" office:value="0.3085" calcext:value-type="percentage">
            <text:p>30,85%</text:p>
          </table:table-cell>
          <table:table-cell office:value-type="percentage" office:value="0.234" calcext:value-type="percentage">
            <text:p>23,40%</text:p>
          </table:table-cell>
          <table:table-cell office:value-type="percentage" office:value="0.2361" calcext:value-type="percentage">
            <text:p>23,61%</text:p>
          </table:table-cell>
          <table:table-cell office:value-type="percentage" office:value="0.6426" calcext:value-type="percentage">
            <text:p>64,26%</text:p>
          </table:table-cell>
          <table:table-cell office:value-type="percentage" office:value="0.417" calcext:value-type="percentage">
            <text:p>41,70%</text:p>
          </table:table-cell>
          <table:table-cell office:value-type="percentage" office:value="0.4957" calcext:value-type="percentage">
            <text:p>49,57%</text:p>
          </table:table-cell>
          <table:table-cell office:value-type="percentage" office:value="0.3021" calcext:value-type="percentage">
            <text:p>30,21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75_7</text:p>
          </table:table-cell>
          <table:table-cell office:value-type="percentage" office:value="0.3681" calcext:value-type="percentage">
            <text:p>36,81%</text:p>
          </table:table-cell>
          <table:table-cell office:value-type="percentage" office:value="0.2957" calcext:value-type="percentage">
            <text:p>29,57%</text:p>
          </table:table-cell>
          <table:table-cell office:value-type="percentage" office:value="0.2726" calcext:value-type="percentage">
            <text:p>27,26%</text:p>
          </table:table-cell>
          <table:table-cell office:value-type="percentage" office:value="0.6298" calcext:value-type="percentage">
            <text:p>62,98%</text:p>
          </table:table-cell>
          <table:table-cell office:value-type="percentage" office:value="0.3915" calcext:value-type="percentage">
            <text:p>39,15%</text:p>
          </table:table-cell>
          <table:table-cell office:value-type="percentage" office:value="0.3979" calcext:value-type="percentage">
            <text:p>39,79%</text:p>
          </table:table-cell>
          <table:table-cell office:value-type="percentage" office:value="0.2426" calcext:value-type="percentage">
            <text:p>24,26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75_8</text:p>
          </table:table-cell>
          <table:table-cell office:value-type="percentage" office:value="0.2596" calcext:value-type="percentage">
            <text:p>25,96%</text:p>
          </table:table-cell>
          <table:table-cell office:value-type="percentage" office:value="0.4064" calcext:value-type="percentage">
            <text:p>40,64%</text:p>
          </table:table-cell>
          <table:table-cell office:value-type="percentage" office:value="0.4274" calcext:value-type="percentage">
            <text:p>42,74%</text:p>
          </table:table-cell>
          <table:table-cell office:value-type="percentage" office:value="0.7298" calcext:value-type="percentage">
            <text:p>72,98%</text:p>
          </table:table-cell>
          <table:table-cell table:number-columns-repeated="2" office:value-type="percentage" office:value="0.5681" calcext:value-type="percentage">
            <text:p>56,81%</text:p>
          </table:table-cell>
          <table:table-cell office:value-type="percentage" office:value="0.3021" calcext:value-type="percentage">
            <text:p>30,21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75_9</text:p>
          </table:table-cell>
          <table:table-cell office:value-type="percentage" office:value="0.2426" calcext:value-type="percentage">
            <text:p>24,26%</text:p>
          </table:table-cell>
          <table:table-cell office:value-type="percentage" office:value="0.4383" calcext:value-type="percentage">
            <text:p>43,83%</text:p>
          </table:table-cell>
          <table:table-cell office:value-type="percentage" office:value="0.6055" calcext:value-type="percentage">
            <text:p>60,55%</text:p>
          </table:table-cell>
          <table:table-cell office:value-type="percentage" office:value="0.7915" calcext:value-type="percentage">
            <text:p>79,15%</text:p>
          </table:table-cell>
          <table:table-cell office:value-type="percentage" office:value="0.4957" calcext:value-type="percentage">
            <text:p>49,57%</text:p>
          </table:table-cell>
          <table:table-cell office:value-type="percentage" office:value="0.5064" calcext:value-type="percentage">
            <text:p>50,64%</text:p>
          </table:table-cell>
          <table:table-cell office:value-type="percentage" office:value="0.3362" calcext:value-type="percentage">
            <text:p>33,62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75_10</text:p>
          </table:table-cell>
          <table:table-cell office:value-type="percentage" office:value="0.266" calcext:value-type="percentage">
            <text:p>26,60%</text:p>
          </table:table-cell>
          <table:table-cell office:value-type="percentage" office:value="0.4532" calcext:value-type="percentage">
            <text:p>45,32%</text:p>
          </table:table-cell>
          <table:table-cell office:value-type="percentage" office:value="0.4588" calcext:value-type="percentage">
            <text:p>45,88%</text:p>
          </table:table-cell>
          <table:table-cell office:value-type="percentage" office:value="0.7809" calcext:value-type="percentage">
            <text:p>78,09%</text:p>
          </table:table-cell>
          <table:table-cell office:value-type="percentage" office:value="0.4213" calcext:value-type="percentage">
            <text:p>42,13%</text:p>
          </table:table-cell>
          <table:table-cell office:value-type="percentage" office:value="0.4745" calcext:value-type="percentage">
            <text:p>47,45%</text:p>
          </table:table-cell>
          <table:table-cell office:value-type="percentage" office:value="0.2809" calcext:value-type="percentage">
            <text:p>28,09%</text:p>
          </table:table-cell>
          <table:table-cell table:number-columns-repeated="9"/>
        </table:table-row>
        <table:table-row table:style-name="ro1">
          <table:table-cell table:style-name="ce2"/>
          <table:table-cell table:style-name="ce2" table:formula="of:=AVERAGE([.B15:.B24])" office:value-type="percentage" office:value="0.28405" calcext:value-type="percentage">
            <text:p>28,41%</text:p>
          </table:table-cell>
          <table:table-cell table:style-name="ce2" table:formula="of:=AVERAGE([.C15:.C24])" office:value-type="percentage" office:value="0.32489" calcext:value-type="percentage">
            <text:p>32,49%</text:p>
          </table:table-cell>
          <table:table-cell table:style-name="ce2" table:formula="of:=AVERAGE([.D15:.D24])" office:value-type="percentage" office:value="0.39153" calcext:value-type="percentage">
            <text:p>39,15%</text:p>
          </table:table-cell>
          <table:table-cell table:style-name="ce2" table:formula="of:=AVERAGE([.E15:.E24])" office:value-type="percentage" office:value="0.72256" calcext:value-type="percentage">
            <text:p>72,26%</text:p>
          </table:table-cell>
          <table:table-cell table:style-name="ce2" table:formula="of:=AVERAGE([.F15:.F24])" office:value-type="percentage" office:value="0.44553" calcext:value-type="percentage">
            <text:p>44,55%</text:p>
          </table:table-cell>
          <table:table-cell table:style-name="ce2" table:formula="of:=AVERAGE([.G15:.G24])" office:value-type="percentage" office:value="0.46915" calcext:value-type="percentage">
            <text:p>46,92%</text:p>
          </table:table-cell>
          <table:table-cell table:style-name="ce2" table:formula="of:=AVERAGE([.H15:.H24])" office:value-type="percentage" office:value="0.29298" calcext:value-type="percentage">
            <text:p>29,30%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BFGS</text:p>
          </table:table-cell>
          <table:table-cell table:style-name="ce2" office:value-type="string" calcext:value-type="string">
            <text:p>FC2GEN</text:p>
          </table:table-cell>
          <table:table-cell table:style-name="ce2" office:value-type="string" calcext:value-type="string">
            <text:p>FC2</text:p>
          </table:table-cell>
          <table:table-cell table:style-name="ce2" office:value-type="string" calcext:value-type="string">
            <text:p>SVM</text:p>
          </table:table-cell>
          <table:table-cell table:style-name="ce2" office:value-type="string" calcext:value-type="string">
            <text:p>GEN</text:p>
          </table:table-cell>
          <table:table-cell table:style-name="ce2" office:value-type="string" calcext:value-type="string">
            <text:p>IPSO</text:p>
          </table:table-cell>
          <table:table-cell table:style-name="ce2" office:value-type="string" calcext:value-type="string">
            <text:p>NN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80_1</text:p>
          </table:table-cell>
          <table:table-cell office:value-type="percentage" office:value="0.2461" calcext:value-type="percentage">
            <text:p>24,61%</text:p>
          </table:table-cell>
          <table:table-cell office:value-type="percentage" office:value="0.1066" calcext:value-type="percentage">
            <text:p>10,66%</text:p>
          </table:table-cell>
          <table:table-cell office:value-type="percentage" office:value="0.1239" calcext:value-type="percentage">
            <text:p>12,39%</text:p>
          </table:table-cell>
          <table:table-cell office:value-type="percentage" office:value="0.7171" calcext:value-type="percentage">
            <text:p>71,71%</text:p>
          </table:table-cell>
          <table:table-cell office:value-type="percentage" office:value="0.4092" calcext:value-type="percentage">
            <text:p>40,92%</text:p>
          </table:table-cell>
          <table:table-cell office:value-type="percentage" office:value="0.4316" calcext:value-type="percentage">
            <text:p>43,16%</text:p>
          </table:table-cell>
          <table:table-cell office:value-type="percentage" office:value="0.2474" calcext:value-type="percentage">
            <text:p>24,74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80_2</text:p>
          </table:table-cell>
          <table:table-cell office:value-type="percentage" office:value="0.3224" calcext:value-type="percentage">
            <text:p>32,24%</text:p>
          </table:table-cell>
          <table:table-cell office:value-type="percentage" office:value="0.2105" calcext:value-type="percentage">
            <text:p>21,05%</text:p>
          </table:table-cell>
          <table:table-cell office:value-type="percentage" office:value="0.2144" calcext:value-type="percentage">
            <text:p>21,44%</text:p>
          </table:table-cell>
          <table:table-cell office:value-type="percentage" office:value="0.6382" calcext:value-type="percentage">
            <text:p>63,82%</text:p>
          </table:table-cell>
          <table:table-cell office:value-type="percentage" office:value="0.4342" calcext:value-type="percentage">
            <text:p>43,42%</text:p>
          </table:table-cell>
          <table:table-cell office:value-type="percentage" office:value="0.4329" calcext:value-type="percentage">
            <text:p>43,29%</text:p>
          </table:table-cell>
          <table:table-cell office:value-type="percentage" office:value="0.2645" calcext:value-type="percentage">
            <text:p>26,45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80_3</text:p>
          </table:table-cell>
          <table:table-cell office:value-type="percentage" office:value="0.3184" calcext:value-type="percentage">
            <text:p>31,84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2506" calcext:value-type="percentage">
            <text:p>25,06%</text:p>
          </table:table-cell>
          <table:table-cell office:value-type="percentage" office:value="0.5789" calcext:value-type="percentage">
            <text:p>57,89%</text:p>
          </table:table-cell>
          <table:table-cell office:value-type="percentage" office:value="0.4342" calcext:value-type="percentage">
            <text:p>43,42%</text:p>
          </table:table-cell>
          <table:table-cell office:value-type="percentage" office:value="0.4316" calcext:value-type="percentage">
            <text:p>43,16%</text:p>
          </table:table-cell>
          <table:table-cell office:value-type="percentage" office:value="0.3105" calcext:value-type="percentage">
            <text:p>31,05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80_4</text:p>
          </table:table-cell>
          <table:table-cell office:value-type="percentage" office:value="0.1842" calcext:value-type="percentage">
            <text:p>18,42%</text:p>
          </table:table-cell>
          <table:table-cell office:value-type="percentage" office:value="0.1711" calcext:value-type="percentage">
            <text:p>17,11%</text:p>
          </table:table-cell>
          <table:table-cell office:value-type="percentage" office:value="0.1707" calcext:value-type="percentage">
            <text:p>17,07%</text:p>
          </table:table-cell>
          <table:table-cell office:value-type="percentage" office:value="0.7921" calcext:value-type="percentage">
            <text:p>79,21%</text:p>
          </table:table-cell>
          <table:table-cell office:value-type="percentage" office:value="0.5671" calcext:value-type="percentage">
            <text:p>56,71%</text:p>
          </table:table-cell>
          <table:table-cell office:value-type="percentage" office:value="0.5105" calcext:value-type="percentage">
            <text:p>51,05%</text:p>
          </table:table-cell>
          <table:table-cell office:value-type="percentage" office:value="0.2697" calcext:value-type="percentage">
            <text:p>26,97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80_5</text:p>
          </table:table-cell>
          <table:table-cell office:value-type="percentage" office:value="0.3079" calcext:value-type="percentage">
            <text:p>30,79%</text:p>
          </table:table-cell>
          <table:table-cell office:value-type="percentage" office:value="0.2895" calcext:value-type="percentage">
            <text:p>28,95%</text:p>
          </table:table-cell>
          <table:table-cell office:value-type="percentage" office:value="0.2884" calcext:value-type="percentage">
            <text:p>28,84%</text:p>
          </table:table-cell>
          <table:table-cell office:value-type="percentage" office:value="0.6592" calcext:value-type="percentage">
            <text:p>65,92%</text:p>
          </table:table-cell>
          <table:table-cell office:value-type="percentage" office:value="0.4816" calcext:value-type="percentage">
            <text:p>48,16%</text:p>
          </table:table-cell>
          <table:table-cell office:value-type="percentage" office:value="0.4671" calcext:value-type="percentage">
            <text:p>46,71%</text:p>
          </table:table-cell>
          <table:table-cell office:value-type="percentage" office:value="0.3382" calcext:value-type="percentage">
            <text:p>33,82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80_6</text:p>
          </table:table-cell>
          <table:table-cell office:value-type="percentage" office:value="0.2539" calcext:value-type="percentage">
            <text:p>25,39%</text:p>
          </table:table-cell>
          <table:table-cell office:value-type="percentage" office:value="0.1961" calcext:value-type="percentage">
            <text:p>19,61%</text:p>
          </table:table-cell>
          <table:table-cell office:value-type="percentage" office:value="0.1861" calcext:value-type="percentage">
            <text:p>18,61%</text:p>
          </table:table-cell>
          <table:table-cell office:value-type="percentage" office:value="0.7711" calcext:value-type="percentage">
            <text:p>77,11%</text:p>
          </table:table-cell>
          <table:table-cell office:value-type="percentage" office:value="0.4895" calcext:value-type="percentage">
            <text:p>48,95%</text:p>
          </table:table-cell>
          <table:table-cell office:value-type="percentage" office:value="0.3868" calcext:value-type="percentage">
            <text:p>38,68%</text:p>
          </table:table-cell>
          <table:table-cell office:value-type="percentage" office:value="0.2645" calcext:value-type="percentage">
            <text:p>26,45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80_7</text:p>
          </table:table-cell>
          <table:table-cell office:value-type="percentage" office:value="0.2539" calcext:value-type="percentage">
            <text:p>25,39%</text:p>
          </table:table-cell>
          <table:table-cell office:value-type="percentage" office:value="0.3355" calcext:value-type="percentage">
            <text:p>33,55%</text:p>
          </table:table-cell>
          <table:table-cell office:value-type="percentage" office:value="0.4578" calcext:value-type="percentage">
            <text:p>45,78%</text:p>
          </table:table-cell>
          <table:table-cell office:value-type="percentage" office:value="0.6763" calcext:value-type="percentage">
            <text:p>67,63%</text:p>
          </table:table-cell>
          <table:table-cell office:value-type="percentage" office:value="0.4895" calcext:value-type="percentage">
            <text:p>48,95%</text:p>
          </table:table-cell>
          <table:table-cell office:value-type="percentage" office:value="0.4987" calcext:value-type="percentage">
            <text:p>49,87%</text:p>
          </table:table-cell>
          <table:table-cell office:value-type="percentage" office:value="0.2487" calcext:value-type="percentage">
            <text:p>24,87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80_8</text:p>
          </table:table-cell>
          <table:table-cell office:value-type="percentage" office:value="0.3145" calcext:value-type="percentage">
            <text:p>31,45%</text:p>
          </table:table-cell>
          <table:table-cell office:value-type="percentage" office:value="0.1974" calcext:value-type="percentage">
            <text:p>19,74%</text:p>
          </table:table-cell>
          <table:table-cell office:value-type="percentage" office:value="0.3442" calcext:value-type="percentage">
            <text:p>34,42%</text:p>
          </table:table-cell>
          <table:table-cell office:value-type="percentage" office:value="0.6421" calcext:value-type="percentage">
            <text:p>64,21%</text:p>
          </table:table-cell>
          <table:table-cell office:value-type="percentage" office:value="0.3697" calcext:value-type="percentage">
            <text:p>36,97%</text:p>
          </table:table-cell>
          <table:table-cell office:value-type="percentage" office:value="0.4158" calcext:value-type="percentage">
            <text:p>41,58%</text:p>
          </table:table-cell>
          <table:table-cell office:value-type="percentage" office:value="0.2184" calcext:value-type="percentage">
            <text:p>21,84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80_9</text:p>
          </table:table-cell>
          <table:table-cell office:value-type="percentage" office:value="0.3803" calcext:value-type="percentage">
            <text:p>38,03%</text:p>
          </table:table-cell>
          <table:table-cell office:value-type="percentage" office:value="0.2908" calcext:value-type="percentage">
            <text:p>29,08%</text:p>
          </table:table-cell>
          <table:table-cell office:value-type="percentage" office:value="0.2995" calcext:value-type="percentage">
            <text:p>29,95%</text:p>
          </table:table-cell>
          <table:table-cell office:value-type="percentage" office:value="0.5961" calcext:value-type="percentage">
            <text:p>59,61%</text:p>
          </table:table-cell>
          <table:table-cell office:value-type="percentage" office:value="0.4908" calcext:value-type="percentage">
            <text:p>49,08%</text:p>
          </table:table-cell>
          <table:table-cell office:value-type="percentage" office:value="0.5553" calcext:value-type="percentage">
            <text:p>55,53%</text:p>
          </table:table-cell>
          <table:table-cell office:value-type="percentage" office:value="0.2961" calcext:value-type="percentage">
            <text:p>29,61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80_10</text:p>
          </table:table-cell>
          <table:table-cell office:value-type="percentage" office:value="0.3079" calcext:value-type="percentage">
            <text:p>30,79%</text:p>
          </table:table-cell>
          <table:table-cell office:value-type="percentage" office:value="0.2263" calcext:value-type="percentage">
            <text:p>22,63%</text:p>
          </table:table-cell>
          <table:table-cell office:value-type="percentage" office:value="0.4336" calcext:value-type="percentage">
            <text:p>43,36%</text:p>
          </table:table-cell>
          <table:table-cell office:value-type="percentage" office:value="0.6513" calcext:value-type="percentage">
            <text:p>65,13%</text:p>
          </table:table-cell>
          <table:table-cell office:value-type="percentage" office:value="0.4355" calcext:value-type="percentage">
            <text:p>43,55%</text:p>
          </table:table-cell>
          <table:table-cell office:value-type="percentage" office:value="0.4289" calcext:value-type="percentage">
            <text:p>42,89%</text:p>
          </table:table-cell>
          <table:table-cell office:value-type="percentage" office:value="0.2487" calcext:value-type="percentage">
            <text:p>24,87%</text:p>
          </table:table-cell>
          <table:table-cell table:number-columns-repeated="9"/>
        </table:table-row>
        <table:table-row table:style-name="ro1">
          <table:table-cell table:style-name="ce2"/>
          <table:table-cell table:style-name="ce2" table:formula="of:=AVERAGE([.B28:.B37])" office:value-type="percentage" office:value="0.28895" calcext:value-type="percentage">
            <text:p>28,90%</text:p>
          </table:table-cell>
          <table:table-cell table:style-name="ce2" table:formula="of:=AVERAGE([.C28:.C37])" office:value-type="percentage" office:value="0.22738" calcext:value-type="percentage">
            <text:p>22,74%</text:p>
          </table:table-cell>
          <table:table-cell table:style-name="ce2" table:formula="of:=AVERAGE([.D28:.D37])" office:value-type="percentage" office:value="0.27692" calcext:value-type="percentage">
            <text:p>27,69%</text:p>
          </table:table-cell>
          <table:table-cell table:style-name="ce2" table:formula="of:=AVERAGE([.E28:.E37])" office:value-type="percentage" office:value="0.67224" calcext:value-type="percentage">
            <text:p>67,22%</text:p>
          </table:table-cell>
          <table:table-cell table:style-name="ce2" table:formula="of:=AVERAGE([.F28:.F37])" office:value-type="percentage" office:value="0.46013" calcext:value-type="percentage">
            <text:p>46,01%</text:p>
          </table:table-cell>
          <table:table-cell table:style-name="ce2" table:formula="of:=AVERAGE([.G28:.G37])" office:value-type="percentage" office:value="0.45592" calcext:value-type="percentage">
            <text:p>45,59%</text:p>
          </table:table-cell>
          <table:table-cell table:style-name="ce2" table:formula="of:=AVERAGE([.H28:.H37])" office:value-type="percentage" office:value="0.27067" calcext:value-type="percentage">
            <text:p>27,07%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BFGS</text:p>
          </table:table-cell>
          <table:table-cell table:style-name="ce2" office:value-type="string" calcext:value-type="string">
            <text:p>FC2GEN</text:p>
          </table:table-cell>
          <table:table-cell table:style-name="ce2" office:value-type="string" calcext:value-type="string">
            <text:p>FC2</text:p>
          </table:table-cell>
          <table:table-cell table:style-name="ce2" office:value-type="string" calcext:value-type="string">
            <text:p>SVM</text:p>
          </table:table-cell>
          <table:table-cell table:style-name="ce2" office:value-type="string" calcext:value-type="string">
            <text:p>GEN</text:p>
          </table:table-cell>
          <table:table-cell table:style-name="ce2" office:value-type="string" calcext:value-type="string">
            <text:p>IPSO</text:p>
          </table:table-cell>
          <table:table-cell table:style-name="ce2" office:value-type="string" calcext:value-type="string">
            <text:p>NN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85_1</text:p>
          </table:table-cell>
          <table:table-cell office:value-type="percentage" office:value="0.219" calcext:value-type="percentage">
            <text:p>21,90%</text:p>
          </table:table-cell>
          <table:table-cell office:value-type="percentage" office:value="0.3397" calcext:value-type="percentage">
            <text:p>33,97%</text:p>
          </table:table-cell>
          <table:table-cell office:value-type="percentage" office:value="0.1747" calcext:value-type="percentage">
            <text:p>17,47%</text:p>
          </table:table-cell>
          <table:table-cell office:value-type="percentage" office:value="0.7714" calcext:value-type="percentage">
            <text:p>77,14%</text:p>
          </table:table-cell>
          <table:table-cell office:value-type="percentage" office:value="0.5556" calcext:value-type="percentage">
            <text:p>55,56%</text:p>
          </table:table-cell>
          <table:table-cell office:value-type="percentage" office:value="0.5524" calcext:value-type="percentage">
            <text:p>55,24%</text:p>
          </table:table-cell>
          <table:table-cell office:value-type="percentage" office:value="0.2921" calcext:value-type="percentage">
            <text:p>29,21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85_2</text:p>
          </table:table-cell>
          <table:table-cell office:value-type="percentage" office:value="0.227" calcext:value-type="percentage">
            <text:p>22,70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683" calcext:value-type="percentage">
            <text:p>36,83%</text:p>
          </table:table-cell>
          <table:table-cell office:value-type="percentage" office:value="0.6889" calcext:value-type="percentage">
            <text:p>68,89%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5079" calcext:value-type="percentage">
            <text:p>50,79%</text:p>
          </table:table-cell>
          <table:table-cell office:value-type="percentage" office:value="0.2381" calcext:value-type="percentage">
            <text:p>23,81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85_3</text:p>
          </table:table-cell>
          <table:table-cell office:value-type="percentage" office:value="0.2508" calcext:value-type="percentage">
            <text:p>25,08%</text:p>
          </table:table-cell>
          <table:table-cell table:number-columns-repeated="2" office:value-type="percentage" office:value="0.1496" calcext:value-type="percentage">
            <text:p>14,96%</text:p>
          </table:table-cell>
          <table:table-cell office:value-type="percentage" office:value="0.7381" calcext:value-type="percentage">
            <text:p>73,81%</text:p>
          </table:table-cell>
          <table:table-cell office:value-type="percentage" office:value="0.4762" calcext:value-type="percentage">
            <text:p>47,62%</text:p>
          </table:table-cell>
          <table:table-cell office:value-type="percentage" office:value="0.4968" calcext:value-type="percentage">
            <text:p>49,68%</text:p>
          </table:table-cell>
          <table:table-cell office:value-type="percentage" office:value="0.2063" calcext:value-type="percentage">
            <text:p>20,63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85_4</text:p>
          </table:table-cell>
          <table:table-cell office:value-type="percentage" office:value="0.2079" calcext:value-type="percentage">
            <text:p>20,79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135" calcext:value-type="percentage">
            <text:p>13,50%</text:p>
          </table:table-cell>
          <table:table-cell office:value-type="percentage" office:value="0.7206" calcext:value-type="percentage">
            <text:p>72,06%</text:p>
          </table:table-cell>
          <table:table-cell office:value-type="percentage" office:value="0.5063" calcext:value-type="percentage">
            <text:p>50,63%</text:p>
          </table:table-cell>
          <table:table-cell office:value-type="percentage" office:value="0.4952" calcext:value-type="percentage">
            <text:p>49,52%</text:p>
          </table:table-cell>
          <table:table-cell office:value-type="percentage" office:value="0.2349" calcext:value-type="percentage">
            <text:p>23,49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85_5</text:p>
          </table:table-cell>
          <table:table-cell office:value-type="percentage" office:value="0.3254" calcext:value-type="percentage">
            <text:p>32,54%</text:p>
          </table:table-cell>
          <table:table-cell office:value-type="percentage" office:value="0.2857" calcext:value-type="percentage">
            <text:p>28,57%</text:p>
          </table:table-cell>
          <table:table-cell office:value-type="percentage" office:value="0.2554" calcext:value-type="percentage">
            <text:p>25,54%</text:p>
          </table:table-cell>
          <table:table-cell office:value-type="percentage" office:value="0.6524" calcext:value-type="percentage">
            <text:p>65,24%</text:p>
          </table:table-cell>
          <table:table-cell office:value-type="percentage" office:value="0.4286" calcext:value-type="percentage">
            <text:p>42,86%</text:p>
          </table:table-cell>
          <table:table-cell office:value-type="percentage" office:value="0.4952" calcext:value-type="percentage">
            <text:p>49,52%</text:p>
          </table:table-cell>
          <table:table-cell office:value-type="percentage" office:value="0.3254" calcext:value-type="percentage">
            <text:p>32,54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85_6</text:p>
          </table:table-cell>
          <table:table-cell office:value-type="percentage" office:value="0.2175" calcext:value-type="percentage">
            <text:p>21,75%</text:p>
          </table:table-cell>
          <table:table-cell office:value-type="percentage" office:value="0.1587" calcext:value-type="percentage">
            <text:p>15,87%</text:p>
          </table:table-cell>
          <table:table-cell office:value-type="percentage" office:value="0.1518" calcext:value-type="percentage">
            <text:p>15,18%</text:p>
          </table:table-cell>
          <table:table-cell office:value-type="percentage" office:value="0.7698" calcext:value-type="percentage">
            <text:p>76,98%</text:p>
          </table:table-cell>
          <table:table-cell office:value-type="percentage" office:value="0.4952" calcext:value-type="percentage">
            <text:p>49,52%</text:p>
          </table:table-cell>
          <table:table-cell office:value-type="percentage" office:value="0.4444" calcext:value-type="percentage">
            <text:p>44,44%</text:p>
          </table:table-cell>
          <table:table-cell office:value-type="percentage" office:value="0.2476" calcext:value-type="percentage">
            <text:p>24,76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85_7</text:p>
          </table:table-cell>
          <table:table-cell office:value-type="percentage" office:value="0.2302" calcext:value-type="percentage">
            <text:p>23,02%</text:p>
          </table:table-cell>
          <table:table-cell office:value-type="percentage" office:value="0.1397" calcext:value-type="percentage">
            <text:p>13,97%</text:p>
          </table:table-cell>
          <table:table-cell office:value-type="percentage" office:value="0.1271" calcext:value-type="percentage">
            <text:p>12,71%</text:p>
          </table:table-cell>
          <table:table-cell office:value-type="percentage" office:value="0.7524" calcext:value-type="percentage">
            <text:p>75,24%</text:p>
          </table:table-cell>
          <table:table-cell office:value-type="percentage" office:value="0.4825" calcext:value-type="percentage">
            <text:p>48,25%</text:p>
          </table:table-cell>
          <table:table-cell office:value-type="percentage" office:value="0.527" calcext:value-type="percentage">
            <text:p>52,70%</text:p>
          </table:table-cell>
          <table:table-cell office:value-type="percentage" office:value="0.254" calcext:value-type="percentage">
            <text:p>25,4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85_8</text:p>
          </table:table-cell>
          <table:table-cell office:value-type="percentage" office:value="0.1714" calcext:value-type="percentage">
            <text:p>17,14%</text:p>
          </table:table-cell>
          <table:table-cell office:value-type="percentage" office:value="0.0952" calcext:value-type="percentage">
            <text:p>9,52%</text:p>
          </table:table-cell>
          <table:table-cell office:value-type="percentage" office:value="0.1025" calcext:value-type="percentage">
            <text:p>10,25%</text:p>
          </table:table-cell>
          <table:table-cell office:value-type="percentage" office:value="0.8317" calcext:value-type="percentage">
            <text:p>83,17%</text:p>
          </table:table-cell>
          <table:table-cell office:value-type="percentage" office:value="0.5127" calcext:value-type="percentage">
            <text:p>51,27%</text:p>
          </table:table-cell>
          <table:table-cell office:value-type="percentage" office:value="0.4825" calcext:value-type="percentage">
            <text:p>48,25%</text:p>
          </table:table-cell>
          <table:table-cell office:value-type="percentage" office:value="0.2333" calcext:value-type="percentage">
            <text:p>23,33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85_9</text:p>
          </table:table-cell>
          <table:table-cell office:value-type="percentage" office:value="0.2048" calcext:value-type="percentage">
            <text:p>20,48%</text:p>
          </table:table-cell>
          <table:table-cell office:value-type="percentage" office:value="0.1496" calcext:value-type="percentage">
            <text:p>14,96%</text:p>
          </table:table-cell>
          <table:table-cell office:value-type="percentage" office:value="0.2995" calcext:value-type="percentage">
            <text:p>29,95%</text:p>
          </table:table-cell>
          <table:table-cell office:value-type="percentage" office:value="0.8222" calcext:value-type="percentage">
            <text:p>82,22%</text:p>
          </table:table-cell>
          <table:table-cell office:value-type="percentage" office:value="0.5302" calcext:value-type="percentage">
            <text:p>53,02%</text:p>
          </table:table-cell>
          <table:table-cell office:value-type="percentage" office:value="0.5048" calcext:value-type="percentage">
            <text:p>50,48%</text:p>
          </table:table-cell>
          <table:table-cell office:value-type="percentage" office:value="0.2206" calcext:value-type="percentage">
            <text:p>22,06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85_10</text:p>
          </table:table-cell>
          <table:table-cell office:value-type="percentage" office:value="0.2222" calcext:value-type="percentage">
            <text:p>22,22%</text:p>
          </table:table-cell>
          <table:table-cell office:value-type="percentage" office:value="0.2016" calcext:value-type="percentage">
            <text:p>20,16%</text:p>
          </table:table-cell>
          <table:table-cell office:value-type="percentage" office:value="0.1905" calcext:value-type="percentage">
            <text:p>19,05%</text:p>
          </table:table-cell>
          <table:table-cell office:value-type="percentage" office:value="0.6937" calcext:value-type="percentage">
            <text:p>69,37%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5571" calcext:value-type="percentage">
            <text:p>55,71%</text:p>
          </table:table-cell>
          <table:table-cell office:value-type="percentage" office:value="0.1921" calcext:value-type="percentage">
            <text:p>19,21%</text:p>
          </table:table-cell>
          <table:table-cell table:number-columns-repeated="9"/>
        </table:table-row>
        <table:table-row table:style-name="ro1">
          <table:table-cell table:style-name="ce2"/>
          <table:table-cell table:style-name="ce2" table:formula="of:=AVERAGE([.B41:.B50])" office:value-type="percentage" office:value="0.22762" calcext:value-type="percentage">
            <text:p>22,76%</text:p>
          </table:table-cell>
          <table:table-cell table:style-name="ce2" table:formula="of:=AVERAGE([.C41:.C50])" office:value-type="percentage" office:value="0.1996" calcext:value-type="percentage">
            <text:p>19,96%</text:p>
          </table:table-cell>
          <table:table-cell table:style-name="ce2" table:formula="of:=AVERAGE([.D41:.D50])" office:value-type="percentage" office:value="0.19544" calcext:value-type="percentage">
            <text:p>19,54%</text:p>
          </table:table-cell>
          <table:table-cell table:style-name="ce2" table:formula="of:=AVERAGE([.E41:.E50])" office:value-type="percentage" office:value="0.74412" calcext:value-type="percentage">
            <text:p>74,41%</text:p>
          </table:table-cell>
          <table:table-cell table:style-name="ce2" table:formula="of:=AVERAGE([.F41:.F50])" office:value-type="percentage" office:value="0.50539" calcext:value-type="percentage">
            <text:p>50,54%</text:p>
          </table:table-cell>
          <table:table-cell table:style-name="ce2" table:formula="of:=AVERAGE([.G41:.G50])" office:value-type="percentage" office:value="0.50633" calcext:value-type="percentage">
            <text:p>50,63%</text:p>
          </table:table-cell>
          <table:table-cell table:style-name="ce2" table:formula="of:=AVERAGE([.H41:.H50])" office:value-type="percentage" office:value="0.24444" calcext:value-type="percentage">
            <text:p>24,44%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BFGS</text:p>
          </table:table-cell>
          <table:table-cell table:style-name="ce2" office:value-type="string" calcext:value-type="string">
            <text:p>FC2GEN</text:p>
          </table:table-cell>
          <table:table-cell table:style-name="ce2" office:value-type="string" calcext:value-type="string">
            <text:p>FC2</text:p>
          </table:table-cell>
          <table:table-cell table:style-name="ce2" office:value-type="string" calcext:value-type="string">
            <text:p>SVM</text:p>
          </table:table-cell>
          <table:table-cell table:style-name="ce2" office:value-type="string" calcext:value-type="string">
            <text:p>GEN</text:p>
          </table:table-cell>
          <table:table-cell table:style-name="ce2" office:value-type="string" calcext:value-type="string">
            <text:p>IPSO</text:p>
          </table:table-cell>
          <table:table-cell table:style-name="ce2" office:value-type="string" calcext:value-type="string">
            <text:p>NN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90_1</text:p>
          </table:table-cell>
          <table:table-cell office:value-type="percentage" office:value="0.2176" calcext:value-type="percentage">
            <text:p>21,76%</text:p>
          </table:table-cell>
          <table:table-cell office:value-type="percentage" office:value="0.1471" calcext:value-type="percentage">
            <text:p>14,71%</text:p>
          </table:table-cell>
          <table:table-cell office:value-type="percentage" office:value="0.1393" calcext:value-type="percentage">
            <text:p>13,93%</text:p>
          </table:table-cell>
          <table:table-cell office:value-type="percentage" office:value="0.1725" calcext:value-type="percentage">
            <text:p>17,25%</text:p>
          </table:table-cell>
          <table:table-cell office:value-type="percentage" office:value="0.3578" calcext:value-type="percentage">
            <text:p>35,78%</text:p>
          </table:table-cell>
          <table:table-cell office:value-type="percentage" office:value="0.2725" calcext:value-type="percentage">
            <text:p>27,25%</text:p>
          </table:table-cell>
          <table:table-cell office:value-type="percentage" office:value="0.2284" calcext:value-type="percentage">
            <text:p>22,84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90_2</text:p>
          </table:table-cell>
          <table:table-cell office:value-type="percentage" office:value="0.1471" calcext:value-type="percentage">
            <text:p>14,71%</text:p>
          </table:table-cell>
          <table:table-cell office:value-type="percentage" office:value="0.0683" calcext:value-type="percentage">
            <text:p>6,83%</text:p>
          </table:table-cell>
          <table:table-cell office:value-type="percentage" office:value="0.079" calcext:value-type="percentage">
            <text:p>7,90%</text:p>
          </table:table-cell>
          <table:table-cell office:value-type="percentage" office:value="0.101" calcext:value-type="percentage">
            <text:p>10,10%</text:p>
          </table:table-cell>
          <table:table-cell office:value-type="percentage" office:value="0.4127" calcext:value-type="percentage">
            <text:p>41,27%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2284" calcext:value-type="percentage">
            <text:p>22,84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90_3</text:p>
          </table:table-cell>
          <table:table-cell office:value-type="percentage" office:value="0.1735" calcext:value-type="percentage">
            <text:p>17,35%</text:p>
          </table:table-cell>
          <table:table-cell office:value-type="percentage" office:value="0.1706" calcext:value-type="percentage">
            <text:p>17,06%</text:p>
          </table:table-cell>
          <table:table-cell office:value-type="percentage" office:value="0.1653" calcext:value-type="percentage">
            <text:p>16,53%</text:p>
          </table:table-cell>
          <table:table-cell office:value-type="percentage" office:value="0.1343" calcext:value-type="percentage">
            <text:p>13,43%</text:p>
          </table:table-cell>
          <table:table-cell office:value-type="percentage" office:value="0.3873" calcext:value-type="percentage">
            <text:p>38,73%</text:p>
          </table:table-cell>
          <table:table-cell office:value-type="percentage" office:value="0.3618" calcext:value-type="percentage">
            <text:p>36,18%</text:p>
          </table:table-cell>
          <table:table-cell office:value-type="percentage" office:value="0.2637" calcext:value-type="percentage">
            <text:p>26,37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90_4</text:p>
          </table:table-cell>
          <table:table-cell office:value-type="percentage" office:value="0.1588" calcext:value-type="percentage">
            <text:p>15,88%</text:p>
          </table:table-cell>
          <table:table-cell office:value-type="percentage" office:value="0.0676" calcext:value-type="percentage">
            <text:p>6,76%</text:p>
          </table:table-cell>
          <table:table-cell office:value-type="percentage" office:value="0.0766" calcext:value-type="percentage">
            <text:p>7,66%</text:p>
          </table:table-cell>
          <table:table-cell office:value-type="percentage" office:value="0.1127" calcext:value-type="percentage">
            <text:p>11,27%</text:p>
          </table:table-cell>
          <table:table-cell office:value-type="percentage" office:value="0.3618" calcext:value-type="percentage">
            <text:p>36,18%</text:p>
          </table:table-cell>
          <table:table-cell office:value-type="percentage" office:value="0.37" calcext:value-type="percentage">
            <text:p>37,00%</text:p>
          </table:table-cell>
          <table:table-cell office:value-type="percentage" office:value="0.2343" calcext:value-type="percentage">
            <text:p>23,43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90_5</text:p>
          </table:table-cell>
          <table:table-cell office:value-type="percentage" office:value="0.1725" calcext:value-type="percentage">
            <text:p>17,25%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2048" calcext:value-type="percentage">
            <text:p>20,48%</text:p>
          </table:table-cell>
          <table:table-cell office:value-type="percentage" office:value="0.1029" calcext:value-type="percentage">
            <text:p>10,29%</text:p>
          </table:table-cell>
          <table:table-cell office:value-type="percentage" office:value="0.3529" calcext:value-type="percentage">
            <text:p>35,29%</text:p>
          </table:table-cell>
          <table:table-cell office:value-type="percentage" office:value="0.361" calcext:value-type="percentage">
            <text:p>36,10%</text:p>
          </table:table-cell>
          <table:table-cell office:value-type="percentage" office:value="0.2431" calcext:value-type="percentage">
            <text:p>24,31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90_6</text:p>
          </table:table-cell>
          <table:table-cell office:value-type="percentage" office:value="0.2255" calcext:value-type="percentage">
            <text:p>22,55%</text:p>
          </table:table-cell>
          <table:table-cell office:value-type="percentage" office:value="0.1569" calcext:value-type="percentage">
            <text:p>15,69%</text:p>
          </table:table-cell>
          <table:table-cell office:value-type="percentage" office:value="0.1579" calcext:value-type="percentage">
            <text:p>15,79%</text:p>
          </table:table-cell>
          <table:table-cell office:value-type="percentage" office:value="0.2029" calcext:value-type="percentage">
            <text:p>20,29%</text:p>
          </table:table-cell>
          <table:table-cell office:value-type="percentage" office:value="0.4314" calcext:value-type="percentage">
            <text:p>43,14%</text:p>
          </table:table-cell>
          <table:table-cell office:value-type="percentage" office:value="0.3912" calcext:value-type="percentage">
            <text:p>39,12%</text:p>
          </table:table-cell>
          <table:table-cell office:value-type="percentage" office:value="0.2745" calcext:value-type="percentage">
            <text:p>27,45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90_7</text:p>
          </table:table-cell>
          <table:table-cell office:value-type="percentage" office:value="0.1618" calcext:value-type="percentage">
            <text:p>16,18%</text:p>
          </table:table-cell>
          <table:table-cell office:value-type="percentage" office:value="0.1314" calcext:value-type="percentage">
            <text:p>13,14%</text:p>
          </table:table-cell>
          <table:table-cell office:value-type="percentage" office:value="0.1543" calcext:value-type="percentage">
            <text:p>15,43%</text:p>
          </table:table-cell>
          <table:table-cell office:value-type="percentage" office:value="0.1392" calcext:value-type="percentage">
            <text:p>13,92%</text:p>
          </table:table-cell>
          <table:table-cell office:value-type="percentage" office:value="0.402" calcext:value-type="percentage">
            <text:p>40,20%</text:p>
          </table:table-cell>
          <table:table-cell office:value-type="percentage" office:value="0.2657" calcext:value-type="percentage">
            <text:p>26,57%</text:p>
          </table:table-cell>
          <table:table-cell office:value-type="percentage" office:value="0.249" calcext:value-type="percentage">
            <text:p>24,9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90_8</text:p>
          </table:table-cell>
          <table:table-cell office:value-type="percentage" office:value="0.2373" calcext:value-type="percentage">
            <text:p>23,73%</text:p>
          </table:table-cell>
          <table:table-cell office:value-type="percentage" office:value="0.1373" calcext:value-type="percentage">
            <text:p>13,73%</text:p>
          </table:table-cell>
          <table:table-cell office:value-type="percentage" office:value="0.1392" calcext:value-type="percentage">
            <text:p>13,92%</text:p>
          </table:table-cell>
          <table:table-cell office:value-type="percentage" office:value="0.1725" calcext:value-type="percentage">
            <text:p>17,25%</text:p>
          </table:table-cell>
          <table:table-cell office:value-type="percentage" office:value="0.4676" calcext:value-type="percentage">
            <text:p>46,76%</text:p>
          </table:table-cell>
          <table:table-cell office:value-type="percentage" office:value="0.5402" calcext:value-type="percentage">
            <text:p>54,02%</text:p>
          </table:table-cell>
          <table:table-cell office:value-type="percentage" office:value="0.2059" calcext:value-type="percentage">
            <text:p>20,59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90_9</text:p>
          </table:table-cell>
          <table:table-cell office:value-type="percentage" office:value="0.2324" calcext:value-type="percentage">
            <text:p>23,24%</text:p>
          </table:table-cell>
          <table:table-cell office:value-type="percentage" office:value="0.1402" calcext:value-type="percentage">
            <text:p>14,02%</text:p>
          </table:table-cell>
          <table:table-cell office:value-type="percentage" office:value="0.137" calcext:value-type="percentage">
            <text:p>13,70%</text:p>
          </table:table-cell>
          <table:table-cell office:value-type="percentage" office:value="0.1725" calcext:value-type="percentage">
            <text:p>17,25%</text:p>
          </table:table-cell>
          <table:table-cell office:value-type="percentage" office:value="0.3588" calcext:value-type="percentage">
            <text:p>35,88%</text:p>
          </table:table-cell>
          <table:table-cell office:value-type="percentage" office:value="0.4039" calcext:value-type="percentage">
            <text:p>40,39%</text:p>
          </table:table-cell>
          <table:table-cell office:value-type="percentage" office:value="0.1775" calcext:value-type="percentage">
            <text:p>17,75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90_10</text:p>
          </table:table-cell>
          <table:table-cell office:value-type="percentage" office:value="0.1373" calcext:value-type="percentage">
            <text:p>13,73%</text:p>
          </table:table-cell>
          <table:table-cell office:value-type="percentage" office:value="0.1069" calcext:value-type="percentage">
            <text:p>10,69%</text:p>
          </table:table-cell>
          <table:table-cell office:value-type="percentage" office:value="0.0962" calcext:value-type="percentage">
            <text:p>9,62%</text:p>
          </table:table-cell>
          <table:table-cell office:value-type="percentage" office:value="0.1196" calcext:value-type="percentage">
            <text:p>11,96%</text:p>
          </table:table-cell>
          <table:table-cell office:value-type="percentage" office:value="0.4657" calcext:value-type="percentage">
            <text:p>46,57%</text:p>
          </table:table-cell>
          <table:table-cell office:value-type="percentage" office:value="0.4549" calcext:value-type="percentage">
            <text:p>45,49%</text:p>
          </table:table-cell>
          <table:table-cell office:value-type="percentage" office:value="0.1676" calcext:value-type="percentage">
            <text:p>16,76%</text:p>
          </table:table-cell>
          <table:table-cell table:number-columns-repeated="9"/>
        </table:table-row>
        <table:table-row table:style-name="ro1">
          <table:table-cell table:style-name="ce2"/>
          <table:table-cell table:style-name="ce2" table:formula="of:=AVERAGE([.B53:.B62])" office:value-type="percentage" office:value="0.18638" calcext:value-type="percentage">
            <text:p>18,64%</text:p>
          </table:table-cell>
          <table:table-cell table:style-name="ce2" table:formula="of:=AVERAGE([.C53:.C62])" office:value-type="percentage" office:value="0.14096" calcext:value-type="percentage">
            <text:p>14,10%</text:p>
          </table:table-cell>
          <table:table-cell table:style-name="ce2" table:formula="of:=AVERAGE([.D53:.D62])" office:value-type="percentage" office:value="0.13496" calcext:value-type="percentage">
            <text:p>13,50%</text:p>
          </table:table-cell>
          <table:table-cell table:style-name="ce2" table:formula="of:=AVERAGE([.E53:.E62])" office:value-type="percentage" office:value="0.14301" calcext:value-type="percentage">
            <text:p>14,30%</text:p>
          </table:table-cell>
          <table:table-cell table:style-name="ce2" table:formula="of:=AVERAGE([.F53:.F62])" office:value-type="percentage" office:value="0.3998" calcext:value-type="percentage">
            <text:p>39,98%</text:p>
          </table:table-cell>
          <table:table-cell table:style-name="ce2" table:formula="of:=AVERAGE([.G53:.G62])" office:value-type="percentage" office:value="0.38212" calcext:value-type="percentage">
            <text:p>38,21%</text:p>
          </table:table-cell>
          <table:table-cell table:style-name="ce2" table:formula="of:=AVERAGE([.H53:.H62])" office:value-type="percentage" office:value="0.22724" calcext:value-type="percentage">
            <text:p>22,72%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BFGS</text:p>
          </table:table-cell>
          <table:table-cell table:style-name="ce2" office:value-type="string" calcext:value-type="string">
            <text:p>FC2GEN</text:p>
          </table:table-cell>
          <table:table-cell table:style-name="ce2" office:value-type="string" calcext:value-type="string">
            <text:p>FC2</text:p>
          </table:table-cell>
          <table:table-cell table:style-name="ce2" office:value-type="string" calcext:value-type="string">
            <text:p>SVM</text:p>
          </table:table-cell>
          <table:table-cell table:style-name="ce2" office:value-type="string" calcext:value-type="string">
            <text:p>GEN</text:p>
          </table:table-cell>
          <table:table-cell table:style-name="ce2" office:value-type="string" calcext:value-type="string">
            <text:p>IPSO</text:p>
          </table:table-cell>
          <table:table-cell table:style-name="ce2" office:value-type="string" calcext:value-type="string">
            <text:p>NN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95_1</text:p>
          </table:table-cell>
          <table:table-cell office:value-type="percentage" office:value="0.1849" calcext:value-type="percentage">
            <text:p>18,49%</text:p>
          </table:table-cell>
          <table:table-cell office:value-type="percentage" office:value="0.0961" calcext:value-type="percentage">
            <text:p>9,61%</text:p>
          </table:table-cell>
          <table:table-cell office:value-type="percentage" office:value="0.1087" calcext:value-type="percentage">
            <text:p>10,87%</text:p>
          </table:table-cell>
          <table:table-cell office:value-type="percentage" office:value="0.1173" calcext:value-type="percentage">
            <text:p>11,73%</text:p>
          </table:table-cell>
          <table:table-cell office:value-type="percentage" office:value="0.3951" calcext:value-type="percentage">
            <text:p>39,51%</text:p>
          </table:table-cell>
          <table:table-cell office:value-type="percentage" office:value="0.3352" calcext:value-type="percentage">
            <text:p>33,52%</text:p>
          </table:table-cell>
          <table:table-cell office:value-type="percentage" office:value="0.2564" calcext:value-type="percentage">
            <text:p>25,64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95_2</text:p>
          </table:table-cell>
          <table:table-cell office:value-type="percentage" office:value="0.1939" calcext:value-type="percentage">
            <text:p>19,39%</text:p>
          </table:table-cell>
          <table:table-cell office:value-type="percentage" office:value="0.1017" calcext:value-type="percentage">
            <text:p>10,17%</text:p>
          </table:table-cell>
          <table:table-cell office:value-type="percentage" office:value="0.0956" calcext:value-type="percentage">
            <text:p>9,56%</text:p>
          </table:table-cell>
          <table:table-cell office:value-type="percentage" office:value="0.1363" calcext:value-type="percentage">
            <text:p>13,63%</text:p>
          </table:table-cell>
          <table:table-cell office:value-type="percentage" office:value="0.4089" calcext:value-type="percentage">
            <text:p>40,89%</text:p>
          </table:table-cell>
          <table:table-cell office:value-type="percentage" office:value="0.3615" calcext:value-type="percentage">
            <text:p>36,15%</text:p>
          </table:table-cell>
          <table:table-cell office:value-type="percentage" office:value="0.2106" calcext:value-type="percentage">
            <text:p>21,06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95_3</text:p>
          </table:table-cell>
          <table:table-cell office:value-type="percentage" office:value="0.2084" calcext:value-type="percentage">
            <text:p>20,84%</text:p>
          </table:table-cell>
          <table:table-cell office:value-type="percentage" office:value="0.1363" calcext:value-type="percentage">
            <text:p>13,63%</text:p>
          </table:table-cell>
          <table:table-cell office:value-type="percentage" office:value="0.1296" calcext:value-type="percentage">
            <text:p>12,96%</text:p>
          </table:table-cell>
          <table:table-cell office:value-type="percentage" office:value="0.1531" calcext:value-type="percentage">
            <text:p>15,31%</text:p>
          </table:table-cell>
          <table:table-cell office:value-type="percentage" office:value="0.3715" calcext:value-type="percentage">
            <text:p>37,15%</text:p>
          </table:table-cell>
          <table:table-cell office:value-type="percentage" office:value="0.3145" calcext:value-type="percentage">
            <text:p>31,45%</text:p>
          </table:table-cell>
          <table:table-cell office:value-type="percentage" office:value="0.2447" calcext:value-type="percentage">
            <text:p>24,47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95_4</text:p>
          </table:table-cell>
          <table:table-cell office:value-type="percentage" office:value="0.1765" calcext:value-type="percentage">
            <text:p>17,65%</text:p>
          </table:table-cell>
          <table:table-cell table:number-columns-repeated="2" office:value-type="percentage" office:value="0.0726" calcext:value-type="percentage">
            <text:p>7,26%</text:p>
          </table:table-cell>
          <table:table-cell office:value-type="percentage" office:value="0.1408" calcext:value-type="percentage">
            <text:p>14,08%</text:p>
          </table:table-cell>
          <table:table-cell office:value-type="percentage" office:value="0.3447" calcext:value-type="percentage">
            <text:p>34,47%</text:p>
          </table:table-cell>
          <table:table-cell office:value-type="percentage" office:value="0.257" calcext:value-type="percentage">
            <text:p>25,70%</text:p>
          </table:table-cell>
          <table:table-cell office:value-type="percentage" office:value="0.2084" calcext:value-type="percentage">
            <text:p>20,84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95_5</text:p>
          </table:table-cell>
          <table:table-cell office:value-type="percentage" office:value="0.2073" calcext:value-type="percentage">
            <text:p>20,73%</text:p>
          </table:table-cell>
          <table:table-cell office:value-type="percentage" office:value="0.133" calcext:value-type="percentage">
            <text:p>13,30%</text:p>
          </table:table-cell>
          <table:table-cell office:value-type="percentage" office:value="0.1333" calcext:value-type="percentage">
            <text:p>13,33%</text:p>
          </table:table-cell>
          <table:table-cell office:value-type="string" calcext:value-type="string">
            <text:p>x</text:p>
          </table:table-cell>
          <table:table-cell office:value-type="percentage" office:value="0.4089" calcext:value-type="percentage">
            <text:p>40,89%</text:p>
          </table:table-cell>
          <table:table-cell office:value-type="percentage" office:value="0.3369" calcext:value-type="percentage">
            <text:p>33,69%</text:p>
          </table:table-cell>
          <table:table-cell office:value-type="percentage" office:value="0.2056" calcext:value-type="percentage">
            <text:p>20,56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95_6</text:p>
          </table:table-cell>
          <table:table-cell office:value-type="percentage" office:value="0.186" calcext:value-type="percentage">
            <text:p>18,60%</text:p>
          </table:table-cell>
          <table:table-cell office:value-type="percentage" office:value="0.0838" calcext:value-type="percentage">
            <text:p>8,38%</text:p>
          </table:table-cell>
          <table:table-cell office:value-type="percentage" office:value="0.0849" calcext:value-type="percentage">
            <text:p>8,49%</text:p>
          </table:table-cell>
          <table:table-cell office:value-type="percentage" office:value="0.1134" calcext:value-type="percentage">
            <text:p>11,34%</text:p>
          </table:table-cell>
          <table:table-cell office:value-type="percentage" office:value="0.3508" calcext:value-type="percentage">
            <text:p>35,08%</text:p>
          </table:table-cell>
          <table:table-cell office:value-type="percentage" office:value="0.2832" calcext:value-type="percentage">
            <text:p>28,32%</text:p>
          </table:table-cell>
          <table:table-cell office:value-type="percentage" office:value="0.157" calcext:value-type="percentage">
            <text:p>15,7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95_7</text:p>
          </table:table-cell>
          <table:table-cell office:value-type="percentage" office:value="0.2045" calcext:value-type="percentage">
            <text:p>20,45%</text:p>
          </table:table-cell>
          <table:table-cell office:value-type="percentage" office:value="0.1045" calcext:value-type="percentage">
            <text:p>10,45%</text:p>
          </table:table-cell>
          <table:table-cell office:value-type="percentage" office:value="0.1099" calcext:value-type="percentage">
            <text:p>10,99%</text:p>
          </table:table-cell>
          <table:table-cell office:value-type="percentage" office:value="0.1324" calcext:value-type="percentage">
            <text:p>13,24%</text:p>
          </table:table-cell>
          <table:table-cell office:value-type="percentage" office:value="0.3715" calcext:value-type="percentage">
            <text:p>37,15%</text:p>
          </table:table-cell>
          <table:table-cell office:value-type="percentage" office:value="0.2564" calcext:value-type="percentage">
            <text:p>25,64%</text:p>
          </table:table-cell>
          <table:table-cell office:value-type="percentage" office:value="0.1927" calcext:value-type="percentage">
            <text:p>19,27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95_8</text:p>
          </table:table-cell>
          <table:table-cell office:value-type="percentage" office:value="0.1698" calcext:value-type="percentage">
            <text:p>16,98%</text:p>
          </table:table-cell>
          <table:table-cell office:value-type="percentage" office:value="0.0559" calcext:value-type="percentage">
            <text:p>5,59%</text:p>
          </table:table-cell>
          <table:table-cell office:value-type="percentage" office:value="0.0543" calcext:value-type="percentage">
            <text:p>5,43%</text:p>
          </table:table-cell>
          <table:table-cell office:value-type="percentage" office:value="0.1335" calcext:value-type="percentage">
            <text:p>13,35%</text:p>
          </table:table-cell>
          <table:table-cell office:value-type="percentage" office:value="0.3687" calcext:value-type="percentage">
            <text:p>36,87%</text:p>
          </table:table-cell>
          <table:table-cell office:value-type="percentage" office:value="0.452" calcext:value-type="percentage">
            <text:p>45,20%</text:p>
          </table:table-cell>
          <table:table-cell office:value-type="percentage" office:value="0.181" calcext:value-type="percentage">
            <text:p>18,1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95_9</text:p>
          </table:table-cell>
          <table:table-cell office:value-type="percentage" office:value="0.1799" calcext:value-type="percentage">
            <text:p>17,99%</text:p>
          </table:table-cell>
          <table:table-cell office:value-type="percentage" office:value="0.1676" calcext:value-type="percentage">
            <text:p>16,76%</text:p>
          </table:table-cell>
          <table:table-cell office:value-type="percentage" office:value="0.1674" calcext:value-type="percentage">
            <text:p>16,74%</text:p>
          </table:table-cell>
          <table:table-cell office:value-type="percentage" office:value="0.1246" calcext:value-type="percentage">
            <text:p>12,46%</text:p>
          </table:table-cell>
          <table:table-cell office:value-type="percentage" office:value="0.3827" calcext:value-type="percentage">
            <text:p>38,27%</text:p>
          </table:table-cell>
          <table:table-cell office:value-type="percentage" office:value="0.3151" calcext:value-type="percentage">
            <text:p>31,51%</text:p>
          </table:table-cell>
          <table:table-cell office:value-type="percentage" office:value="0.2318" calcext:value-type="percentage">
            <text:p>23,18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95_10</text:p>
          </table:table-cell>
          <table:table-cell office:value-type="percentage" office:value="0.2101" calcext:value-type="percentage">
            <text:p>21,01%</text:p>
          </table:table-cell>
          <table:table-cell office:value-type="percentage" office:value="0.138" calcext:value-type="percentage">
            <text:p>13,80%</text:p>
          </table:table-cell>
          <table:table-cell office:value-type="percentage" office:value="0.1261" calcext:value-type="percentage">
            <text:p>12,61%</text:p>
          </table:table-cell>
          <table:table-cell office:value-type="percentage" office:value="0.1615" calcext:value-type="percentage">
            <text:p>16,15%</text:p>
          </table:table-cell>
          <table:table-cell office:value-type="percentage" office:value="0.4056" calcext:value-type="percentage">
            <text:p>40,56%</text:p>
          </table:table-cell>
          <table:table-cell office:value-type="percentage" office:value="0.3101" calcext:value-type="percentage">
            <text:p>31,01%</text:p>
          </table:table-cell>
          <table:table-cell office:value-type="percentage" office:value="0.262" calcext:value-type="percentage">
            <text:p>26,20%</text:p>
          </table:table-cell>
          <table:table-cell table:number-columns-repeated="9"/>
        </table:table-row>
        <table:table-row table:style-name="ro1">
          <table:table-cell table:style-name="ce2"/>
          <table:table-cell table:style-name="ce2" table:formula="of:=AVERAGE([.B66:.B75])" office:value-type="percentage" office:value="0.19213" calcext:value-type="percentage">
            <text:p>19,21%</text:p>
          </table:table-cell>
          <table:table-cell table:style-name="ce2" table:formula="of:=AVERAGE([.C66:.C75])" office:value-type="percentage" office:value="0.10895" calcext:value-type="percentage">
            <text:p>10,90%</text:p>
          </table:table-cell>
          <table:table-cell table:style-name="ce2" table:formula="of:=AVERAGE([.D66:.D75])" office:value-type="percentage" office:value="0.10824" calcext:value-type="percentage">
            <text:p>10,82%</text:p>
          </table:table-cell>
          <table:table-cell table:style-name="ce2" table:formula="of:=AVERAGE([.E66:.E75])" office:value-type="percentage" office:value="0.134766666666667" calcext:value-type="percentage">
            <text:p>13,48%</text:p>
          </table:table-cell>
          <table:table-cell table:style-name="ce2" table:formula="of:=AVERAGE([.F66:.F75])" office:value-type="percentage" office:value="0.38084" calcext:value-type="percentage">
            <text:p>38,08%</text:p>
          </table:table-cell>
          <table:table-cell table:style-name="ce2" table:formula="of:=AVERAGE([.G66:.G75])" office:value-type="percentage" office:value="0.32219" calcext:value-type="percentage">
            <text:p>32,22%</text:p>
          </table:table-cell>
          <table:table-cell table:style-name="ce2" table:formula="of:=AVERAGE([.H66:.H75])" office:value-type="percentage" office:value="0.21502" calcext:value-type="percentage">
            <text:p>21,50%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BFGS</text:p>
          </table:table-cell>
          <table:table-cell table:style-name="ce2" office:value-type="string" calcext:value-type="string">
            <text:p>FC2GEN</text:p>
          </table:table-cell>
          <table:table-cell table:style-name="ce2" office:value-type="string" calcext:value-type="string">
            <text:p>FC2</text:p>
          </table:table-cell>
          <table:table-cell table:style-name="ce2" office:value-type="string" calcext:value-type="string">
            <text:p>SVM</text:p>
          </table:table-cell>
          <table:table-cell table:style-name="ce2" office:value-type="string" calcext:value-type="string">
            <text:p>GEN</text:p>
          </table:table-cell>
          <table:table-cell table:style-name="ce2" office:value-type="string" calcext:value-type="string">
            <text:p>IPSO</text:p>
          </table:table-cell>
          <table:table-cell table:style-name="ce2" office:value-type="string" calcext:value-type="string">
            <text:p>NN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00_1</text:p>
          </table:table-cell>
          <table:table-cell office:value-type="percentage" office:value="0.1916" calcext:value-type="percentage">
            <text:p>19,16%</text:p>
          </table:table-cell>
          <table:table-cell office:value-type="percentage" office:value="0.0617" calcext:value-type="percentage">
            <text:p>6,17%</text:p>
          </table:table-cell>
          <table:table-cell office:value-type="percentage" office:value="0.0626" calcext:value-type="percentage">
            <text:p>6,26%</text:p>
          </table:table-cell>
          <table:table-cell office:value-type="percentage" office:value="0.1062" calcext:value-type="percentage">
            <text:p>10,62%</text:p>
          </table:table-cell>
          <table:table-cell office:value-type="percentage" office:value="0.3053" calcext:value-type="percentage">
            <text:p>30,53%</text:p>
          </table:table-cell>
          <table:table-cell office:value-type="percentage" office:value="0.2093" calcext:value-type="percentage">
            <text:p>20,93%</text:p>
          </table:table-cell>
          <table:table-cell office:value-type="percentage" office:value="0.2819" calcext:value-type="percentage">
            <text:p>28,19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00_2</text:p>
          </table:table-cell>
          <table:table-cell office:value-type="percentage" office:value="0.1819" calcext:value-type="percentage">
            <text:p>18,19%</text:p>
          </table:table-cell>
          <table:table-cell office:value-type="percentage" office:value="0.0648" calcext:value-type="percentage">
            <text:p>6,48%</text:p>
          </table:table-cell>
          <table:table-cell office:value-type="percentage" office:value="0.0617" calcext:value-type="percentage">
            <text:p>6,17%</text:p>
          </table:table-cell>
          <table:table-cell office:value-type="percentage" office:value="0.0753" calcext:value-type="percentage">
            <text:p>7,53%</text:p>
          </table:table-cell>
          <table:table-cell office:value-type="percentage" office:value="0.2542" calcext:value-type="percentage">
            <text:p>25,42%</text:p>
          </table:table-cell>
          <table:table-cell office:value-type="percentage" office:value="0.3824" calcext:value-type="percentage">
            <text:p>38,24%</text:p>
          </table:table-cell>
          <table:table-cell office:value-type="percentage" office:value="0.2454" calcext:value-type="percentage">
            <text:p>24,54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00_3</text:p>
          </table:table-cell>
          <table:table-cell office:value-type="percentage" office:value="0.207" calcext:value-type="percentage">
            <text:p>20,70%</text:p>
          </table:table-cell>
          <table:table-cell table:number-columns-repeated="2" office:value-type="percentage" office:value="0.0837" calcext:value-type="percentage">
            <text:p>8,37%</text:p>
          </table:table-cell>
          <table:table-cell office:value-type="percentage" office:value="0.111" calcext:value-type="percentage">
            <text:p>11,10%</text:p>
          </table:table-cell>
          <table:table-cell office:value-type="percentage" office:value="0.3128" calcext:value-type="percentage">
            <text:p>31,28%</text:p>
          </table:table-cell>
          <table:table-cell office:value-type="percentage" office:value="0.3304" calcext:value-type="percentage">
            <text:p>33,04%</text:p>
          </table:table-cell>
          <table:table-cell office:value-type="percentage" office:value="0.2414" calcext:value-type="percentage">
            <text:p>24,14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00_4</text:p>
          </table:table-cell>
          <table:table-cell office:value-type="percentage" office:value="0.1921" calcext:value-type="percentage">
            <text:p>19,21%</text:p>
          </table:table-cell>
          <table:table-cell office:value-type="percentage" office:value="0.0665" calcext:value-type="percentage">
            <text:p>6,65%</text:p>
          </table:table-cell>
          <table:table-cell office:value-type="percentage" office:value="0.0661" calcext:value-type="percentage">
            <text:p>6,61%</text:p>
          </table:table-cell>
          <table:table-cell office:value-type="percentage" office:value="0.1233" calcext:value-type="percentage">
            <text:p>12,33%</text:p>
          </table:table-cell>
          <table:table-cell office:value-type="percentage" office:value="0.2379" calcext:value-type="percentage">
            <text:p>23,79%</text:p>
          </table:table-cell>
          <table:table-cell office:value-type="percentage" office:value="0.263" calcext:value-type="percentage">
            <text:p>26,30%</text:p>
          </table:table-cell>
          <table:table-cell office:value-type="percentage" office:value="0.2414" calcext:value-type="percentage">
            <text:p>24,14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00_5</text:p>
          </table:table-cell>
          <table:table-cell office:value-type="percentage" office:value="0.1833" calcext:value-type="percentage">
            <text:p>18,33%</text:p>
          </table:table-cell>
          <table:table-cell office:value-type="percentage" office:value="0.0573" calcext:value-type="percentage">
            <text:p>5,73%</text:p>
          </table:table-cell>
          <table:table-cell office:value-type="percentage" office:value="0.0567" calcext:value-type="percentage">
            <text:p>5,67%</text:p>
          </table:table-cell>
          <table:table-cell office:value-type="percentage" office:value="0.1044" calcext:value-type="percentage">
            <text:p>10,44%</text:p>
          </table:table-cell>
          <table:table-cell office:value-type="percentage" office:value="0.2286" calcext:value-type="percentage">
            <text:p>22,86%</text:p>
          </table:table-cell>
          <table:table-cell office:value-type="percentage" office:value="0.233" calcext:value-type="percentage">
            <text:p>23,30%</text:p>
          </table:table-cell>
          <table:table-cell office:value-type="percentage" office:value="0.2018" calcext:value-type="percentage">
            <text:p>20,18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00_6</text:p>
          </table:table-cell>
          <table:table-cell office:value-type="percentage" office:value="0.1819" calcext:value-type="percentage">
            <text:p>18,19%</text:p>
          </table:table-cell>
          <table:table-cell table:number-columns-repeated="2" office:value-type="percentage" office:value="0.0617" calcext:value-type="percentage">
            <text:p>6,17%</text:p>
          </table:table-cell>
          <table:table-cell office:value-type="percentage" office:value="0.0952" calcext:value-type="percentage">
            <text:p>9,52%</text:p>
          </table:table-cell>
          <table:table-cell office:value-type="percentage" office:value="0.2348" calcext:value-type="percentage">
            <text:p>23,48%</text:p>
          </table:table-cell>
          <table:table-cell office:value-type="percentage" office:value="0.23" calcext:value-type="percentage">
            <text:p>23,00%</text:p>
          </table:table-cell>
          <table:table-cell office:value-type="percentage" office:value="0.2079" calcext:value-type="percentage">
            <text:p>20,79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00_7</text:p>
          </table:table-cell>
          <table:table-cell office:value-type="percentage" office:value="0.2" calcext:value-type="percentage">
            <text:p>20,00%</text:p>
          </table:table-cell>
          <table:table-cell table:number-columns-repeated="2" office:value-type="percentage" office:value="0.0837" calcext:value-type="percentage">
            <text:p>8,37%</text:p>
          </table:table-cell>
          <table:table-cell office:value-type="percentage" office:value="0.1203" calcext:value-type="percentage">
            <text:p>12,03%</text:p>
          </table:table-cell>
          <table:table-cell office:value-type="percentage" office:value="0.3233" calcext:value-type="percentage">
            <text:p>32,33%</text:p>
          </table:table-cell>
          <table:table-cell office:value-type="percentage" office:value="0.3355" calcext:value-type="percentage">
            <text:p>33,55%</text:p>
          </table:table-cell>
          <table:table-cell office:value-type="percentage" office:value="0.2709" calcext:value-type="percentage">
            <text:p>27,09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00_8</text:p>
          </table:table-cell>
          <table:table-cell office:value-type="percentage" office:value="0.1974" calcext:value-type="percentage">
            <text:p>19,74%</text:p>
          </table:table-cell>
          <table:table-cell office:value-type="percentage" office:value="0.0802" calcext:value-type="percentage">
            <text:p>8,02%</text:p>
          </table:table-cell>
          <table:table-cell office:value-type="percentage" office:value="0.0793" calcext:value-type="percentage">
            <text:p>7,93%</text:p>
          </table:table-cell>
          <table:table-cell office:value-type="percentage" office:value="0.1093" calcext:value-type="percentage">
            <text:p>10,93%</text:p>
          </table:table-cell>
          <table:table-cell office:value-type="percentage" office:value="0.2727" calcext:value-type="percentage">
            <text:p>27,27%</text:p>
          </table:table-cell>
          <table:table-cell office:value-type="percentage" office:value="0.2313" calcext:value-type="percentage">
            <text:p>23,13%</text:p>
          </table:table-cell>
          <table:table-cell office:value-type="percentage" office:value="0.2317" calcext:value-type="percentage">
            <text:p>23,17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00_9</text:p>
          </table:table-cell>
          <table:table-cell office:value-type="percentage" office:value="0.167" calcext:value-type="percentage">
            <text:p>16,70%</text:p>
          </table:table-cell>
          <table:table-cell office:value-type="percentage" office:value="0.0441" calcext:value-type="percentage">
            <text:p>4,41%</text:p>
          </table:table-cell>
          <table:table-cell office:value-type="percentage" office:value="0.0454" calcext:value-type="percentage">
            <text:p>4,54%</text:p>
          </table:table-cell>
          <table:table-cell office:value-type="percentage" office:value="0.096" calcext:value-type="percentage">
            <text:p>9,60%</text:p>
          </table:table-cell>
          <table:table-cell office:value-type="percentage" office:value="0.2216" calcext:value-type="percentage">
            <text:p>22,16%</text:p>
          </table:table-cell>
          <table:table-cell office:value-type="percentage" office:value="0.2291" calcext:value-type="percentage">
            <text:p>22,91%</text:p>
          </table:table-cell>
          <table:table-cell office:value-type="percentage" office:value="0.2806" calcext:value-type="percentage">
            <text:p>28,06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00_10</text:p>
          </table:table-cell>
          <table:table-cell office:value-type="percentage" office:value="0.1758" calcext:value-type="percentage">
            <text:p>17,58%</text:p>
          </table:table-cell>
          <table:table-cell office:value-type="percentage" office:value="0.0559" calcext:value-type="percentage">
            <text:p>5,59%</text:p>
          </table:table-cell>
          <table:table-cell office:value-type="percentage" office:value="0.0511" calcext:value-type="percentage">
            <text:p>5,11%</text:p>
          </table:table-cell>
          <table:table-cell office:value-type="percentage" office:value="0.0784" calcext:value-type="percentage">
            <text:p>7,84%</text:p>
          </table:table-cell>
          <table:table-cell office:value-type="percentage" office:value="0.2789" calcext:value-type="percentage">
            <text:p>27,89%</text:p>
          </table:table-cell>
          <table:table-cell office:value-type="percentage" office:value="0.3035" calcext:value-type="percentage">
            <text:p>30,35%</text:p>
          </table:table-cell>
          <table:table-cell office:value-type="percentage" office:value="0.2559" calcext:value-type="percentage">
            <text:p>25,59%</text:p>
          </table:table-cell>
          <table:table-cell table:number-columns-repeated="9"/>
        </table:table-row>
        <table:table-row table:style-name="ro1">
          <table:table-cell table:style-name="ce2"/>
          <table:table-cell table:style-name="ce2" table:formula="of:=AVERAGE([.B78:.B87])" office:value-type="percentage" office:value="0.1878" calcext:value-type="percentage">
            <text:p>18,78%</text:p>
          </table:table-cell>
          <table:table-cell table:style-name="ce2" table:formula="of:=AVERAGE([.C78:.C87])" office:value-type="percentage" office:value="0.06596" calcext:value-type="percentage">
            <text:p>6,60%</text:p>
          </table:table-cell>
          <table:table-cell table:style-name="ce2" table:formula="of:=AVERAGE([.D78:.D87])" office:value-type="percentage" office:value="0.0652" calcext:value-type="percentage">
            <text:p>6,52%</text:p>
          </table:table-cell>
          <table:table-cell table:style-name="ce2" table:formula="of:=AVERAGE([.E78:.E87])" office:value-type="percentage" office:value="0.10194" calcext:value-type="percentage">
            <text:p>10,19%</text:p>
          </table:table-cell>
          <table:table-cell table:style-name="ce2" table:formula="of:=AVERAGE([.F78:.F87])" office:value-type="percentage" office:value="0.26701" calcext:value-type="percentage">
            <text:p>26,70%</text:p>
          </table:table-cell>
          <table:table-cell table:style-name="ce2" table:formula="of:=AVERAGE([.G78:.G87])" office:value-type="percentage" office:value="0.27475" calcext:value-type="percentage">
            <text:p>27,48%</text:p>
          </table:table-cell>
          <table:table-cell table:style-name="ce2" table:formula="of:=AVERAGE([.H78:.H87])" office:value-type="percentage" office:value="0.24589" calcext:value-type="percentage">
            <text:p>24,59%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BFGS</text:p>
          </table:table-cell>
          <table:table-cell table:style-name="ce2" office:value-type="string" calcext:value-type="string">
            <text:p>FC2GEN</text:p>
          </table:table-cell>
          <table:table-cell table:style-name="ce2" office:value-type="string" calcext:value-type="string">
            <text:p>FC2</text:p>
          </table:table-cell>
          <table:table-cell table:style-name="ce2" office:value-type="string" calcext:value-type="string">
            <text:p>SVM</text:p>
          </table:table-cell>
          <table:table-cell table:style-name="ce2" office:value-type="string" calcext:value-type="string">
            <text:p>GEN</text:p>
          </table:table-cell>
          <table:table-cell table:style-name="ce2" office:value-type="string" calcext:value-type="string">
            <text:p>IPSO</text:p>
          </table:table-cell>
          <table:table-cell table:style-name="ce2" office:value-type="string" calcext:value-type="string">
            <text:p>NN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05_1</text:p>
          </table:table-cell>
          <table:table-cell office:value-type="percentage" office:value="0.1555" calcext:value-type="percentage">
            <text:p>15,55%</text:p>
          </table:table-cell>
          <table:table-cell office:value-type="percentage" office:value="0.0402" calcext:value-type="percentage">
            <text:p>4,02%</text:p>
          </table:table-cell>
          <table:table-cell office:value-type="percentage" office:value="0.0397" calcext:value-type="percentage">
            <text:p>3,97%</text:p>
          </table:table-cell>
          <table:table-cell office:value-type="percentage" office:value="0.0626" calcext:value-type="percentage">
            <text:p>6,26%</text:p>
          </table:table-cell>
          <table:table-cell office:value-type="percentage" office:value="0.381" calcext:value-type="percentage">
            <text:p>38,10%</text:p>
          </table:table-cell>
          <table:table-cell office:value-type="percentage" office:value="0.2898" calcext:value-type="percentage">
            <text:p>28,98%</text:p>
          </table:table-cell>
          <table:table-cell office:value-type="percentage" office:value="0.2725" calcext:value-type="percentage">
            <text:p>27,25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05_2</text:p>
          </table:table-cell>
          <table:table-cell office:value-type="percentage" office:value="0.1578" calcext:value-type="percentage">
            <text:p>15,78%</text:p>
          </table:table-cell>
          <table:table-cell office:value-type="percentage" office:value="0.0482" calcext:value-type="percentage">
            <text:p>4,82%</text:p>
          </table:table-cell>
          <table:table-cell office:value-type="percentage" office:value="0.0601" calcext:value-type="percentage">
            <text:p>6,01%</text:p>
          </table:table-cell>
          <table:table-cell office:value-type="percentage" office:value="0.0762" calcext:value-type="percentage">
            <text:p>7,62%</text:p>
          </table:table-cell>
          <table:table-cell office:value-type="percentage" office:value="0.3391" calcext:value-type="percentage">
            <text:p>33,91%</text:p>
          </table:table-cell>
          <table:table-cell office:value-type="percentage" office:value="0.3193" calcext:value-type="percentage">
            <text:p>31,93%</text:p>
          </table:table-cell>
          <table:table-cell office:value-type="percentage" office:value="0.2609" calcext:value-type="percentage">
            <text:p>26,09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05_3</text:p>
          </table:table-cell>
          <table:table-cell office:value-type="percentage" office:value="0.1479" calcext:value-type="percentage">
            <text:p>14,79%</text:p>
          </table:table-cell>
          <table:table-cell office:value-type="percentage" office:value="0.0431" calcext:value-type="percentage">
            <text:p>4,31%</text:p>
          </table:table-cell>
          <table:table-cell office:value-type="percentage" office:value="0.0425" calcext:value-type="percentage">
            <text:p>4,25%</text:p>
          </table:table-cell>
          <table:table-cell office:value-type="percentage" office:value="0.0643" calcext:value-type="percentage">
            <text:p>6,43%</text:p>
          </table:table-cell>
          <table:table-cell office:value-type="percentage" office:value="0.3949" calcext:value-type="percentage">
            <text:p>39,49%</text:p>
          </table:table-cell>
          <table:table-cell office:value-type="percentage" office:value="0.2844" calcext:value-type="percentage">
            <text:p>28,44%</text:p>
          </table:table-cell>
          <table:table-cell office:value-type="percentage" office:value="0.2816" calcext:value-type="percentage">
            <text:p>28,16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05_4</text:p>
          </table:table-cell>
          <table:table-cell office:value-type="percentage" office:value="0.1606" calcext:value-type="percentage">
            <text:p>16,06%</text:p>
          </table:table-cell>
          <table:table-cell office:value-type="percentage" office:value="0.0598" calcext:value-type="percentage">
            <text:p>5,98%</text:p>
          </table:table-cell>
          <table:table-cell office:value-type="percentage" office:value="0.0566" calcext:value-type="percentage">
            <text:p>5,66%</text:p>
          </table:table-cell>
          <table:table-cell office:value-type="percentage" office:value="0.0748" calcext:value-type="percentage">
            <text:p>7,48%</text:p>
          </table:table-cell>
          <table:table-cell office:value-type="percentage" office:value="0.3836" calcext:value-type="percentage">
            <text:p>38,36%</text:p>
          </table:table-cell>
          <table:table-cell office:value-type="percentage" office:value="0.379" calcext:value-type="percentage">
            <text:p>37,90%</text:p>
          </table:table-cell>
          <table:table-cell office:value-type="percentage" office:value="0.3025" calcext:value-type="percentage">
            <text:p>30,25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05_5</text:p>
          </table:table-cell>
          <table:table-cell office:value-type="percentage" office:value="0.1533" calcext:value-type="percentage">
            <text:p>15,33%</text:p>
          </table:table-cell>
          <table:table-cell table:number-columns-repeated="2" office:value-type="percentage" office:value="0.0482" calcext:value-type="percentage">
            <text:p>4,82%</text:p>
          </table:table-cell>
          <table:table-cell office:value-type="percentage" office:value="0.0686" calcext:value-type="percentage">
            <text:p>6,86%</text:p>
          </table:table-cell>
          <table:table-cell office:value-type="percentage" office:value="0.4028" calcext:value-type="percentage">
            <text:p>40,28%</text:p>
          </table:table-cell>
          <table:table-cell office:value-type="percentage" office:value="0.3008" calcext:value-type="percentage">
            <text:p>30,08%</text:p>
          </table:table-cell>
          <table:table-cell office:value-type="percentage" office:value="0.2686" calcext:value-type="percentage">
            <text:p>26,86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05_6</text:p>
          </table:table-cell>
          <table:table-cell office:value-type="percentage" office:value="0.1499" calcext:value-type="percentage">
            <text:p>14,99%</text:p>
          </table:table-cell>
          <table:table-cell table:number-columns-repeated="2" office:value-type="percentage" office:value="0.0453" calcext:value-type="percentage">
            <text:p>4,53%</text:p>
          </table:table-cell>
          <table:table-cell office:value-type="percentage" office:value="0.0592" calcext:value-type="percentage">
            <text:p>5,92%</text:p>
          </table:table-cell>
          <table:table-cell office:value-type="percentage" office:value="0.402" calcext:value-type="percentage">
            <text:p>40,20%</text:p>
          </table:table-cell>
          <table:table-cell office:value-type="percentage" office:value="0.3496" calcext:value-type="percentage">
            <text:p>34,96%</text:p>
          </table:table-cell>
          <table:table-cell office:value-type="percentage" office:value="0.262" calcext:value-type="percentage">
            <text:p>26,2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05_7</text:p>
          </table:table-cell>
          <table:table-cell office:value-type="percentage" office:value="0.1419" calcext:value-type="percentage">
            <text:p>14,19%</text:p>
          </table:table-cell>
          <table:table-cell office:value-type="percentage" office:value="0.0309" calcext:value-type="percentage">
            <text:p>3,09%</text:p>
          </table:table-cell>
          <table:table-cell office:value-type="percentage" office:value="0.0283" calcext:value-type="percentage">
            <text:p>2,83%</text:p>
          </table:table-cell>
          <table:table-cell office:value-type="percentage" office:value="0.0476" calcext:value-type="percentage">
            <text:p>4,76%</text:p>
          </table:table-cell>
          <table:table-cell office:value-type="percentage" office:value="0.3807" calcext:value-type="percentage">
            <text:p>38,07%</text:p>
          </table:table-cell>
          <table:table-cell office:value-type="percentage" office:value="0.3813" calcext:value-type="percentage">
            <text:p>38,13%</text:p>
          </table:table-cell>
          <table:table-cell office:value-type="percentage" office:value="0.2666" calcext:value-type="percentage">
            <text:p>26,66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05_8</text:p>
          </table:table-cell>
          <table:table-cell office:value-type="percentage" office:value="0.1487" calcext:value-type="percentage">
            <text:p>14,87%</text:p>
          </table:table-cell>
          <table:table-cell table:number-columns-repeated="2" office:value-type="percentage" office:value="0.0453" calcext:value-type="percentage">
            <text:p>4,53%</text:p>
          </table:table-cell>
          <table:table-cell office:value-type="percentage" office:value="0.0569" calcext:value-type="percentage">
            <text:p>5,69%</text:p>
          </table:table-cell>
          <table:table-cell office:value-type="percentage" office:value="0.3552" calcext:value-type="percentage">
            <text:p>35,52%</text:p>
          </table:table-cell>
          <table:table-cell office:value-type="percentage" office:value="0.3278" calcext:value-type="percentage">
            <text:p>32,78%</text:p>
          </table:table-cell>
          <table:table-cell office:value-type="percentage" office:value="0.2875" calcext:value-type="percentage">
            <text:p>28,75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05_9</text:p>
          </table:table-cell>
          <table:table-cell office:value-type="percentage" office:value="0.1482" calcext:value-type="percentage">
            <text:p>14,82%</text:p>
          </table:table-cell>
          <table:table-cell office:value-type="percentage" office:value="0.0433" calcext:value-type="percentage">
            <text:p>4,33%</text:p>
          </table:table-cell>
          <table:table-cell office:value-type="percentage" office:value="0.0397" calcext:value-type="percentage">
            <text:p>3,97%</text:p>
          </table:table-cell>
          <table:table-cell office:value-type="percentage" office:value="0.096" calcext:value-type="percentage">
            <text:p>9,60%</text:p>
          </table:table-cell>
          <table:table-cell office:value-type="percentage" office:value="0.421" calcext:value-type="percentage">
            <text:p>42,10%</text:p>
          </table:table-cell>
          <table:table-cell office:value-type="percentage" office:value="0.3504" calcext:value-type="percentage">
            <text:p>35,04%</text:p>
          </table:table-cell>
          <table:table-cell office:value-type="percentage" office:value="0.2926" calcext:value-type="percentage">
            <text:p>29,26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05_10</text:p>
          </table:table-cell>
          <table:table-cell office:value-type="percentage" office:value="0.1555" calcext:value-type="percentage">
            <text:p>15,55%</text:p>
          </table:table-cell>
          <table:table-cell table:number-columns-repeated="2" office:value-type="percentage" office:value="0.0397" calcext:value-type="percentage">
            <text:p>3,97%</text:p>
          </table:table-cell>
          <table:table-cell office:value-type="percentage" office:value="0.0784" calcext:value-type="percentage">
            <text:p>7,84%</text:p>
          </table:table-cell>
          <table:table-cell office:value-type="percentage" office:value="0.3841" calcext:value-type="percentage">
            <text:p>38,41%</text:p>
          </table:table-cell>
          <table:table-cell office:value-type="percentage" office:value="0.3363" calcext:value-type="percentage">
            <text:p>33,63%</text:p>
          </table:table-cell>
          <table:table-cell office:value-type="percentage" office:value="0.2904" calcext:value-type="percentage">
            <text:p>29,04%</text:p>
          </table:table-cell>
          <table:table-cell table:number-columns-repeated="9"/>
        </table:table-row>
        <table:table-row table:style-name="ro1">
          <table:table-cell table:style-name="ce2"/>
          <table:table-cell table:style-name="ce2" table:formula="of:=AVERAGE([.B90:.B99])" office:value-type="percentage" office:value="0.15193" calcext:value-type="percentage">
            <text:p>15,19%</text:p>
          </table:table-cell>
          <table:table-cell table:style-name="ce2" table:formula="of:=AVERAGE([.C90:.C99])" office:value-type="percentage" office:value="0.0444" calcext:value-type="percentage">
            <text:p>4,44%</text:p>
          </table:table-cell>
          <table:table-cell table:style-name="ce2" table:formula="of:=AVERAGE([.D90:.D99])" office:value-type="percentage" office:value="0.04454" calcext:value-type="percentage">
            <text:p>4,45%</text:p>
          </table:table-cell>
          <table:table-cell table:style-name="ce2" table:formula="of:=AVERAGE([.E90:.E99])" office:value-type="percentage" office:value="0.06846" calcext:value-type="percentage">
            <text:p>6,85%</text:p>
          </table:table-cell>
          <table:table-cell table:style-name="ce2" table:formula="of:=AVERAGE([.F90:.F99])" office:value-type="percentage" office:value="0.38444" calcext:value-type="percentage">
            <text:p>38,44%</text:p>
          </table:table-cell>
          <table:table-cell table:style-name="ce2" table:formula="of:=AVERAGE([.G90:.G99])" office:value-type="percentage" office:value="0.33187" calcext:value-type="percentage">
            <text:p>33,19%</text:p>
          </table:table-cell>
          <table:table-cell table:style-name="ce2" table:formula="of:=AVERAGE([.H90:.H99])" office:value-type="percentage" office:value="0.27852" calcext:value-type="percentage">
            <text:p>27,85%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BFGS</text:p>
          </table:table-cell>
          <table:table-cell table:style-name="ce2" office:value-type="string" calcext:value-type="string">
            <text:p>FC2GEN</text:p>
          </table:table-cell>
          <table:table-cell table:style-name="ce2" office:value-type="string" calcext:value-type="string">
            <text:p>FC2</text:p>
          </table:table-cell>
          <table:table-cell table:style-name="ce2" office:value-type="string" calcext:value-type="string">
            <text:p>SVM</text:p>
          </table:table-cell>
          <table:table-cell table:style-name="ce2" office:value-type="string" calcext:value-type="string">
            <text:p>GEN</text:p>
          </table:table-cell>
          <table:table-cell table:style-name="ce2" office:value-type="string" calcext:value-type="string">
            <text:p>IPSO</text:p>
          </table:table-cell>
          <table:table-cell table:style-name="ce2" office:value-type="string" calcext:value-type="string">
            <text:p>NN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10_1</text:p>
          </table:table-cell>
          <table:table-cell office:value-type="percentage" office:value="0.1884" calcext:value-type="percentage">
            <text:p>18,84%</text:p>
          </table:table-cell>
          <table:table-cell office:value-type="percentage" office:value="0.128" calcext:value-type="percentage">
            <text:p>12,80%</text:p>
          </table:table-cell>
          <table:table-cell office:value-type="percentage" office:value="0.1281" calcext:value-type="percentage">
            <text:p>12,81%</text:p>
          </table:table-cell>
          <table:table-cell office:value-type="percentage" office:value="0.1604" calcext:value-type="percentage">
            <text:p>16,04%</text:p>
          </table:table-cell>
          <table:table-cell office:value-type="percentage" office:value="0.503" calcext:value-type="percentage">
            <text:p>50,30%</text:p>
          </table:table-cell>
          <table:table-cell office:value-type="percentage" office:value="0.4201" calcext:value-type="percentage">
            <text:p>42,01%</text:p>
          </table:table-cell>
          <table:table-cell office:value-type="percentage" office:value="0.311" calcext:value-type="percentage">
            <text:p>31,1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10_2</text:p>
          </table:table-cell>
          <table:table-cell office:value-type="percentage" office:value="0.1701" calcext:value-type="percentage">
            <text:p>17,01%</text:p>
          </table:table-cell>
          <table:table-cell table:number-columns-repeated="2" office:value-type="percentage" office:value="0.0732" calcext:value-type="percentage">
            <text:p>7,32%</text:p>
          </table:table-cell>
          <table:table-cell office:value-type="percentage" office:value="0.1049" calcext:value-type="percentage">
            <text:p>10,49%</text:p>
          </table:table-cell>
          <table:table-cell office:value-type="percentage" office:value="0.5659" calcext:value-type="percentage">
            <text:p>56,59%</text:p>
          </table:table-cell>
          <table:table-cell office:value-type="percentage" office:value="0.4524" calcext:value-type="percentage">
            <text:p>45,24%</text:p>
          </table:table-cell>
          <table:table-cell office:value-type="percentage" office:value="0.3122" calcext:value-type="percentage">
            <text:p>31,22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10_3</text:p>
          </table:table-cell>
          <table:table-cell office:value-type="percentage" office:value="0.1518" calcext:value-type="percentage">
            <text:p>15,18%</text:p>
          </table:table-cell>
          <table:table-cell office:value-type="percentage" office:value="0.0622" calcext:value-type="percentage">
            <text:p>6,22%</text:p>
          </table:table-cell>
          <table:table-cell office:value-type="percentage" office:value="0.0613" calcext:value-type="percentage">
            <text:p>6,13%</text:p>
          </table:table-cell>
          <table:table-cell office:value-type="percentage" office:value="0.1317" calcext:value-type="percentage">
            <text:p>13,17%</text:p>
          </table:table-cell>
          <table:table-cell office:value-type="percentage" office:value="0.5854" calcext:value-type="percentage">
            <text:p>58,54%</text:p>
          </table:table-cell>
          <table:table-cell office:value-type="percentage" office:value="0.4335" calcext:value-type="percentage">
            <text:p>43,35%</text:p>
          </table:table-cell>
          <table:table-cell office:value-type="percentage" office:value="0.2457" calcext:value-type="percentage">
            <text:p>24,57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10_4</text:p>
          </table:table-cell>
          <table:table-cell office:value-type="percentage" office:value="0.1616" calcext:value-type="percentage">
            <text:p>16,16%</text:p>
          </table:table-cell>
          <table:table-cell office:value-type="percentage" office:value="0.1116" calcext:value-type="percentage">
            <text:p>11,16%</text:p>
          </table:table-cell>
          <table:table-cell office:value-type="percentage" office:value="0.087" calcext:value-type="percentage">
            <text:p>8,70%</text:p>
          </table:table-cell>
          <table:table-cell office:value-type="percentage" office:value="0.1152" calcext:value-type="percentage">
            <text:p>11,52%</text:p>
          </table:table-cell>
          <table:table-cell office:value-type="percentage" office:value="0.4811" calcext:value-type="percentage">
            <text:p>48,11%</text:p>
          </table:table-cell>
          <table:table-cell office:value-type="percentage" office:value="0.3837" calcext:value-type="percentage">
            <text:p>38,37%</text:p>
          </table:table-cell>
          <table:table-cell office:value-type="percentage" office:value="0.2652" calcext:value-type="percentage">
            <text:p>26,52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10_5</text:p>
          </table:table-cell>
          <table:table-cell office:value-type="percentage" office:value="0.1732" calcext:value-type="percentage">
            <text:p>17,32%</text:p>
          </table:table-cell>
          <table:table-cell table:number-columns-repeated="2" office:value-type="percentage" office:value="0.0854" calcext:value-type="percentage">
            <text:p>8,54%</text:p>
          </table:table-cell>
          <table:table-cell office:value-type="percentage" office:value="0.1872" calcext:value-type="percentage">
            <text:p>18,72%</text:p>
          </table:table-cell>
          <table:table-cell office:value-type="percentage" office:value="0.5152" calcext:value-type="percentage">
            <text:p>51,52%</text:p>
          </table:table-cell>
          <table:table-cell office:value-type="percentage" office:value="0.486" calcext:value-type="percentage">
            <text:p>48,60%</text:p>
          </table:table-cell>
          <table:table-cell office:value-type="percentage" office:value="0.2957" calcext:value-type="percentage">
            <text:p>29,57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10_6</text:p>
          </table:table-cell>
          <table:table-cell office:value-type="percentage" office:value="0.189" calcext:value-type="percentage">
            <text:p>18,90%</text:p>
          </table:table-cell>
          <table:table-cell office:value-type="percentage" office:value="0.1061" calcext:value-type="percentage">
            <text:p>10,61%</text:p>
          </table:table-cell>
          <table:table-cell office:value-type="percentage" office:value="0.1037" calcext:value-type="percentage">
            <text:p>10,37%</text:p>
          </table:table-cell>
          <table:table-cell office:value-type="percentage" office:value="0.1494" calcext:value-type="percentage">
            <text:p>14,94%</text:p>
          </table:table-cell>
          <table:table-cell office:value-type="percentage" office:value="0.5652" calcext:value-type="percentage">
            <text:p>56,52%</text:p>
          </table:table-cell>
          <table:table-cell office:value-type="percentage" office:value="0.4829" calcext:value-type="percentage">
            <text:p>48,29%</text:p>
          </table:table-cell>
          <table:table-cell office:value-type="percentage" office:value="0.3116" calcext:value-type="percentage">
            <text:p>31,16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10_7</text:p>
          </table:table-cell>
          <table:table-cell office:value-type="percentage" office:value="0.2006" calcext:value-type="percentage">
            <text:p>20,06%</text:p>
          </table:table-cell>
          <table:table-cell office:value-type="percentage" office:value="0.125" calcext:value-type="percentage">
            <text:p>12,50%</text:p>
          </table:table-cell>
          <table:table-cell office:value-type="percentage" office:value="0.1231" calcext:value-type="percentage">
            <text:p>12,31%</text:p>
          </table:table-cell>
          <table:table-cell office:value-type="percentage" office:value="0.1713" calcext:value-type="percentage">
            <text:p>17,13%</text:p>
          </table:table-cell>
          <table:table-cell office:value-type="percentage" office:value="0.5396" calcext:value-type="percentage">
            <text:p>53,96%</text:p>
          </table:table-cell>
          <table:table-cell office:value-type="percentage" office:value="0.475" calcext:value-type="percentage">
            <text:p>47,50%</text:p>
          </table:table-cell>
          <table:table-cell office:value-type="percentage" office:value="0.3146" calcext:value-type="percentage">
            <text:p>31,46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10_8</text:p>
          </table:table-cell>
          <table:table-cell office:value-type="percentage" office:value="0.2207" calcext:value-type="percentage">
            <text:p>22,07%</text:p>
          </table:table-cell>
          <table:table-cell table:number-columns-repeated="2" office:value-type="percentage" office:value="0.1402" calcext:value-type="percentage">
            <text:p>14,02%</text:p>
          </table:table-cell>
          <table:table-cell office:value-type="percentage" office:value="0.1732" calcext:value-type="percentage">
            <text:p>17,32%</text:p>
          </table:table-cell>
          <table:table-cell office:value-type="percentage" office:value="0.4927" calcext:value-type="percentage">
            <text:p>49,27%</text:p>
          </table:table-cell>
          <table:table-cell office:value-type="percentage" office:value="0.4616" calcext:value-type="percentage">
            <text:p>46,16%</text:p>
          </table:table-cell>
          <table:table-cell office:value-type="percentage" office:value="0.3158" calcext:value-type="percentage">
            <text:p>31,58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10_9</text:p>
          </table:table-cell>
          <table:table-cell office:value-type="percentage" office:value="0.1945" calcext:value-type="percentage">
            <text:p>19,45%</text:p>
          </table:table-cell>
          <table:table-cell table:number-columns-repeated="2" office:value-type="percentage" office:value="0.1159" calcext:value-type="percentage">
            <text:p>11,59%</text:p>
          </table:table-cell>
          <table:table-cell office:value-type="percentage" office:value="0.1476" calcext:value-type="percentage">
            <text:p>14,76%</text:p>
          </table:table-cell>
          <table:table-cell office:value-type="percentage" office:value="0.5299" calcext:value-type="percentage">
            <text:p>52,99%</text:p>
          </table:table-cell>
          <table:table-cell office:value-type="percentage" office:value="0.4622" calcext:value-type="percentage">
            <text:p>46,22%</text:p>
          </table:table-cell>
          <table:table-cell office:value-type="percentage" office:value="0.3067" calcext:value-type="percentage">
            <text:p>30,67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10_10</text:p>
          </table:table-cell>
          <table:table-cell office:value-type="percentage" office:value="0.1726" calcext:value-type="percentage">
            <text:p>17,26%</text:p>
          </table:table-cell>
          <table:table-cell office:value-type="string" calcext:value-type="string">
            <text:p>x</text:p>
          </table:table-cell>
          <table:table-cell office:value-type="percentage" office:value="0.0793" calcext:value-type="percentage">
            <text:p>7,93%</text:p>
          </table:table-cell>
          <table:table-cell office:value-type="percentage" office:value="0.1055" calcext:value-type="percentage">
            <text:p>10,55%</text:p>
          </table:table-cell>
          <table:table-cell office:value-type="percentage" office:value="0.511" calcext:value-type="percentage">
            <text:p>51,10%</text:p>
          </table:table-cell>
          <table:table-cell office:value-type="percentage" office:value="0.4195" calcext:value-type="percentage">
            <text:p>41,95%</text:p>
          </table:table-cell>
          <table:table-cell office:value-type="percentage" office:value="0.3024" calcext:value-type="percentage">
            <text:p>30,24%</text:p>
          </table:table-cell>
          <table:table-cell table:number-columns-repeated="9"/>
        </table:table-row>
        <table:table-row table:style-name="ro1">
          <table:table-cell table:style-name="ce2"/>
          <table:table-cell table:style-name="ce2" table:formula="of:=AVERAGE([.B102:.B111])" office:value-type="percentage" office:value="0.18225" calcext:value-type="percentage">
            <text:p>18,23%</text:p>
          </table:table-cell>
          <table:table-cell table:style-name="ce2" table:formula="of:=AVERAGE([.C102:.C111])" office:value-type="percentage" office:value="0.105288888888889" calcext:value-type="percentage">
            <text:p>10,53%</text:p>
          </table:table-cell>
          <table:table-cell table:style-name="ce2" table:formula="of:=AVERAGE([.D102:.D111])" office:value-type="percentage" office:value="0.09972" calcext:value-type="percentage">
            <text:p>9,97%</text:p>
          </table:table-cell>
          <table:table-cell table:style-name="ce2" table:formula="of:=AVERAGE([.E102:.E111])" office:value-type="percentage" office:value="0.14464" calcext:value-type="percentage">
            <text:p>14,46%</text:p>
          </table:table-cell>
          <table:table-cell table:style-name="ce2" table:formula="of:=AVERAGE([.F102:.F111])" office:value-type="percentage" office:value="0.5289" calcext:value-type="percentage">
            <text:p>52,89%</text:p>
          </table:table-cell>
          <table:table-cell table:style-name="ce2" table:formula="of:=AVERAGE([.G102:.G111])" office:value-type="percentage" office:value="0.44769" calcext:value-type="percentage">
            <text:p>44,77%</text:p>
          </table:table-cell>
          <table:table-cell table:style-name="ce2" table:formula="of:=AVERAGE([.H102:.H111])" office:value-type="percentage" office:value="0.29809" calcext:value-type="percentage">
            <text:p>29,81%</text:p>
          </table:table-cell>
          <table:table-cell table:number-columns-repeated="9"/>
        </table:table-row>
        <table:table-row table:style-name="ro1">
          <table:table-cell/>
          <table:table-cell table:style-name="ce2" table:number-columns-repeated="7"/>
          <table:table-cell table:number-columns-repeated="9"/>
        </table:table-row>
        <table:table-row table:style-name="ro1" table:number-rows-repeated="10">
          <table:table-cell table:number-columns-repeated="17"/>
        </table:table-row>
        <table:table-row table:style-name="ro1">
          <table:table-cell table:style-name="ce2" table:number-columns-repeated="8"/>
          <table:table-cell table:number-columns-repeated="9"/>
        </table:table-row>
        <table:table-row table:style-name="ro1">
          <table:table-cell/>
          <table:table-cell table:style-name="ce2" table:number-columns-repeated="7"/>
          <table:table-cell table:number-columns-repeated="9"/>
        </table:table-row>
        <table:table-row table:style-name="ro1" table:number-rows-repeated="10">
          <table:table-cell table:number-columns-repeated="17"/>
        </table:table-row>
        <table:table-row table:style-name="ro1">
          <table:table-cell table:style-name="ce2" table:number-columns-repeated="8"/>
          <table:table-cell table:number-columns-repeated="9"/>
        </table:table-row>
        <table:table-row table:style-name="ro1">
          <table:table-cell/>
          <table:table-cell table:style-name="ce2" table:number-columns-repeated="7"/>
          <table:table-cell table:number-columns-repeated="9"/>
        </table:table-row>
        <table:table-row table:style-name="ro1" table:number-rows-repeated="10">
          <table:table-cell table:number-columns-repeated="17"/>
        </table:table-row>
        <table:table-row table:style-name="ro1">
          <table:table-cell table:style-name="ce2" table:number-columns-repeated="8"/>
          <table:table-cell table:number-columns-repeated="9"/>
        </table:table-row>
        <table:table-row table:style-name="ro1" table:number-rows-repeated="1048427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fc" table:style-name="ta1">
        <table:table-column table:style-name="co1" table:number-columns-repeated="3" table:default-cell-style-name="ce1"/>
        <table:table-column table:style-name="co2" table:number-columns-repeated="3" table:default-cell-style-name="ce1"/>
        <table:table-column table:style-name="co1" table:number-columns-repeated="3" table:default-cell-style-name="ce1"/>
        <table:table-row table:style-name="ro1">
          <table:table-cell/>
          <table:table-cell office:value-type="string" calcext:value-type="string">
            <text:p>FC1</text:p>
          </table:table-cell>
          <table:table-cell table:style-name="ce2" office:value-type="string" calcext:value-type="string">
            <text:p>FC1GEN</text:p>
          </table:table-cell>
          <table:table-cell table:style-name="ce2" office:value-type="string" calcext:value-type="string">
            <text:p>FC2GEN</text:p>
          </table:table-cell>
          <table:table-cell table:style-name="ce2" office:value-type="string" calcext:value-type="string">
            <text:p>FC2</text:p>
          </table:table-cell>
          <table:table-cell table:style-name="ce2" office:value-type="string" calcext:value-type="string">
            <text:p>FC3</text:p>
          </table:table-cell>
          <table:table-cell table:style-name="ce2" office:value-type="string" calcext:value-type="string">
            <text:p>FC3GEN</text:p>
          </table:table-cell>
          <table:table-cell table:style-name="ce2" office:value-type="string" calcext:value-type="string">
            <text:p>FC4</text:p>
          </table:table-cell>
          <table:table-cell table:style-name="ce2" office:value-type="string" calcext:value-type="string">
            <text:p>FC4GEN</text:p>
          </table:table-cell>
        </table:table-row>
        <table:table-row table:style-name="ro1">
          <table:table-cell office:value-type="string" calcext:value-type="string">
            <text:p>gct1970_1</text:p>
          </table:table-cell>
          <table:table-cell office:value-type="percentage" office:value="0.3308" calcext:value-type="percentage">
            <text:p>33,08%</text:p>
          </table:table-cell>
          <table:table-cell/>
          <table:table-cell office:value-type="percentage" office:value="0.3432" calcext:value-type="percentage">
            <text:p>34,32%</text:p>
          </table:table-cell>
          <table:table-cell office:value-type="percentage" office:value="0.2987" calcext:value-type="percentage">
            <text:p>29,87%</text:p>
          </table:table-cell>
          <table:table-cell office:value-type="percentage" office:value="0.2019" calcext:value-type="percentage">
            <text:p>20,19%</text:p>
          </table:table-cell>
          <table:table-cell/>
          <table:table-cell office:value-type="percentage" office:value="0.2086" calcext:value-type="percentage">
            <text:p>20,86%</text:p>
          </table:table-cell>
          <table:table-cell/>
        </table:table-row>
        <table:table-row table:style-name="ro1">
          <table:table-cell office:value-type="string" calcext:value-type="string">
            <text:p>gct1970_2</text:p>
          </table:table-cell>
          <table:table-cell office:value-type="percentage" office:value="0.5023" calcext:value-type="percentage">
            <text:p>50,23%</text:p>
          </table:table-cell>
          <table:table-cell/>
          <table:table-cell office:value-type="percentage" office:value="0.2568" calcext:value-type="percentage">
            <text:p>25,68%</text:p>
          </table:table-cell>
          <table:table-cell office:value-type="percentage" office:value="0.4624" calcext:value-type="percentage">
            <text:p>46,24%</text:p>
          </table:table-cell>
          <table:table-cell office:value-type="percentage" office:value="0.4242" calcext:value-type="percentage">
            <text:p>42,42%</text:p>
          </table:table-cell>
          <table:table-cell/>
          <table:table-cell office:value-type="percentage" office:value="0.3933" calcext:value-type="percentage">
            <text:p>39,33%</text:p>
          </table:table-cell>
          <table:table-cell/>
        </table:table-row>
        <table:table-row table:style-name="ro1">
          <table:table-cell office:value-type="string" calcext:value-type="string">
            <text:p>gct1970_3</text:p>
          </table:table-cell>
          <table:table-cell office:value-type="percentage" office:value="0.3604" calcext:value-type="percentage">
            <text:p>36,04%</text:p>
          </table:table-cell>
          <table:table-cell/>
          <table:table-cell office:value-type="percentage" office:value="0.1865" calcext:value-type="percentage">
            <text:p>18,65%</text:p>
          </table:table-cell>
          <table:table-cell office:value-type="percentage" office:value="0.3227" calcext:value-type="percentage">
            <text:p>32,27%</text:p>
          </table:table-cell>
          <table:table-cell office:value-type="percentage" office:value="0.2746" calcext:value-type="percentage">
            <text:p>27,46%</text:p>
          </table:table-cell>
          <table:table-cell/>
          <table:table-cell office:value-type="percentage" office:value="0.2529" calcext:value-type="percentage">
            <text:p>25,29%</text:p>
          </table:table-cell>
          <table:table-cell/>
        </table:table-row>
        <table:table-row table:style-name="ro1">
          <table:table-cell office:value-type="string" calcext:value-type="string">
            <text:p>gct1970_4</text:p>
          </table:table-cell>
          <table:table-cell office:value-type="percentage" office:value="0.197" calcext:value-type="percentage">
            <text:p>19,70%</text:p>
          </table:table-cell>
          <table:table-cell/>
          <table:table-cell office:value-type="percentage" office:value="0.2973" calcext:value-type="percentage">
            <text:p>29,73%</text:p>
          </table:table-cell>
          <table:table-cell office:value-type="percentage" office:value="0.1918" calcext:value-type="percentage">
            <text:p>19,18%</text:p>
          </table:table-cell>
          <table:table-cell office:value-type="percentage" office:value="0.2486" calcext:value-type="percentage">
            <text:p>24,86%</text:p>
          </table:table-cell>
          <table:table-cell/>
          <table:table-cell office:value-type="percentage" office:value="0.1583" calcext:value-type="percentage">
            <text:p>15,83%</text:p>
          </table:table-cell>
          <table:table-cell/>
        </table:table-row>
        <table:table-row table:style-name="ro1">
          <table:table-cell office:value-type="string" calcext:value-type="string">
            <text:p>gct1970_5</text:p>
          </table:table-cell>
          <table:table-cell office:value-type="percentage" office:value="0.2337" calcext:value-type="percentage">
            <text:p>23,37%</text:p>
          </table:table-cell>
          <table:table-cell/>
          <table:table-cell office:value-type="percentage" office:value="0.2973" calcext:value-type="percentage">
            <text:p>29,73%</text:p>
          </table:table-cell>
          <table:table-cell office:value-type="percentage" office:value="0.254" calcext:value-type="percentage">
            <text:p>25,40%</text:p>
          </table:table-cell>
          <table:table-cell office:value-type="percentage" office:value="0.2887" calcext:value-type="percentage">
            <text:p>28,87%</text:p>
          </table:table-cell>
          <table:table-cell/>
          <table:table-cell office:value-type="percentage" office:value="0.2615" calcext:value-type="percentage">
            <text:p>26,15%</text:p>
          </table:table-cell>
          <table:table-cell/>
        </table:table-row>
        <table:table-row table:style-name="ro1">
          <table:table-cell office:value-type="string" calcext:value-type="string">
            <text:p>gct1970_6</text:p>
          </table:table-cell>
          <table:table-cell office:value-type="percentage" office:value="0.4921" calcext:value-type="percentage">
            <text:p>49,21%</text:p>
          </table:table-cell>
          <table:table-cell/>
          <table:table-cell office:value-type="percentage" office:value="0.2459" calcext:value-type="percentage">
            <text:p>24,59%</text:p>
          </table:table-cell>
          <table:table-cell office:value-type="percentage" office:value="0.436" calcext:value-type="percentage">
            <text:p>43,60%</text:p>
          </table:table-cell>
          <table:table-cell office:value-type="percentage" office:value="0.4652" calcext:value-type="percentage">
            <text:p>46,52%</text:p>
          </table:table-cell>
          <table:table-cell/>
          <table:table-cell office:value-type="percentage" office:value="0.3396" calcext:value-type="percentage">
            <text:p>33,96%</text:p>
          </table:table-cell>
          <table:table-cell/>
        </table:table-row>
        <table:table-row table:style-name="ro1">
          <table:table-cell office:value-type="string" calcext:value-type="string">
            <text:p>gct1970_7</text:p>
          </table:table-cell>
          <table:table-cell office:value-type="percentage" office:value="0.3998" calcext:value-type="percentage">
            <text:p>39,98%</text:p>
          </table:table-cell>
          <table:table-cell/>
          <table:table-cell office:value-type="percentage" office:value="0.2432" calcext:value-type="percentage">
            <text:p>24,32%</text:p>
          </table:table-cell>
          <table:table-cell office:value-type="percentage" office:value="0.3902" calcext:value-type="percentage">
            <text:p>39,02%</text:p>
          </table:table-cell>
          <table:table-cell office:value-type="percentage" office:value="0.2661" calcext:value-type="percentage">
            <text:p>26,61%</text:p>
          </table:table-cell>
          <table:table-cell/>
          <table:table-cell office:value-type="percentage" office:value="0.3405" calcext:value-type="percentage">
            <text:p>34,05%</text:p>
          </table:table-cell>
          <table:table-cell/>
        </table:table-row>
        <table:table-row table:style-name="ro1">
          <table:table-cell office:value-type="string" calcext:value-type="string">
            <text:p>gct1970_8</text:p>
          </table:table-cell>
          <table:table-cell office:value-type="percentage" office:value="0.3529" calcext:value-type="percentage">
            <text:p>35,29%</text:p>
          </table:table-cell>
          <table:table-cell/>
          <table:table-cell office:value-type="percentage" office:value="0.2297" calcext:value-type="percentage">
            <text:p>22,97%</text:p>
          </table:table-cell>
          <table:table-cell office:value-type="percentage" office:value="0.3182" calcext:value-type="percentage">
            <text:p>31,82%</text:p>
          </table:table-cell>
          <table:table-cell office:value-type="percentage" office:value="0.319" calcext:value-type="percentage">
            <text:p>31,90%</text:p>
          </table:table-cell>
          <table:table-cell/>
          <table:table-cell office:value-type="percentage" office:value="0.2073" calcext:value-type="percentage">
            <text:p>20,73%</text:p>
          </table:table-cell>
          <table:table-cell/>
        </table:table-row>
        <table:table-row table:style-name="ro1">
          <table:table-cell office:value-type="string" calcext:value-type="string">
            <text:p>gct1970_9</text:p>
          </table:table-cell>
          <table:table-cell office:value-type="percentage" office:value="0.3978" calcext:value-type="percentage">
            <text:p>39,78%</text:p>
          </table:table-cell>
          <table:table-cell/>
          <table:table-cell office:value-type="percentage" office:value="0.2" calcext:value-type="percentage">
            <text:p>20,00%</text:p>
          </table:table-cell>
          <table:table-cell office:value-type="percentage" office:value="0.3379" calcext:value-type="percentage">
            <text:p>33,79%</text:p>
          </table:table-cell>
          <table:table-cell office:value-type="percentage" office:value="0.3421" calcext:value-type="percentage">
            <text:p>34,21%</text:p>
          </table:table-cell>
          <table:table-cell/>
          <table:table-cell office:value-type="percentage" office:value="0.1932" calcext:value-type="percentage">
            <text:p>19,32%</text:p>
          </table:table-cell>
          <table:table-cell/>
        </table:table-row>
        <table:table-row table:style-name="ro1">
          <table:table-cell office:value-type="string" calcext:value-type="string">
            <text:p>gct1970_10</text:p>
          </table:table-cell>
          <table:table-cell office:value-type="percentage" office:value="0.6487" calcext:value-type="percentage">
            <text:p>64,87%</text:p>
          </table:table-cell>
          <table:table-cell/>
          <table:table-cell office:value-type="percentage" office:value="0.4054" calcext:value-type="percentage">
            <text:p>40,54%</text:p>
          </table:table-cell>
          <table:table-cell office:value-type="percentage" office:value="0.6399" calcext:value-type="percentage">
            <text:p>63,99%</text:p>
          </table:table-cell>
          <table:table-cell office:value-type="percentage" office:value="0.6151" calcext:value-type="percentage">
            <text:p>61,51%</text:p>
          </table:table-cell>
          <table:table-cell/>
          <table:table-cell office:value-type="percentage" office:value="0.5912" calcext:value-type="percentage">
            <text:p>59,12%</text:p>
          </table:table-cell>
          <table:table-cell/>
        </table:table-row>
        <table:table-row table:style-name="ro1">
          <table:table-cell table:style-name="ce2"/>
          <table:table-cell table:style-name="ce2" table:formula="of:=AVERAGE([.B2:.B11])" office:value-type="percentage" office:value="0.39155" calcext:value-type="percentage">
            <text:p>39,16%</text:p>
          </table:table-cell>
          <table:table-cell table:style-name="ce2" table:formula="of:=AVERAGE([.C2:.C11])" office:value-type="string" office:string-value="" calcext:value-type="error">
            <text:p>#DIV/0!</text:p>
          </table:table-cell>
          <table:table-cell table:style-name="ce2" table:formula="of:=AVERAGE([.D2:.D11])" office:value-type="percentage" office:value="0.27053" calcext:value-type="percentage">
            <text:p>27,05%</text:p>
          </table:table-cell>
          <table:table-cell table:style-name="ce2" table:formula="of:=AVERAGE([.E2:.E11])" office:value-type="percentage" office:value="0.36518" calcext:value-type="percentage">
            <text:p>36,52%</text:p>
          </table:table-cell>
          <table:table-cell table:style-name="ce2" table:formula="of:=AVERAGE([.F2:.F11])" office:value-type="percentage" office:value="0.34455" calcext:value-type="percentage">
            <text:p>34,46%</text:p>
          </table:table-cell>
          <table:table-cell table:style-name="ce2" table:formula="of:=AVERAGE([.G2:.G11])" office:value-type="string" office:string-value="" calcext:value-type="error">
            <text:p>#DIV/0!</text:p>
          </table:table-cell>
          <table:table-cell table:style-name="ce2" table:formula="of:=AVERAGE([.H2:.H11])" office:value-type="percentage" office:value="0.29464" calcext:value-type="percentage">
            <text:p>29,46%</text:p>
          </table:table-cell>
          <table:table-cell table:style-name="ce2" table:formula="of:=AVERAGE([.I2:.I1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FC1</text:p>
          </table:table-cell>
          <table:table-cell table:style-name="ce2" office:value-type="string" calcext:value-type="string">
            <text:p>FC1GEN</text:p>
          </table:table-cell>
          <table:table-cell table:style-name="ce2" office:value-type="string" calcext:value-type="string">
            <text:p>FC2GEN</text:p>
          </table:table-cell>
          <table:table-cell table:style-name="ce2" office:value-type="string" calcext:value-type="string">
            <text:p>FC2</text:p>
          </table:table-cell>
          <table:table-cell table:style-name="ce2" office:value-type="string" calcext:value-type="string">
            <text:p>FC3</text:p>
          </table:table-cell>
          <table:table-cell table:style-name="ce2" office:value-type="string" calcext:value-type="string">
            <text:p>FC3GEN</text:p>
          </table:table-cell>
          <table:table-cell table:style-name="ce2" office:value-type="string" calcext:value-type="string">
            <text:p>FC4</text:p>
          </table:table-cell>
          <table:table-cell table:style-name="ce2" office:value-type="string" calcext:value-type="string">
            <text:p>FC4GEN</text:p>
          </table:table-cell>
        </table:table-row>
        <table:table-row table:style-name="ro1">
          <table:table-cell office:value-type="string" calcext:value-type="string">
            <text:p>gct1975_1</text:p>
          </table:table-cell>
          <table:table-cell office:value-type="percentage" office:value="0.6254" calcext:value-type="percentage">
            <text:p>62,54%</text:p>
          </table:table-cell>
          <table:table-cell/>
          <table:table-cell office:value-type="percentage" office:value="0.2128" calcext:value-type="percentage">
            <text:p>21,28%</text:p>
          </table:table-cell>
          <table:table-cell office:value-type="percentage" office:value="0.3512" calcext:value-type="percentage">
            <text:p>35,12%</text:p>
          </table:table-cell>
          <table:table-cell office:value-type="percentage" office:value="0.3126" calcext:value-type="percentage">
            <text:p>31,26%</text:p>
          </table:table-cell>
          <table:table-cell/>
          <table:table-cell office:value-type="percentage" office:value="0.175" calcext:value-type="percentage">
            <text:p>17,50%</text:p>
          </table:table-cell>
          <table:table-cell/>
        </table:table-row>
        <table:table-row table:style-name="ro1">
          <table:table-cell office:value-type="string" calcext:value-type="string">
            <text:p>gct1975_2</text:p>
          </table:table-cell>
          <table:table-cell office:value-type="percentage" office:value="0.2905" calcext:value-type="percentage">
            <text:p>29,05%</text:p>
          </table:table-cell>
          <table:table-cell/>
          <table:table-cell office:value-type="percentage" office:value="0.1745" calcext:value-type="percentage">
            <text:p>17,45%</text:p>
          </table:table-cell>
          <table:table-cell office:value-type="percentage" office:value="0.2184" calcext:value-type="percentage">
            <text:p>21,84%</text:p>
          </table:table-cell>
          <table:table-cell office:value-type="percentage" office:value="0.4616" calcext:value-type="percentage">
            <text:p>46,16%</text:p>
          </table:table-cell>
          <table:table-cell/>
          <table:table-cell office:value-type="percentage" office:value="0.2066" calcext:value-type="percentage">
            <text:p>20,66%</text:p>
          </table:table-cell>
          <table:table-cell/>
        </table:table-row>
        <table:table-row table:style-name="ro1">
          <table:table-cell office:value-type="string" calcext:value-type="string">
            <text:p>gct1975_3</text:p>
          </table:table-cell>
          <table:table-cell office:value-type="percentage" office:value="0.2872" calcext:value-type="percentage">
            <text:p>28,72%</text:p>
          </table:table-cell>
          <table:table-cell/>
          <table:table-cell office:value-type="percentage" office:value="0.3723" calcext:value-type="percentage">
            <text:p>37,23%</text:p>
          </table:table-cell>
          <table:table-cell office:value-type="percentage" office:value="0.4146" calcext:value-type="percentage">
            <text:p>41,46%</text:p>
          </table:table-cell>
          <table:table-cell office:value-type="percentage" office:value="0.2611" calcext:value-type="percentage">
            <text:p>26,11%</text:p>
          </table:table-cell>
          <table:table-cell/>
          <table:table-cell office:value-type="percentage" office:value="0.2928" calcext:value-type="percentage">
            <text:p>29,28%</text:p>
          </table:table-cell>
          <table:table-cell/>
        </table:table-row>
        <table:table-row table:style-name="ro1">
          <table:table-cell office:value-type="string" calcext:value-type="string">
            <text:p>gct1975_4</text:p>
          </table:table-cell>
          <table:table-cell office:value-type="percentage" office:value="0.5552" calcext:value-type="percentage">
            <text:p>55,52%</text:p>
          </table:table-cell>
          <table:table-cell/>
          <table:table-cell office:value-type="percentage" office:value="0.3617" calcext:value-type="percentage">
            <text:p>36,17%</text:p>
          </table:table-cell>
          <table:table-cell office:value-type="percentage" office:value="0.4787" calcext:value-type="percentage">
            <text:p>47,87%</text:p>
          </table:table-cell>
          <table:table-cell office:value-type="percentage" office:value="0.3675" calcext:value-type="percentage">
            <text:p>36,75%</text:p>
          </table:table-cell>
          <table:table-cell/>
          <table:table-cell office:value-type="percentage" office:value="0.3817" calcext:value-type="percentage">
            <text:p>38,17%</text:p>
          </table:table-cell>
          <table:table-cell/>
        </table:table-row>
        <table:table-row table:style-name="ro1">
          <table:table-cell office:value-type="string" calcext:value-type="string">
            <text:p>gct1975_5</text:p>
          </table:table-cell>
          <table:table-cell office:value-type="percentage" office:value="0.4933" calcext:value-type="percentage">
            <text:p>49,33%</text:p>
          </table:table-cell>
          <table:table-cell/>
          <table:table-cell office:value-type="percentage" office:value="0.3" calcext:value-type="percentage">
            <text:p>30,00%</text:p>
          </table:table-cell>
          <table:table-cell office:value-type="percentage" office:value="0.452" calcext:value-type="percentage">
            <text:p>45,20%</text:p>
          </table:table-cell>
          <table:table-cell office:value-type="percentage" office:value="0.3765" calcext:value-type="percentage">
            <text:p>37,65%</text:p>
          </table:table-cell>
          <table:table-cell/>
          <table:table-cell office:value-type="percentage" office:value="0.3817" calcext:value-type="percentage">
            <text:p>38,17%</text:p>
          </table:table-cell>
          <table:table-cell/>
        </table:table-row>
        <table:table-row table:style-name="ro1">
          <table:table-cell office:value-type="string" calcext:value-type="string">
            <text:p>gct1975_6</text:p>
          </table:table-cell>
          <table:table-cell office:value-type="percentage" office:value="0.243" calcext:value-type="percentage">
            <text:p>24,30%</text:p>
          </table:table-cell>
          <table:table-cell/>
          <table:table-cell office:value-type="percentage" office:value="0.234" calcext:value-type="percentage">
            <text:p>23,40%</text:p>
          </table:table-cell>
          <table:table-cell office:value-type="percentage" office:value="0.2361" calcext:value-type="percentage">
            <text:p>23,61%</text:p>
          </table:table-cell>
          <table:table-cell office:value-type="percentage" office:value="0.3351" calcext:value-type="percentage">
            <text:p>33,51%</text:p>
          </table:table-cell>
          <table:table-cell/>
          <table:table-cell office:value-type="percentage" office:value="0.2737" calcext:value-type="percentage">
            <text:p>27,37%</text:p>
          </table:table-cell>
          <table:table-cell/>
        </table:table-row>
        <table:table-row table:style-name="ro1">
          <table:table-cell office:value-type="string" calcext:value-type="string">
            <text:p>gct1975_7</text:p>
          </table:table-cell>
          <table:table-cell office:value-type="percentage" office:value="0.3624" calcext:value-type="percentage">
            <text:p>36,24%</text:p>
          </table:table-cell>
          <table:table-cell/>
          <table:table-cell office:value-type="percentage" office:value="0.2957" calcext:value-type="percentage">
            <text:p>29,57%</text:p>
          </table:table-cell>
          <table:table-cell office:value-type="percentage" office:value="0.2726" calcext:value-type="percentage">
            <text:p>27,26%</text:p>
          </table:table-cell>
          <table:table-cell office:value-type="percentage" office:value="0.2675" calcext:value-type="percentage">
            <text:p>26,75%</text:p>
          </table:table-cell>
          <table:table-cell/>
          <table:table-cell office:value-type="percentage" office:value="0.2587" calcext:value-type="percentage">
            <text:p>25,87%</text:p>
          </table:table-cell>
          <table:table-cell/>
        </table:table-row>
        <table:table-row table:style-name="ro1">
          <table:table-cell office:value-type="string" calcext:value-type="string">
            <text:p>gct1975_8</text:p>
          </table:table-cell>
          <table:table-cell office:value-type="percentage" office:value="0.376" calcext:value-type="percentage">
            <text:p>37,60%</text:p>
          </table:table-cell>
          <table:table-cell/>
          <table:table-cell office:value-type="percentage" office:value="0.4064" calcext:value-type="percentage">
            <text:p>40,64%</text:p>
          </table:table-cell>
          <table:table-cell office:value-type="percentage" office:value="0.4274" calcext:value-type="percentage">
            <text:p>42,74%</text:p>
          </table:table-cell>
          <table:table-cell office:value-type="percentage" office:value="0.1726" calcext:value-type="percentage">
            <text:p>17,26%</text:p>
          </table:table-cell>
          <table:table-cell/>
          <table:table-cell office:value-type="percentage" office:value="0.2648" calcext:value-type="percentage">
            <text:p>26,48%</text:p>
          </table:table-cell>
          <table:table-cell/>
        </table:table-row>
        <table:table-row table:style-name="ro1">
          <table:table-cell office:value-type="string" calcext:value-type="string">
            <text:p>gct1975_9</text:p>
          </table:table-cell>
          <table:table-cell office:value-type="percentage" office:value="0.6336" calcext:value-type="percentage">
            <text:p>63,36%</text:p>
          </table:table-cell>
          <table:table-cell/>
          <table:table-cell office:value-type="percentage" office:value="0.4383" calcext:value-type="percentage">
            <text:p>43,83%</text:p>
          </table:table-cell>
          <table:table-cell office:value-type="percentage" office:value="0.6055" calcext:value-type="percentage">
            <text:p>60,55%</text:p>
          </table:table-cell>
          <table:table-cell office:value-type="percentage" office:value="0.3017" calcext:value-type="percentage">
            <text:p>30,17%</text:p>
          </table:table-cell>
          <table:table-cell/>
          <table:table-cell office:value-type="percentage" office:value="0.4036" calcext:value-type="percentage">
            <text:p>40,36%</text:p>
          </table:table-cell>
          <table:table-cell/>
        </table:table-row>
        <table:table-row table:style-name="ro1">
          <table:table-cell office:value-type="string" calcext:value-type="string">
            <text:p>gct1975_10</text:p>
          </table:table-cell>
          <table:table-cell office:value-type="percentage" office:value="0.4708" calcext:value-type="percentage">
            <text:p>47,08%</text:p>
          </table:table-cell>
          <table:table-cell/>
          <table:table-cell office:value-type="percentage" office:value="0.4532" calcext:value-type="percentage">
            <text:p>45,32%</text:p>
          </table:table-cell>
          <table:table-cell office:value-type="percentage" office:value="0.4588" calcext:value-type="percentage">
            <text:p>45,88%</text:p>
          </table:table-cell>
          <table:table-cell office:value-type="percentage" office:value="0.3011" calcext:value-type="percentage">
            <text:p>30,11%</text:p>
          </table:table-cell>
          <table:table-cell/>
          <table:table-cell office:value-type="percentage" office:value="0.449" calcext:value-type="percentage">
            <text:p>44,90%</text:p>
          </table:table-cell>
          <table:table-cell/>
        </table:table-row>
        <table:table-row table:style-name="ro1">
          <table:table-cell table:style-name="ce2"/>
          <table:table-cell table:style-name="ce2" table:formula="of:=AVERAGE([.B15:.B24])" office:value-type="percentage" office:value="0.43374" calcext:value-type="percentage">
            <text:p>43,37%</text:p>
          </table:table-cell>
          <table:table-cell table:style-name="ce2" table:formula="of:=AVERAGE([.C15:.C24])" office:value-type="string" office:string-value="" calcext:value-type="error">
            <text:p>#DIV/0!</text:p>
          </table:table-cell>
          <table:table-cell table:style-name="ce2" table:formula="of:=AVERAGE([.D15:.D24])" office:value-type="percentage" office:value="0.32489" calcext:value-type="percentage">
            <text:p>32,49%</text:p>
          </table:table-cell>
          <table:table-cell table:style-name="ce2" table:formula="of:=AVERAGE([.E15:.E24])" office:value-type="percentage" office:value="0.39153" calcext:value-type="percentage">
            <text:p>39,15%</text:p>
          </table:table-cell>
          <table:table-cell table:style-name="ce2" table:formula="of:=AVERAGE([.F15:.F24])" office:value-type="percentage" office:value="0.31573" calcext:value-type="percentage">
            <text:p>31,57%</text:p>
          </table:table-cell>
          <table:table-cell table:style-name="ce2" table:formula="of:=AVERAGE([.G15:.G24])" office:value-type="string" office:string-value="" calcext:value-type="error">
            <text:p>#DIV/0!</text:p>
          </table:table-cell>
          <table:table-cell table:style-name="ce2" table:formula="of:=AVERAGE([.H15:.H24])" office:value-type="percentage" office:value="0.30876" calcext:value-type="percentage">
            <text:p>30,88%</text:p>
          </table:table-cell>
          <table:table-cell table:style-name="ce2" table:formula="of:=AVERAGE([.I15:.I2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FC1</text:p>
          </table:table-cell>
          <table:table-cell table:style-name="ce2" office:value-type="string" calcext:value-type="string">
            <text:p>BFGS</text:p>
          </table:table-cell>
          <table:table-cell table:style-name="ce2" office:value-type="string" calcext:value-type="string">
            <text:p>FC2GEN</text:p>
          </table:table-cell>
          <table:table-cell table:style-name="ce2" office:value-type="string" calcext:value-type="string">
            <text:p>FC2</text:p>
          </table:table-cell>
          <table:table-cell table:style-name="ce2" office:value-type="string" calcext:value-type="string">
            <text:p>FC3</text:p>
          </table:table-cell>
          <table:table-cell table:style-name="ce2" office:value-type="string" calcext:value-type="string">
            <text:p>FC3GEN</text:p>
          </table:table-cell>
          <table:table-cell table:style-name="ce2" office:value-type="string" calcext:value-type="string">
            <text:p>FC4</text:p>
          </table:table-cell>
          <table:table-cell table:style-name="ce2" office:value-type="string" calcext:value-type="string">
            <text:p>FC4GEN</text:p>
          </table:table-cell>
        </table:table-row>
        <table:table-row table:style-name="ro1">
          <table:table-cell office:value-type="string" calcext:value-type="string">
            <text:p>gct1980_1</text:p>
          </table:table-cell>
          <table:table-cell office:value-type="percentage" office:value="0.5322" calcext:value-type="percentage">
            <text:p>53,22%</text:p>
          </table:table-cell>
          <table:table-cell/>
          <table:table-cell office:value-type="percentage" office:value="0.1066" calcext:value-type="percentage">
            <text:p>10,66%</text:p>
          </table:table-cell>
          <table:table-cell office:value-type="percentage" office:value="0.1239" calcext:value-type="percentage">
            <text:p>12,39%</text:p>
          </table:table-cell>
          <table:table-cell office:value-type="percentage" office:value="0.4573" calcext:value-type="percentage">
            <text:p>45,73%</text:p>
          </table:table-cell>
          <table:table-cell/>
          <table:table-cell office:value-type="percentage" office:value="0.4123" calcext:value-type="percentage">
            <text:p>41,23%</text:p>
          </table:table-cell>
          <table:table-cell/>
        </table:table-row>
        <table:table-row table:style-name="ro1">
          <table:table-cell office:value-type="string" calcext:value-type="string">
            <text:p>gct1980_2</text:p>
          </table:table-cell>
          <table:table-cell office:value-type="percentage" office:value="0.4828" calcext:value-type="percentage">
            <text:p>48,28%</text:p>
          </table:table-cell>
          <table:table-cell/>
          <table:table-cell office:value-type="percentage" office:value="0.2105" calcext:value-type="percentage">
            <text:p>21,05%</text:p>
          </table:table-cell>
          <table:table-cell office:value-type="percentage" office:value="0.2144" calcext:value-type="percentage">
            <text:p>21,44%</text:p>
          </table:table-cell>
          <table:table-cell office:value-type="percentage" office:value="0.2632" calcext:value-type="percentage">
            <text:p>26,32%</text:p>
          </table:table-cell>
          <table:table-cell/>
          <table:table-cell office:value-type="percentage" office:value="0.2934" calcext:value-type="percentage">
            <text:p>29,34%</text:p>
          </table:table-cell>
          <table:table-cell/>
        </table:table-row>
        <table:table-row table:style-name="ro1">
          <table:table-cell office:value-type="string" calcext:value-type="string">
            <text:p>gct1980_3</text:p>
          </table:table-cell>
          <table:table-cell office:value-type="percentage" office:value="0.2783" calcext:value-type="percentage">
            <text:p>27,83%</text:p>
          </table:table-cell>
          <table:table-cell/>
          <table:table-cell office:value-type="percentage" office:value="0.25" calcext:value-type="percentage">
            <text:p>25,00%</text:p>
          </table:table-cell>
          <table:table-cell office:value-type="percentage" office:value="0.2506" calcext:value-type="percentage">
            <text:p>25,06%</text:p>
          </table:table-cell>
          <table:table-cell office:value-type="percentage" office:value="0.4974" calcext:value-type="percentage">
            <text:p>49,74%</text:p>
          </table:table-cell>
          <table:table-cell/>
          <table:table-cell office:value-type="percentage" office:value="0.4093" calcext:value-type="percentage">
            <text:p>40,93%</text:p>
          </table:table-cell>
          <table:table-cell/>
        </table:table-row>
        <table:table-row table:style-name="ro1">
          <table:table-cell office:value-type="string" calcext:value-type="string">
            <text:p>gct1980_4</text:p>
          </table:table-cell>
          <table:table-cell office:value-type="percentage" office:value="0.3732" calcext:value-type="percentage">
            <text:p>37,32%</text:p>
          </table:table-cell>
          <table:table-cell/>
          <table:table-cell office:value-type="percentage" office:value="0.1711" calcext:value-type="percentage">
            <text:p>17,11%</text:p>
          </table:table-cell>
          <table:table-cell office:value-type="percentage" office:value="0.1707" calcext:value-type="percentage">
            <text:p>17,07%</text:p>
          </table:table-cell>
          <table:table-cell office:value-type="percentage" office:value="0.4985" calcext:value-type="percentage">
            <text:p>49,85%</text:p>
          </table:table-cell>
          <table:table-cell/>
          <table:table-cell office:value-type="percentage" office:value="0.2823" calcext:value-type="percentage">
            <text:p>28,23%</text:p>
          </table:table-cell>
          <table:table-cell/>
        </table:table-row>
        <table:table-row table:style-name="ro1">
          <table:table-cell office:value-type="string" calcext:value-type="string">
            <text:p>gct1980_5</text:p>
          </table:table-cell>
          <table:table-cell office:value-type="percentage" office:value="0.3263" calcext:value-type="percentage">
            <text:p>32,63%</text:p>
          </table:table-cell>
          <table:table-cell/>
          <table:table-cell office:value-type="percentage" office:value="0.2895" calcext:value-type="percentage">
            <text:p>28,95%</text:p>
          </table:table-cell>
          <table:table-cell office:value-type="percentage" office:value="0.2884" calcext:value-type="percentage">
            <text:p>28,84%</text:p>
          </table:table-cell>
          <table:table-cell office:value-type="percentage" office:value="0.2615" calcext:value-type="percentage">
            <text:p>26,15%</text:p>
          </table:table-cell>
          <table:table-cell/>
          <table:table-cell office:value-type="percentage" office:value="0.2907" calcext:value-type="percentage">
            <text:p>29,07%</text:p>
          </table:table-cell>
          <table:table-cell/>
        </table:table-row>
        <table:table-row table:style-name="ro1">
          <table:table-cell office:value-type="string" calcext:value-type="string">
            <text:p>gct1980_6</text:p>
          </table:table-cell>
          <table:table-cell office:value-type="percentage" office:value="0.5122" calcext:value-type="percentage">
            <text:p>51,22%</text:p>
          </table:table-cell>
          <table:table-cell/>
          <table:table-cell office:value-type="percentage" office:value="0.1961" calcext:value-type="percentage">
            <text:p>19,61%</text:p>
          </table:table-cell>
          <table:table-cell office:value-type="percentage" office:value="0.1861" calcext:value-type="percentage">
            <text:p>18,61%</text:p>
          </table:table-cell>
          <table:table-cell office:value-type="percentage" office:value="0.4668" calcext:value-type="percentage">
            <text:p>46,68%</text:p>
          </table:table-cell>
          <table:table-cell/>
          <table:table-cell office:value-type="percentage" office:value="0.3768" calcext:value-type="percentage">
            <text:p>37,68%</text:p>
          </table:table-cell>
          <table:table-cell/>
        </table:table-row>
        <table:table-row table:style-name="ro1">
          <table:table-cell office:value-type="string" calcext:value-type="string">
            <text:p>gct1980_7</text:p>
          </table:table-cell>
          <table:table-cell office:value-type="percentage" office:value="0.4697" calcext:value-type="percentage">
            <text:p>46,97%</text:p>
          </table:table-cell>
          <table:table-cell/>
          <table:table-cell office:value-type="percentage" office:value="0.3355" calcext:value-type="percentage">
            <text:p>33,55%</text:p>
          </table:table-cell>
          <table:table-cell office:value-type="percentage" office:value="0.4578" calcext:value-type="percentage">
            <text:p>45,78%</text:p>
          </table:table-cell>
          <table:table-cell office:value-type="percentage" office:value="0.5635" calcext:value-type="percentage">
            <text:p>56,35%</text:p>
          </table:table-cell>
          <table:table-cell/>
          <table:table-cell office:value-type="percentage" office:value="0.2889" calcext:value-type="percentage">
            <text:p>28,89%</text:p>
          </table:table-cell>
          <table:table-cell/>
        </table:table-row>
        <table:table-row table:style-name="ro1">
          <table:table-cell office:value-type="string" calcext:value-type="string">
            <text:p>gct1980_8</text:p>
          </table:table-cell>
          <table:table-cell office:value-type="percentage" office:value="0.2783" calcext:value-type="percentage">
            <text:p>27,83%</text:p>
          </table:table-cell>
          <table:table-cell/>
          <table:table-cell office:value-type="percentage" office:value="0.1974" calcext:value-type="percentage">
            <text:p>19,74%</text:p>
          </table:table-cell>
          <table:table-cell office:value-type="percentage" office:value="0.3442" calcext:value-type="percentage">
            <text:p>34,42%</text:p>
          </table:table-cell>
          <table:table-cell office:value-type="percentage" office:value="0.2393" calcext:value-type="percentage">
            <text:p>23,93%</text:p>
          </table:table-cell>
          <table:table-cell/>
          <table:table-cell office:value-type="percentage" office:value="0.2137" calcext:value-type="percentage">
            <text:p>21,37%</text:p>
          </table:table-cell>
          <table:table-cell/>
        </table:table-row>
        <table:table-row table:style-name="ro1">
          <table:table-cell office:value-type="string" calcext:value-type="string">
            <text:p>gct1980_9</text:p>
          </table:table-cell>
          <table:table-cell office:value-type="percentage" office:value="0.53" calcext:value-type="percentage">
            <text:p>53,00%</text:p>
          </table:table-cell>
          <table:table-cell/>
          <table:table-cell office:value-type="percentage" office:value="0.2908" calcext:value-type="percentage">
            <text:p>29,08%</text:p>
          </table:table-cell>
          <table:table-cell office:value-type="percentage" office:value="0.2995" calcext:value-type="percentage">
            <text:p>29,95%</text:p>
          </table:table-cell>
          <table:table-cell office:value-type="percentage" office:value="0.2615" calcext:value-type="percentage">
            <text:p>26,15%</text:p>
          </table:table-cell>
          <table:table-cell/>
          <table:table-cell office:value-type="percentage" office:value="0.3249" calcext:value-type="percentage">
            <text:p>32,49%</text:p>
          </table:table-cell>
          <table:table-cell/>
        </table:table-row>
        <table:table-row table:style-name="ro1">
          <table:table-cell office:value-type="string" calcext:value-type="string">
            <text:p>gct1980_10</text:p>
          </table:table-cell>
          <table:table-cell office:value-type="percentage" office:value="0.4461" calcext:value-type="percentage">
            <text:p>44,61%</text:p>
          </table:table-cell>
          <table:table-cell/>
          <table:table-cell office:value-type="percentage" office:value="0.2263" calcext:value-type="percentage">
            <text:p>22,63%</text:p>
          </table:table-cell>
          <table:table-cell office:value-type="percentage" office:value="0.4336" calcext:value-type="percentage">
            <text:p>43,36%</text:p>
          </table:table-cell>
          <table:table-cell office:value-type="percentage" office:value="0.5155" calcext:value-type="percentage">
            <text:p>51,55%</text:p>
          </table:table-cell>
          <table:table-cell/>
          <table:table-cell office:value-type="percentage" office:value="0.2115" calcext:value-type="percentage">
            <text:p>21,15%</text:p>
          </table:table-cell>
          <table:table-cell/>
        </table:table-row>
        <table:table-row table:style-name="ro1">
          <table:table-cell table:style-name="ce2"/>
          <table:table-cell table:style-name="ce2" table:formula="of:=AVERAGE([.B28:.B37])" office:value-type="percentage" office:value="0.42291" calcext:value-type="percentage">
            <text:p>42,29%</text:p>
          </table:table-cell>
          <table:table-cell table:style-name="ce2" table:formula="of:=AVERAGE([.C28:.C37])" office:value-type="string" office:string-value="" calcext:value-type="error">
            <text:p>#DIV/0!</text:p>
          </table:table-cell>
          <table:table-cell table:style-name="ce2" table:formula="of:=AVERAGE([.D28:.D37])" office:value-type="percentage" office:value="0.22738" calcext:value-type="percentage">
            <text:p>22,74%</text:p>
          </table:table-cell>
          <table:table-cell table:style-name="ce2" table:formula="of:=AVERAGE([.E28:.E37])" office:value-type="percentage" office:value="0.27692" calcext:value-type="percentage">
            <text:p>27,69%</text:p>
          </table:table-cell>
          <table:table-cell table:style-name="ce2" table:formula="of:=AVERAGE([.F28:.F37])" office:value-type="percentage" office:value="0.40245" calcext:value-type="percentage">
            <text:p>40,25%</text:p>
          </table:table-cell>
          <table:table-cell table:style-name="ce2" table:formula="of:=AVERAGE([.G28:.G37])" office:value-type="string" office:string-value="" calcext:value-type="error">
            <text:p>#DIV/0!</text:p>
          </table:table-cell>
          <table:table-cell table:style-name="ce2" table:formula="of:=AVERAGE([.H28:.H37])" office:value-type="percentage" office:value="0.31038" calcext:value-type="percentage">
            <text:p>31,04%</text:p>
          </table:table-cell>
          <table:table-cell table:style-name="ce2" table:formula="of:=AVERAGE([.I28:.I3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FC1</text:p>
          </table:table-cell>
          <table:table-cell table:style-name="ce2" office:value-type="string" calcext:value-type="string">
            <text:p>FC1GEN</text:p>
          </table:table-cell>
          <table:table-cell table:style-name="ce2" office:value-type="string" calcext:value-type="string">
            <text:p>FC2GEN</text:p>
          </table:table-cell>
          <table:table-cell table:style-name="ce2" office:value-type="string" calcext:value-type="string">
            <text:p>FC2</text:p>
          </table:table-cell>
          <table:table-cell table:style-name="ce2" office:value-type="string" calcext:value-type="string">
            <text:p>FC3</text:p>
          </table:table-cell>
          <table:table-cell table:style-name="ce2" office:value-type="string" calcext:value-type="string">
            <text:p>FC3GEN</text:p>
          </table:table-cell>
          <table:table-cell table:style-name="ce2" office:value-type="string" calcext:value-type="string">
            <text:p>FC4</text:p>
          </table:table-cell>
          <table:table-cell table:style-name="ce2" office:value-type="string" calcext:value-type="string">
            <text:p>FC4GEN</text:p>
          </table:table-cell>
        </table:table-row>
        <table:table-row table:style-name="ro1">
          <table:table-cell office:value-type="string" calcext:value-type="string">
            <text:p>gct1985_1</text:p>
          </table:table-cell>
          <table:table-cell office:value-type="percentage" office:value="0.1492" calcext:value-type="percentage">
            <text:p>14,92%</text:p>
          </table:table-cell>
          <table:table-cell/>
          <table:table-cell office:value-type="percentage" office:value="0.3397" calcext:value-type="percentage">
            <text:p>33,97%</text:p>
          </table:table-cell>
          <table:table-cell office:value-type="percentage" office:value="0.1747" calcext:value-type="percentage">
            <text:p>17,47%</text:p>
          </table:table-cell>
          <table:table-cell office:value-type="percentage" office:value="0.1721" calcext:value-type="percentage">
            <text:p>17,21%</text:p>
          </table:table-cell>
          <table:table-cell/>
          <table:table-cell office:value-type="percentage" office:value="0.264" calcext:value-type="percentage">
            <text:p>26,40%</text:p>
          </table:table-cell>
          <table:table-cell/>
        </table:table-row>
        <table:table-row table:style-name="ro1">
          <table:table-cell office:value-type="string" calcext:value-type="string">
            <text:p>gct1985_2</text:p>
          </table:table-cell>
          <table:table-cell office:value-type="percentage" office:value="0.1696" calcext:value-type="percentage">
            <text:p>16,96%</text:p>
          </table:table-cell>
          <table:table-cell/>
          <table:table-cell office:value-type="percentage" office:value="0.3333" calcext:value-type="percentage">
            <text:p>33,33%</text:p>
          </table:table-cell>
          <table:table-cell office:value-type="percentage" office:value="0.3683" calcext:value-type="percentage">
            <text:p>36,83%</text:p>
          </table:table-cell>
          <table:table-cell office:value-type="percentage" office:value="0.1443" calcext:value-type="percentage">
            <text:p>14,43%</text:p>
          </table:table-cell>
          <table:table-cell/>
          <table:table-cell office:value-type="percentage" office:value="0.153" calcext:value-type="percentage">
            <text:p>15,30%</text:p>
          </table:table-cell>
          <table:table-cell/>
        </table:table-row>
        <table:table-row table:style-name="ro1">
          <table:table-cell office:value-type="string" calcext:value-type="string">
            <text:p>gct1985_3</text:p>
          </table:table-cell>
          <table:table-cell office:value-type="percentage" office:value="0.2108" calcext:value-type="percentage">
            <text:p>21,08%</text:p>
          </table:table-cell>
          <table:table-cell/>
          <table:table-cell table:number-columns-repeated="2" office:value-type="percentage" office:value="0.1496" calcext:value-type="percentage">
            <text:p>14,96%</text:p>
          </table:table-cell>
          <table:table-cell office:value-type="percentage" office:value="0.1313" calcext:value-type="percentage">
            <text:p>13,13%</text:p>
          </table:table-cell>
          <table:table-cell/>
          <table:table-cell office:value-type="percentage" office:value="0.1421" calcext:value-type="percentage">
            <text:p>14,21%</text:p>
          </table:table-cell>
          <table:table-cell/>
        </table:table-row>
        <table:table-row table:style-name="ro1">
          <table:table-cell office:value-type="string" calcext:value-type="string">
            <text:p>gct1985_4</text:p>
          </table:table-cell>
          <table:table-cell office:value-type="percentage" office:value="0.1825" calcext:value-type="percentage">
            <text:p>18,25%</text:p>
          </table:table-cell>
          <table:table-cell/>
          <table:table-cell office:value-type="percentage" office:value="0.1429" calcext:value-type="percentage">
            <text:p>14,29%</text:p>
          </table:table-cell>
          <table:table-cell office:value-type="percentage" office:value="0.135" calcext:value-type="percentage">
            <text:p>13,50%</text:p>
          </table:table-cell>
          <table:table-cell office:value-type="percentage" office:value="0.1346" calcext:value-type="percentage">
            <text:p>13,46%</text:p>
          </table:table-cell>
          <table:table-cell/>
          <table:table-cell office:value-type="percentage" office:value="0.1428" calcext:value-type="percentage">
            <text:p>14,28%</text:p>
          </table:table-cell>
          <table:table-cell/>
        </table:table-row>
        <table:table-row table:style-name="ro1">
          <table:table-cell office:value-type="string" calcext:value-type="string">
            <text:p>gct1985_5</text:p>
          </table:table-cell>
          <table:table-cell office:value-type="percentage" office:value="0.2787" calcext:value-type="percentage">
            <text:p>27,87%</text:p>
          </table:table-cell>
          <table:table-cell/>
          <table:table-cell office:value-type="percentage" office:value="0.2857" calcext:value-type="percentage">
            <text:p>28,57%</text:p>
          </table:table-cell>
          <table:table-cell office:value-type="percentage" office:value="0.2554" calcext:value-type="percentage">
            <text:p>25,54%</text:p>
          </table:table-cell>
          <table:table-cell office:value-type="percentage" office:value="0.3148" calcext:value-type="percentage">
            <text:p>31,48%</text:p>
          </table:table-cell>
          <table:table-cell/>
          <table:table-cell office:value-type="percentage" office:value="0.2748" calcext:value-type="percentage">
            <text:p>27,48%</text:p>
          </table:table-cell>
          <table:table-cell/>
        </table:table-row>
        <table:table-row table:style-name="ro1">
          <table:table-cell office:value-type="string" calcext:value-type="string">
            <text:p>gct1985_6</text:p>
          </table:table-cell>
          <table:table-cell office:value-type="percentage" office:value="0.1587" calcext:value-type="percentage">
            <text:p>15,87%</text:p>
          </table:table-cell>
          <table:table-cell/>
          <table:table-cell office:value-type="percentage" office:value="0.1587" calcext:value-type="percentage">
            <text:p>15,87%</text:p>
          </table:table-cell>
          <table:table-cell office:value-type="percentage" office:value="0.1518" calcext:value-type="percentage">
            <text:p>15,18%</text:p>
          </table:table-cell>
          <table:table-cell office:value-type="percentage" office:value="0.2723" calcext:value-type="percentage">
            <text:p>27,23%</text:p>
          </table:table-cell>
          <table:table-cell/>
          <table:table-cell office:value-type="percentage" office:value="0.1477" calcext:value-type="percentage">
            <text:p>14,77%</text:p>
          </table:table-cell>
          <table:table-cell/>
        </table:table-row>
        <table:table-row table:style-name="ro1">
          <table:table-cell office:value-type="string" calcext:value-type="string">
            <text:p>gct1985_7</text:p>
          </table:table-cell>
          <table:table-cell office:value-type="percentage" office:value="0.1619" calcext:value-type="percentage">
            <text:p>16,19%</text:p>
          </table:table-cell>
          <table:table-cell/>
          <table:table-cell office:value-type="percentage" office:value="0.1397" calcext:value-type="percentage">
            <text:p>13,97%</text:p>
          </table:table-cell>
          <table:table-cell office:value-type="percentage" office:value="0.1271" calcext:value-type="percentage">
            <text:p>12,71%</text:p>
          </table:table-cell>
          <table:table-cell office:value-type="percentage" office:value="0.1587" calcext:value-type="percentage">
            <text:p>15,87%</text:p>
          </table:table-cell>
          <table:table-cell/>
          <table:table-cell office:value-type="percentage" office:value="0.1442" calcext:value-type="percentage">
            <text:p>14,42%</text:p>
          </table:table-cell>
          <table:table-cell/>
        </table:table-row>
        <table:table-row table:style-name="ro1">
          <table:table-cell office:value-type="string" calcext:value-type="string">
            <text:p>gct1985_8</text:p>
          </table:table-cell>
          <table:table-cell office:value-type="percentage" office:value="0.1133" calcext:value-type="percentage">
            <text:p>11,33%</text:p>
          </table:table-cell>
          <table:table-cell/>
          <table:table-cell office:value-type="percentage" office:value="0.0952" calcext:value-type="percentage">
            <text:p>9,52%</text:p>
          </table:table-cell>
          <table:table-cell office:value-type="percentage" office:value="0.1025" calcext:value-type="percentage">
            <text:p>10,25%</text:p>
          </table:table-cell>
          <table:table-cell office:value-type="percentage" office:value="0.1238" calcext:value-type="percentage">
            <text:p>12,38%</text:p>
          </table:table-cell>
          <table:table-cell/>
          <table:table-cell office:value-type="percentage" office:value="0.1097" calcext:value-type="percentage">
            <text:p>10,97%</text:p>
          </table:table-cell>
          <table:table-cell/>
        </table:table-row>
        <table:table-row table:style-name="ro1">
          <table:table-cell office:value-type="string" calcext:value-type="string">
            <text:p>gct1985_9</text:p>
          </table:table-cell>
          <table:table-cell office:value-type="percentage" office:value="0.1662" calcext:value-type="percentage">
            <text:p>16,62%</text:p>
          </table:table-cell>
          <table:table-cell/>
          <table:table-cell office:value-type="percentage" office:value="0.1496" calcext:value-type="percentage">
            <text:p>14,96%</text:p>
          </table:table-cell>
          <table:table-cell office:value-type="percentage" office:value="0.2995" calcext:value-type="percentage">
            <text:p>29,95%</text:p>
          </table:table-cell>
          <table:table-cell office:value-type="percentage" office:value="0.1271" calcext:value-type="percentage">
            <text:p>12,71%</text:p>
          </table:table-cell>
          <table:table-cell/>
          <table:table-cell office:value-type="percentage" office:value="0.144" calcext:value-type="percentage">
            <text:p>14,40%</text:p>
          </table:table-cell>
          <table:table-cell/>
        </table:table-row>
        <table:table-row table:style-name="ro1">
          <table:table-cell office:value-type="string" calcext:value-type="string">
            <text:p>gct1985_10</text:p>
          </table:table-cell>
          <table:table-cell office:value-type="percentage" office:value="0.2746" calcext:value-type="percentage">
            <text:p>27,46%</text:p>
          </table:table-cell>
          <table:table-cell/>
          <table:table-cell office:value-type="percentage" office:value="0.2016" calcext:value-type="percentage">
            <text:p>20,16%</text:p>
          </table:table-cell>
          <table:table-cell office:value-type="percentage" office:value="0.1905" calcext:value-type="percentage">
            <text:p>19,05%</text:p>
          </table:table-cell>
          <table:table-cell office:value-type="percentage" office:value="0.1875" calcext:value-type="percentage">
            <text:p>18,75%</text:p>
          </table:table-cell>
          <table:table-cell/>
          <table:table-cell office:value-type="percentage" office:value="0.1886" calcext:value-type="percentage">
            <text:p>18,86%</text:p>
          </table:table-cell>
          <table:table-cell/>
        </table:table-row>
        <table:table-row table:style-name="ro1">
          <table:table-cell table:style-name="ce2"/>
          <table:table-cell table:style-name="ce2" table:formula="of:=AVERAGE([.B41:.B50])" office:value-type="percentage" office:value="0.18655" calcext:value-type="percentage">
            <text:p>18,66%</text:p>
          </table:table-cell>
          <table:table-cell table:style-name="ce2" table:formula="of:=AVERAGE([.C41:.C50])" office:value-type="string" office:string-value="" calcext:value-type="error">
            <text:p>#DIV/0!</text:p>
          </table:table-cell>
          <table:table-cell table:style-name="ce2" table:formula="of:=AVERAGE([.D41:.D50])" office:value-type="percentage" office:value="0.1996" calcext:value-type="percentage">
            <text:p>19,96%</text:p>
          </table:table-cell>
          <table:table-cell table:style-name="ce2" table:formula="of:=AVERAGE([.E41:.E50])" office:value-type="percentage" office:value="0.19544" calcext:value-type="percentage">
            <text:p>19,54%</text:p>
          </table:table-cell>
          <table:table-cell table:style-name="ce2" table:formula="of:=AVERAGE([.F41:.F50])" office:value-type="percentage" office:value="0.17665" calcext:value-type="percentage">
            <text:p>17,67%</text:p>
          </table:table-cell>
          <table:table-cell table:style-name="ce2" table:formula="of:=AVERAGE([.G41:.G50])" office:value-type="string" office:string-value="" calcext:value-type="error">
            <text:p>#DIV/0!</text:p>
          </table:table-cell>
          <table:table-cell table:style-name="ce2" table:formula="of:=AVERAGE([.H41:.H50])" office:value-type="percentage" office:value="0.17109" calcext:value-type="percentage">
            <text:p>17,11%</text:p>
          </table:table-cell>
          <table:table-cell table:style-name="ce2" table:formula="of:=AVERAGE([.I41:.I50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FC1</text:p>
          </table:table-cell>
          <table:table-cell table:style-name="ce2" office:value-type="string" calcext:value-type="string">
            <text:p>FC1GEN</text:p>
          </table:table-cell>
          <table:table-cell table:style-name="ce2" office:value-type="string" calcext:value-type="string">
            <text:p>FC2GEN</text:p>
          </table:table-cell>
          <table:table-cell table:style-name="ce2" office:value-type="string" calcext:value-type="string">
            <text:p>FC2</text:p>
          </table:table-cell>
          <table:table-cell table:style-name="ce2" office:value-type="string" calcext:value-type="string">
            <text:p>FC3</text:p>
          </table:table-cell>
          <table:table-cell table:style-name="ce2" office:value-type="string" calcext:value-type="string">
            <text:p>FC3GEN</text:p>
          </table:table-cell>
          <table:table-cell table:style-name="ce2" office:value-type="string" calcext:value-type="string">
            <text:p>FC4</text:p>
          </table:table-cell>
          <table:table-cell table:style-name="ce2" office:value-type="string" calcext:value-type="string">
            <text:p>FC4GEN</text:p>
          </table:table-cell>
        </table:table-row>
        <table:table-row table:style-name="ro1">
          <table:table-cell office:value-type="string" calcext:value-type="string">
            <text:p>gct1990_1</text:p>
          </table:table-cell>
          <table:table-cell office:value-type="percentage" office:value="0.1406" calcext:value-type="percentage">
            <text:p>14,06%</text:p>
          </table:table-cell>
          <table:table-cell/>
          <table:table-cell office:value-type="percentage" office:value="0.1471" calcext:value-type="percentage">
            <text:p>14,71%</text:p>
          </table:table-cell>
          <table:table-cell office:value-type="percentage" office:value="0.1393" calcext:value-type="percentage">
            <text:p>13,93%</text:p>
          </table:table-cell>
          <table:table-cell office:value-type="percentage" office:value="0.1874" calcext:value-type="percentage">
            <text:p>18,74%</text:p>
          </table:table-cell>
          <table:table-cell/>
          <table:table-cell office:value-type="percentage" office:value="0.1936" calcext:value-type="percentage">
            <text:p>19,36%</text:p>
          </table:table-cell>
          <table:table-cell/>
        </table:table-row>
        <table:table-row table:style-name="ro1">
          <table:table-cell office:value-type="string" calcext:value-type="string">
            <text:p>gct1990_2</text:p>
          </table:table-cell>
          <table:table-cell office:value-type="percentage" office:value="0.0677" calcext:value-type="percentage">
            <text:p>6,77%</text:p>
          </table:table-cell>
          <table:table-cell/>
          <table:table-cell office:value-type="percentage" office:value="0.0683" calcext:value-type="percentage">
            <text:p>6,83%</text:p>
          </table:table-cell>
          <table:table-cell office:value-type="percentage" office:value="0.079" calcext:value-type="percentage">
            <text:p>7,90%</text:p>
          </table:table-cell>
          <table:table-cell office:value-type="percentage" office:value="0.1377" calcext:value-type="percentage">
            <text:p>13,77%</text:p>
          </table:table-cell>
          <table:table-cell/>
          <table:table-cell office:value-type="percentage" office:value="0.1222" calcext:value-type="percentage">
            <text:p>12,22%</text:p>
          </table:table-cell>
          <table:table-cell/>
        </table:table-row>
        <table:table-row table:style-name="ro1">
          <table:table-cell office:value-type="string" calcext:value-type="string">
            <text:p>gct1990_3</text:p>
          </table:table-cell>
          <table:table-cell office:value-type="percentage" office:value="0.0886" calcext:value-type="percentage">
            <text:p>8,86%</text:p>
          </table:table-cell>
          <table:table-cell/>
          <table:table-cell office:value-type="percentage" office:value="0.1706" calcext:value-type="percentage">
            <text:p>17,06%</text:p>
          </table:table-cell>
          <table:table-cell office:value-type="percentage" office:value="0.1653" calcext:value-type="percentage">
            <text:p>16,53%</text:p>
          </table:table-cell>
          <table:table-cell office:value-type="percentage" office:value="0.1377" calcext:value-type="percentage">
            <text:p>13,77%</text:p>
          </table:table-cell>
          <table:table-cell/>
          <table:table-cell office:value-type="percentage" office:value="0.1947" calcext:value-type="percentage">
            <text:p>19,47%</text:p>
          </table:table-cell>
          <table:table-cell/>
        </table:table-row>
        <table:table-row table:style-name="ro1">
          <table:table-cell office:value-type="string" calcext:value-type="string">
            <text:p>gct1990_4</text:p>
          </table:table-cell>
          <table:table-cell office:value-type="percentage" office:value="0.0676" calcext:value-type="percentage">
            <text:p>6,76%</text:p>
          </table:table-cell>
          <table:table-cell/>
          <table:table-cell office:value-type="percentage" office:value="0.0676" calcext:value-type="percentage">
            <text:p>6,76%</text:p>
          </table:table-cell>
          <table:table-cell office:value-type="percentage" office:value="0.0766" calcext:value-type="percentage">
            <text:p>7,66%</text:p>
          </table:table-cell>
          <table:table-cell office:value-type="percentage" office:value="0.0696" calcext:value-type="percentage">
            <text:p>6,96%</text:p>
          </table:table-cell>
          <table:table-cell/>
          <table:table-cell office:value-type="percentage" office:value="0.0667" calcext:value-type="percentage">
            <text:p>6,67%</text:p>
          </table:table-cell>
          <table:table-cell/>
        </table:table-row>
        <table:table-row table:style-name="ro1">
          <table:table-cell office:value-type="string" calcext:value-type="string">
            <text:p>gct1990_5</text:p>
          </table:table-cell>
          <table:table-cell office:value-type="percentage" office:value="0.1147" calcext:value-type="percentage">
            <text:p>11,47%</text:p>
          </table:table-cell>
          <table:table-cell/>
          <table:table-cell office:value-type="percentage" office:value="0.2833" calcext:value-type="percentage">
            <text:p>28,33%</text:p>
          </table:table-cell>
          <table:table-cell office:value-type="percentage" office:value="0.2048" calcext:value-type="percentage">
            <text:p>20,48%</text:p>
          </table:table-cell>
          <table:table-cell office:value-type="percentage" office:value="0.189" calcext:value-type="percentage">
            <text:p>18,90%</text:p>
          </table:table-cell>
          <table:table-cell/>
          <table:table-cell office:value-type="percentage" office:value="0.2055" calcext:value-type="percentage">
            <text:p>20,55%</text:p>
          </table:table-cell>
          <table:table-cell/>
        </table:table-row>
        <table:table-row table:style-name="ro1">
          <table:table-cell office:value-type="string" calcext:value-type="string">
            <text:p>gct1990_6</text:p>
          </table:table-cell>
          <table:table-cell office:value-type="percentage" office:value="0.1568" calcext:value-type="percentage">
            <text:p>15,68%</text:p>
          </table:table-cell>
          <table:table-cell/>
          <table:table-cell office:value-type="percentage" office:value="0.1569" calcext:value-type="percentage">
            <text:p>15,69%</text:p>
          </table:table-cell>
          <table:table-cell office:value-type="percentage" office:value="0.1579" calcext:value-type="percentage">
            <text:p>15,79%</text:p>
          </table:table-cell>
          <table:table-cell office:value-type="percentage" office:value="0.1876" calcext:value-type="percentage">
            <text:p>18,76%</text:p>
          </table:table-cell>
          <table:table-cell/>
          <table:table-cell office:value-type="percentage" office:value="0.2237" calcext:value-type="percentage">
            <text:p>22,37%</text:p>
          </table:table-cell>
          <table:table-cell/>
        </table:table-row>
        <table:table-row table:style-name="ro1">
          <table:table-cell office:value-type="string" calcext:value-type="string">
            <text:p>gct1990_7</text:p>
          </table:table-cell>
          <table:table-cell office:value-type="percentage" office:value="0.095" calcext:value-type="percentage">
            <text:p>9,50%</text:p>
          </table:table-cell>
          <table:table-cell/>
          <table:table-cell office:value-type="percentage" office:value="0.1314" calcext:value-type="percentage">
            <text:p>13,14%</text:p>
          </table:table-cell>
          <table:table-cell office:value-type="percentage" office:value="0.1543" calcext:value-type="percentage">
            <text:p>15,43%</text:p>
          </table:table-cell>
          <table:table-cell office:value-type="percentage" office:value="0.1331" calcext:value-type="percentage">
            <text:p>13,31%</text:p>
          </table:table-cell>
          <table:table-cell/>
          <table:table-cell office:value-type="percentage" office:value="0.1708" calcext:value-type="percentage">
            <text:p>17,08%</text:p>
          </table:table-cell>
          <table:table-cell/>
        </table:table-row>
        <table:table-row table:style-name="ro1">
          <table:table-cell office:value-type="string" calcext:value-type="string">
            <text:p>gct1990_8</text:p>
          </table:table-cell>
          <table:table-cell office:value-type="percentage" office:value="0.1696" calcext:value-type="percentage">
            <text:p>16,96%</text:p>
          </table:table-cell>
          <table:table-cell/>
          <table:table-cell office:value-type="percentage" office:value="0.1373" calcext:value-type="percentage">
            <text:p>13,73%</text:p>
          </table:table-cell>
          <table:table-cell office:value-type="percentage" office:value="0.1392" calcext:value-type="percentage">
            <text:p>13,92%</text:p>
          </table:table-cell>
          <table:table-cell office:value-type="percentage" office:value="0.1434" calcext:value-type="percentage">
            <text:p>14,34%</text:p>
          </table:table-cell>
          <table:table-cell/>
          <table:table-cell office:value-type="percentage" office:value="0.1507" calcext:value-type="percentage">
            <text:p>15,07%</text:p>
          </table:table-cell>
          <table:table-cell/>
        </table:table-row>
        <table:table-row table:style-name="ro1">
          <table:table-cell office:value-type="string" calcext:value-type="string">
            <text:p>gct1990_9</text:p>
          </table:table-cell>
          <table:table-cell office:value-type="percentage" office:value="0.1569" calcext:value-type="percentage">
            <text:p>15,69%</text:p>
          </table:table-cell>
          <table:table-cell/>
          <table:table-cell office:value-type="percentage" office:value="0.1402" calcext:value-type="percentage">
            <text:p>14,02%</text:p>
          </table:table-cell>
          <table:table-cell office:value-type="percentage" office:value="0.137" calcext:value-type="percentage">
            <text:p>13,70%</text:p>
          </table:table-cell>
          <table:table-cell office:value-type="percentage" office:value="0.1636" calcext:value-type="percentage">
            <text:p>16,36%</text:p>
          </table:table-cell>
          <table:table-cell/>
          <table:table-cell office:value-type="percentage" office:value="0.1372" calcext:value-type="percentage">
            <text:p>13,72%</text:p>
          </table:table-cell>
          <table:table-cell/>
        </table:table-row>
        <table:table-row table:style-name="ro1">
          <table:table-cell office:value-type="string" calcext:value-type="string">
            <text:p>gct1990_10</text:p>
          </table:table-cell>
          <table:table-cell office:value-type="percentage" office:value="0.0453" calcext:value-type="percentage">
            <text:p>4,53%</text:p>
          </table:table-cell>
          <table:table-cell/>
          <table:table-cell office:value-type="percentage" office:value="0.1069" calcext:value-type="percentage">
            <text:p>10,69%</text:p>
          </table:table-cell>
          <table:table-cell office:value-type="percentage" office:value="0.0962" calcext:value-type="percentage">
            <text:p>9,62%</text:p>
          </table:table-cell>
          <table:table-cell office:value-type="percentage" office:value="0.113" calcext:value-type="percentage">
            <text:p>11,30%</text:p>
          </table:table-cell>
          <table:table-cell/>
          <table:table-cell office:value-type="percentage" office:value="0.0744" calcext:value-type="percentage">
            <text:p>7,44%</text:p>
          </table:table-cell>
          <table:table-cell/>
        </table:table-row>
        <table:table-row table:style-name="ro1">
          <table:table-cell table:style-name="ce2"/>
          <table:table-cell table:style-name="ce2" table:formula="of:=AVERAGE([.B53:.B62])" office:value-type="percentage" office:value="0.11028" calcext:value-type="percentage">
            <text:p>11,03%</text:p>
          </table:table-cell>
          <table:table-cell table:style-name="ce2" table:formula="of:=AVERAGE([.C53:.C62])" office:value-type="string" office:string-value="" calcext:value-type="error">
            <text:p>#DIV/0!</text:p>
          </table:table-cell>
          <table:table-cell table:style-name="ce2" table:formula="of:=AVERAGE([.D53:.D62])" office:value-type="percentage" office:value="0.14096" calcext:value-type="percentage">
            <text:p>14,10%</text:p>
          </table:table-cell>
          <table:table-cell table:style-name="ce2" table:formula="of:=AVERAGE([.E53:.E62])" office:value-type="percentage" office:value="0.13496" calcext:value-type="percentage">
            <text:p>13,50%</text:p>
          </table:table-cell>
          <table:table-cell table:style-name="ce2" table:formula="of:=AVERAGE([.F53:.F62])" office:value-type="percentage" office:value="0.14621" calcext:value-type="percentage">
            <text:p>14,62%</text:p>
          </table:table-cell>
          <table:table-cell table:style-name="ce2" table:formula="of:=AVERAGE([.G53:.G62])" office:value-type="string" office:string-value="" calcext:value-type="error">
            <text:p>#DIV/0!</text:p>
          </table:table-cell>
          <table:table-cell table:style-name="ce2" table:formula="of:=AVERAGE([.H53:.H62])" office:value-type="percentage" office:value="0.15395" calcext:value-type="percentage">
            <text:p>15,40%</text:p>
          </table:table-cell>
          <table:table-cell table:style-name="ce2" table:formula="of:=AVERAGE([.I53:.I6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FC1</text:p>
          </table:table-cell>
          <table:table-cell table:style-name="ce2" office:value-type="string" calcext:value-type="string">
            <text:p>FC1GEN</text:p>
          </table:table-cell>
          <table:table-cell table:style-name="ce2" office:value-type="string" calcext:value-type="string">
            <text:p>FC2GEN</text:p>
          </table:table-cell>
          <table:table-cell table:style-name="ce2" office:value-type="string" calcext:value-type="string">
            <text:p>FC2</text:p>
          </table:table-cell>
          <table:table-cell table:style-name="ce2" office:value-type="string" calcext:value-type="string">
            <text:p>FC3</text:p>
          </table:table-cell>
          <table:table-cell table:style-name="ce2" office:value-type="string" calcext:value-type="string">
            <text:p>FC3GEN</text:p>
          </table:table-cell>
          <table:table-cell table:style-name="ce2" office:value-type="string" calcext:value-type="string">
            <text:p>FC4</text:p>
          </table:table-cell>
          <table:table-cell table:style-name="ce2" office:value-type="string" calcext:value-type="string">
            <text:p>FC4GEN</text:p>
          </table:table-cell>
        </table:table-row>
        <table:table-row table:style-name="ro1">
          <table:table-cell office:value-type="string" calcext:value-type="string">
            <text:p>gct1995_1</text:p>
          </table:table-cell>
          <table:table-cell office:value-type="percentage" office:value="0.0838" calcext:value-type="percentage">
            <text:p>8,38%</text:p>
          </table:table-cell>
          <table:table-cell/>
          <table:table-cell office:value-type="percentage" office:value="0.0961" calcext:value-type="percentage">
            <text:p>9,61%</text:p>
          </table:table-cell>
          <table:table-cell office:value-type="percentage" office:value="0.1087" calcext:value-type="percentage">
            <text:p>10,87%</text:p>
          </table:table-cell>
          <table:table-cell office:value-type="percentage" office:value="0.0964" calcext:value-type="percentage">
            <text:p>9,64%</text:p>
          </table:table-cell>
          <table:table-cell/>
          <table:table-cell office:value-type="percentage" office:value="0.0996" calcext:value-type="percentage">
            <text:p>9,96%</text:p>
          </table:table-cell>
          <table:table-cell/>
        </table:table-row>
        <table:table-row table:style-name="ro1">
          <table:table-cell office:value-type="string" calcext:value-type="string">
            <text:p>gct1995_2</text:p>
          </table:table-cell>
          <table:table-cell office:value-type="percentage" office:value="0.0898" calcext:value-type="percentage">
            <text:p>8,98%</text:p>
          </table:table-cell>
          <table:table-cell/>
          <table:table-cell office:value-type="percentage" office:value="0.1017" calcext:value-type="percentage">
            <text:p>10,17%</text:p>
          </table:table-cell>
          <table:table-cell table:number-columns-repeated="2" office:value-type="percentage" office:value="0.0956" calcext:value-type="percentage">
            <text:p>9,56%</text:p>
          </table:table-cell>
          <table:table-cell/>
          <table:table-cell office:value-type="percentage" office:value="0.0955" calcext:value-type="percentage">
            <text:p>9,55%</text:p>
          </table:table-cell>
          <table:table-cell/>
        </table:table-row>
        <table:table-row table:style-name="ro1">
          <table:table-cell office:value-type="string" calcext:value-type="string">
            <text:p>gct1995_3</text:p>
          </table:table-cell>
          <table:table-cell office:value-type="percentage" office:value="0.1137" calcext:value-type="percentage">
            <text:p>11,37%</text:p>
          </table:table-cell>
          <table:table-cell/>
          <table:table-cell office:value-type="percentage" office:value="0.1363" calcext:value-type="percentage">
            <text:p>13,63%</text:p>
          </table:table-cell>
          <table:table-cell office:value-type="percentage" office:value="0.1296" calcext:value-type="percentage">
            <text:p>12,96%</text:p>
          </table:table-cell>
          <table:table-cell office:value-type="percentage" office:value="0.1173" calcext:value-type="percentage">
            <text:p>11,73%</text:p>
          </table:table-cell>
          <table:table-cell/>
          <table:table-cell office:value-type="percentage" office:value="0.1143" calcext:value-type="percentage">
            <text:p>11,43%</text:p>
          </table:table-cell>
          <table:table-cell/>
        </table:table-row>
        <table:table-row table:style-name="ro1">
          <table:table-cell office:value-type="string" calcext:value-type="string">
            <text:p>gct1995_4</text:p>
          </table:table-cell>
          <table:table-cell office:value-type="percentage" office:value="0.0726" calcext:value-type="percentage">
            <text:p>7,26%</text:p>
          </table:table-cell>
          <table:table-cell/>
          <table:table-cell table:number-columns-repeated="2" office:value-type="percentage" office:value="0.0726" calcext:value-type="percentage">
            <text:p>7,26%</text:p>
          </table:table-cell>
          <table:table-cell office:value-type="percentage" office:value="0.074" calcext:value-type="percentage">
            <text:p>7,40%</text:p>
          </table:table-cell>
          <table:table-cell/>
          <table:table-cell office:value-type="percentage" office:value="0.071" calcext:value-type="percentage">
            <text:p>7,10%</text:p>
          </table:table-cell>
          <table:table-cell/>
        </table:table-row>
        <table:table-row table:style-name="ro1">
          <table:table-cell office:value-type="string" calcext:value-type="string">
            <text:p>gct1995_5</text:p>
          </table:table-cell>
          <table:table-cell office:value-type="percentage" office:value="0.1181" calcext:value-type="percentage">
            <text:p>11,81%</text:p>
          </table:table-cell>
          <table:table-cell/>
          <table:table-cell office:value-type="percentage" office:value="0.133" calcext:value-type="percentage">
            <text:p>13,30%</text:p>
          </table:table-cell>
          <table:table-cell office:value-type="percentage" office:value="0.1333" calcext:value-type="percentage">
            <text:p>13,33%</text:p>
          </table:table-cell>
          <table:table-cell office:value-type="percentage" office:value="0.1212" calcext:value-type="percentage">
            <text:p>12,12%</text:p>
          </table:table-cell>
          <table:table-cell/>
          <table:table-cell office:value-type="percentage" office:value="0.1212" calcext:value-type="percentage">
            <text:p>12,12%</text:p>
          </table:table-cell>
          <table:table-cell/>
        </table:table-row>
        <table:table-row table:style-name="ro1">
          <table:table-cell office:value-type="string" calcext:value-type="string">
            <text:p>gct1995_6</text:p>
          </table:table-cell>
          <table:table-cell office:value-type="percentage" office:value="0.0838" calcext:value-type="percentage">
            <text:p>8,38%</text:p>
          </table:table-cell>
          <table:table-cell/>
          <table:table-cell office:value-type="percentage" office:value="0.0838" calcext:value-type="percentage">
            <text:p>8,38%</text:p>
          </table:table-cell>
          <table:table-cell office:value-type="percentage" office:value="0.0849" calcext:value-type="percentage">
            <text:p>8,49%</text:p>
          </table:table-cell>
          <table:table-cell office:value-type="percentage" office:value="0.0842" calcext:value-type="percentage">
            <text:p>8,42%</text:p>
          </table:table-cell>
          <table:table-cell/>
          <table:table-cell office:value-type="percentage" office:value="0.0853" calcext:value-type="percentage">
            <text:p>8,53%</text:p>
          </table:table-cell>
          <table:table-cell/>
        </table:table-row>
        <table:table-row table:style-name="ro1">
          <table:table-cell office:value-type="string" calcext:value-type="string">
            <text:p>gct1995_7</text:p>
          </table:table-cell>
          <table:table-cell office:value-type="percentage" office:value="0.1062" calcext:value-type="percentage">
            <text:p>10,62%</text:p>
          </table:table-cell>
          <table:table-cell/>
          <table:table-cell office:value-type="percentage" office:value="0.1045" calcext:value-type="percentage">
            <text:p>10,45%</text:p>
          </table:table-cell>
          <table:table-cell office:value-type="percentage" office:value="0.1099" calcext:value-type="percentage">
            <text:p>10,99%</text:p>
          </table:table-cell>
          <table:table-cell office:value-type="percentage" office:value="0.1076" calcext:value-type="percentage">
            <text:p>10,76%</text:p>
          </table:table-cell>
          <table:table-cell/>
          <table:table-cell office:value-type="percentage" office:value="0.1133" calcext:value-type="percentage">
            <text:p>11,33%</text:p>
          </table:table-cell>
          <table:table-cell/>
        </table:table-row>
        <table:table-row table:style-name="ro1">
          <table:table-cell office:value-type="string" calcext:value-type="string">
            <text:p>gct1995_8</text:p>
          </table:table-cell>
          <table:table-cell office:value-type="percentage" office:value="0.0559" calcext:value-type="percentage">
            <text:p>5,59%</text:p>
          </table:table-cell>
          <table:table-cell/>
          <table:table-cell office:value-type="percentage" office:value="0.0559" calcext:value-type="percentage">
            <text:p>5,59%</text:p>
          </table:table-cell>
          <table:table-cell office:value-type="percentage" office:value="0.0543" calcext:value-type="percentage">
            <text:p>5,43%</text:p>
          </table:table-cell>
          <table:table-cell office:value-type="percentage" office:value="0.0563" calcext:value-type="percentage">
            <text:p>5,63%</text:p>
          </table:table-cell>
          <table:table-cell/>
          <table:table-cell office:value-type="percentage" office:value="0.0528" calcext:value-type="percentage">
            <text:p>5,28%</text:p>
          </table:table-cell>
          <table:table-cell/>
        </table:table-row>
        <table:table-row table:style-name="ro1">
          <table:table-cell office:value-type="string" calcext:value-type="string">
            <text:p>gct1995_9</text:p>
          </table:table-cell>
          <table:table-cell office:value-type="percentage" office:value="0.0959" calcext:value-type="percentage">
            <text:p>9,59%</text:p>
          </table:table-cell>
          <table:table-cell/>
          <table:table-cell office:value-type="percentage" office:value="0.1676" calcext:value-type="percentage">
            <text:p>16,76%</text:p>
          </table:table-cell>
          <table:table-cell office:value-type="percentage" office:value="0.1674" calcext:value-type="percentage">
            <text:p>16,74%</text:p>
          </table:table-cell>
          <table:table-cell office:value-type="percentage" office:value="0.1025" calcext:value-type="percentage">
            <text:p>10,25%</text:p>
          </table:table-cell>
          <table:table-cell/>
          <table:table-cell office:value-type="percentage" office:value="0.141" calcext:value-type="percentage">
            <text:p>14,10%</text:p>
          </table:table-cell>
          <table:table-cell/>
        </table:table-row>
        <table:table-row table:style-name="ro1">
          <table:table-cell office:value-type="string" calcext:value-type="string">
            <text:p>gct1995_10</text:p>
          </table:table-cell>
          <table:table-cell office:value-type="percentage" office:value="0.121" calcext:value-type="percentage">
            <text:p>12,10%</text:p>
          </table:table-cell>
          <table:table-cell/>
          <table:table-cell office:value-type="percentage" office:value="0.138" calcext:value-type="percentage">
            <text:p>13,80%</text:p>
          </table:table-cell>
          <table:table-cell office:value-type="percentage" office:value="0.1261" calcext:value-type="percentage">
            <text:p>12,61%</text:p>
          </table:table-cell>
          <table:table-cell office:value-type="percentage" office:value="0.143" calcext:value-type="percentage">
            <text:p>14,30%</text:p>
          </table:table-cell>
          <table:table-cell/>
          <table:table-cell office:value-type="percentage" office:value="0.1111" calcext:value-type="percentage">
            <text:p>11,11%</text:p>
          </table:table-cell>
          <table:table-cell/>
        </table:table-row>
        <table:table-row table:style-name="ro1">
          <table:table-cell table:style-name="ce2"/>
          <table:table-cell table:style-name="ce2" table:formula="of:=AVERAGE([.B66:.B75])" office:value-type="percentage" office:value="0.09408" calcext:value-type="percentage">
            <text:p>9,41%</text:p>
          </table:table-cell>
          <table:table-cell table:style-name="ce2" table:formula="of:=AVERAGE([.C66:.C75])" office:value-type="string" office:string-value="" calcext:value-type="error">
            <text:p>#DIV/0!</text:p>
          </table:table-cell>
          <table:table-cell table:style-name="ce2" table:formula="of:=AVERAGE([.D66:.D75])" office:value-type="percentage" office:value="0.10895" calcext:value-type="percentage">
            <text:p>10,90%</text:p>
          </table:table-cell>
          <table:table-cell table:style-name="ce2" table:formula="of:=AVERAGE([.E66:.E75])" office:value-type="percentage" office:value="0.10824" calcext:value-type="percentage">
            <text:p>10,82%</text:p>
          </table:table-cell>
          <table:table-cell table:style-name="ce2" table:formula="of:=AVERAGE([.F66:.F75])" office:value-type="percentage" office:value="0.09981" calcext:value-type="percentage">
            <text:p>9,98%</text:p>
          </table:table-cell>
          <table:table-cell table:style-name="ce2" table:formula="of:=AVERAGE([.G66:.G75])" office:value-type="string" office:string-value="" calcext:value-type="error">
            <text:p>#DIV/0!</text:p>
          </table:table-cell>
          <table:table-cell table:style-name="ce2" table:formula="of:=AVERAGE([.H66:.H75])" office:value-type="percentage" office:value="0.10051" calcext:value-type="percentage">
            <text:p>10,05%</text:p>
          </table:table-cell>
          <table:table-cell table:style-name="ce2" table:formula="of:=AVERAGE([.I66:.I75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FC1</text:p>
          </table:table-cell>
          <table:table-cell table:style-name="ce2" office:value-type="string" calcext:value-type="string">
            <text:p>FC1GEN</text:p>
          </table:table-cell>
          <table:table-cell table:style-name="ce2" office:value-type="string" calcext:value-type="string">
            <text:p>FC2GEN</text:p>
          </table:table-cell>
          <table:table-cell table:style-name="ce2" office:value-type="string" calcext:value-type="string">
            <text:p>FC2</text:p>
          </table:table-cell>
          <table:table-cell table:style-name="ce2" office:value-type="string" calcext:value-type="string">
            <text:p>FC3</text:p>
          </table:table-cell>
          <table:table-cell table:style-name="ce2" office:value-type="string" calcext:value-type="string">
            <text:p>FC3GEN</text:p>
          </table:table-cell>
          <table:table-cell table:style-name="ce2" office:value-type="string" calcext:value-type="string">
            <text:p>FC4</text:p>
          </table:table-cell>
          <table:table-cell table:style-name="ce2" office:value-type="string" calcext:value-type="string">
            <text:p>FC4GEN</text:p>
          </table:table-cell>
        </table:table-row>
        <table:table-row table:style-name="ro1">
          <table:table-cell office:value-type="string" calcext:value-type="string">
            <text:p>gct2000_1</text:p>
          </table:table-cell>
          <table:table-cell office:value-type="percentage" office:value="0.0476" calcext:value-type="percentage">
            <text:p>4,76%</text:p>
          </table:table-cell>
          <table:table-cell/>
          <table:table-cell office:value-type="percentage" office:value="0.0617" calcext:value-type="percentage">
            <text:p>6,17%</text:p>
          </table:table-cell>
          <table:table-cell office:value-type="percentage" office:value="0.0626" calcext:value-type="percentage">
            <text:p>6,26%</text:p>
          </table:table-cell>
          <table:table-cell office:value-type="percentage" office:value="0.0781" calcext:value-type="percentage">
            <text:p>7,81%</text:p>
          </table:table-cell>
          <table:table-cell/>
          <table:table-cell office:value-type="percentage" office:value="0.0617" calcext:value-type="percentage">
            <text:p>6,17%</text:p>
          </table:table-cell>
          <table:table-cell/>
        </table:table-row>
        <table:table-row table:style-name="ro1">
          <table:table-cell office:value-type="string" calcext:value-type="string">
            <text:p>gct2000_2</text:p>
          </table:table-cell>
          <table:table-cell office:value-type="percentage" office:value="0.0837" calcext:value-type="percentage">
            <text:p>8,37%</text:p>
          </table:table-cell>
          <table:table-cell/>
          <table:table-cell office:value-type="percentage" office:value="0.0648" calcext:value-type="percentage">
            <text:p>6,48%</text:p>
          </table:table-cell>
          <table:table-cell table:number-columns-repeated="2" office:value-type="percentage" office:value="0.0617" calcext:value-type="percentage">
            <text:p>6,17%</text:p>
          </table:table-cell>
          <table:table-cell/>
          <table:table-cell office:value-type="percentage" office:value="0.0629" calcext:value-type="percentage">
            <text:p>6,29%</text:p>
          </table:table-cell>
          <table:table-cell/>
        </table:table-row>
        <table:table-row table:style-name="ro1">
          <table:table-cell office:value-type="string" calcext:value-type="string">
            <text:p>gct2000_3</text:p>
          </table:table-cell>
          <table:table-cell office:value-type="percentage" office:value="0.0617" calcext:value-type="percentage">
            <text:p>6,17%</text:p>
          </table:table-cell>
          <table:table-cell/>
          <table:table-cell table:number-columns-repeated="2" office:value-type="percentage" office:value="0.0837" calcext:value-type="percentage">
            <text:p>8,37%</text:p>
          </table:table-cell>
          <table:table-cell office:value-type="percentage" office:value="0.0868" calcext:value-type="percentage">
            <text:p>8,68%</text:p>
          </table:table-cell>
          <table:table-cell/>
          <table:table-cell office:value-type="percentage" office:value="0.0837" calcext:value-type="percentage">
            <text:p>8,37%</text:p>
          </table:table-cell>
          <table:table-cell/>
        </table:table-row>
        <table:table-row table:style-name="ro1">
          <table:table-cell office:value-type="string" calcext:value-type="string">
            <text:p>gct2000_4</text:p>
          </table:table-cell>
          <table:table-cell office:value-type="percentage" office:value="0.0661" calcext:value-type="percentage">
            <text:p>6,61%</text:p>
          </table:table-cell>
          <table:table-cell/>
          <table:table-cell office:value-type="percentage" office:value="0.0665" calcext:value-type="percentage">
            <text:p>6,65%</text:p>
          </table:table-cell>
          <table:table-cell office:value-type="percentage" office:value="0.0661" calcext:value-type="percentage">
            <text:p>6,61%</text:p>
          </table:table-cell>
          <table:table-cell office:value-type="percentage" office:value="0.0681" calcext:value-type="percentage">
            <text:p>6,81%</text:p>
          </table:table-cell>
          <table:table-cell/>
          <table:table-cell office:value-type="percentage" office:value="0.0661" calcext:value-type="percentage">
            <text:p>6,61%</text:p>
          </table:table-cell>
          <table:table-cell/>
        </table:table-row>
        <table:table-row table:style-name="ro1">
          <table:table-cell office:value-type="string" calcext:value-type="string">
            <text:p>gct2000_5</text:p>
          </table:table-cell>
          <table:table-cell office:value-type="percentage" office:value="0.0573" calcext:value-type="percentage">
            <text:p>5,73%</text:p>
          </table:table-cell>
          <table:table-cell/>
          <table:table-cell office:value-type="percentage" office:value="0.0573" calcext:value-type="percentage">
            <text:p>5,73%</text:p>
          </table:table-cell>
          <table:table-cell office:value-type="percentage" office:value="0.0567" calcext:value-type="percentage">
            <text:p>5,67%</text:p>
          </table:table-cell>
          <table:table-cell office:value-type="percentage" office:value="0.0612" calcext:value-type="percentage">
            <text:p>6,12%</text:p>
          </table:table-cell>
          <table:table-cell/>
          <table:table-cell office:value-type="percentage" office:value="0.0611" calcext:value-type="percentage">
            <text:p>6,11%</text:p>
          </table:table-cell>
          <table:table-cell/>
        </table:table-row>
        <table:table-row table:style-name="ro1">
          <table:table-cell office:value-type="string" calcext:value-type="string">
            <text:p>gct2000_6</text:p>
          </table:table-cell>
          <table:table-cell office:value-type="percentage" office:value="0.0617" calcext:value-type="percentage">
            <text:p>6,17%</text:p>
          </table:table-cell>
          <table:table-cell/>
          <table:table-cell table:number-columns-repeated="3" office:value-type="percentage" office:value="0.0617" calcext:value-type="percentage">
            <text:p>6,17%</text:p>
          </table:table-cell>
          <table:table-cell/>
          <table:table-cell office:value-type="percentage" office:value="0.0631" calcext:value-type="percentage">
            <text:p>6,31%</text:p>
          </table:table-cell>
          <table:table-cell/>
        </table:table-row>
        <table:table-row table:style-name="ro1">
          <table:table-cell office:value-type="string" calcext:value-type="string">
            <text:p>gct2000_7</text:p>
          </table:table-cell>
          <table:table-cell office:value-type="percentage" office:value="0.0617" calcext:value-type="percentage">
            <text:p>6,17%</text:p>
          </table:table-cell>
          <table:table-cell/>
          <table:table-cell table:number-columns-repeated="2" office:value-type="percentage" office:value="0.0837" calcext:value-type="percentage">
            <text:p>8,37%</text:p>
          </table:table-cell>
          <table:table-cell office:value-type="percentage" office:value="0.0846" calcext:value-type="percentage">
            <text:p>8,46%</text:p>
          </table:table-cell>
          <table:table-cell/>
          <table:table-cell office:value-type="percentage" office:value="0.0835" calcext:value-type="percentage">
            <text:p>8,35%</text:p>
          </table:table-cell>
          <table:table-cell/>
        </table:table-row>
        <table:table-row table:style-name="ro1">
          <table:table-cell office:value-type="string" calcext:value-type="string">
            <text:p>gct2000_8</text:p>
          </table:table-cell>
          <table:table-cell office:value-type="percentage" office:value="0.0837" calcext:value-type="percentage">
            <text:p>8,37%</text:p>
          </table:table-cell>
          <table:table-cell/>
          <table:table-cell office:value-type="percentage" office:value="0.0802" calcext:value-type="percentage">
            <text:p>8,02%</text:p>
          </table:table-cell>
          <table:table-cell table:number-columns-repeated="2" office:value-type="percentage" office:value="0.0793" calcext:value-type="percentage">
            <text:p>7,93%</text:p>
          </table:table-cell>
          <table:table-cell/>
          <table:table-cell office:value-type="percentage" office:value="0.0795" calcext:value-type="percentage">
            <text:p>7,95%</text:p>
          </table:table-cell>
          <table:table-cell/>
        </table:table-row>
        <table:table-row table:style-name="ro1">
          <table:table-cell office:value-type="string" calcext:value-type="string">
            <text:p>gct2000_9</text:p>
          </table:table-cell>
          <table:table-cell office:value-type="percentage" office:value="0.0485" calcext:value-type="percentage">
            <text:p>4,85%</text:p>
          </table:table-cell>
          <table:table-cell/>
          <table:table-cell office:value-type="percentage" office:value="0.0441" calcext:value-type="percentage">
            <text:p>4,41%</text:p>
          </table:table-cell>
          <table:table-cell office:value-type="percentage" office:value="0.0454" calcext:value-type="percentage">
            <text:p>4,54%</text:p>
          </table:table-cell>
          <table:table-cell office:value-type="percentage" office:value="0.0451" calcext:value-type="percentage">
            <text:p>4,51%</text:p>
          </table:table-cell>
          <table:table-cell/>
          <table:table-cell office:value-type="percentage" office:value="0.0441" calcext:value-type="percentage">
            <text:p>4,41%</text:p>
          </table:table-cell>
          <table:table-cell/>
        </table:table-row>
        <table:table-row table:style-name="ro1">
          <table:table-cell office:value-type="string" calcext:value-type="string">
            <text:p>gct2000_10</text:p>
          </table:table-cell>
          <table:table-cell office:value-type="percentage" office:value="0.0793" calcext:value-type="percentage">
            <text:p>7,93%</text:p>
          </table:table-cell>
          <table:table-cell/>
          <table:table-cell office:value-type="percentage" office:value="0.0559" calcext:value-type="percentage">
            <text:p>5,59%</text:p>
          </table:table-cell>
          <table:table-cell office:value-type="percentage" office:value="0.0511" calcext:value-type="percentage">
            <text:p>5,11%</text:p>
          </table:table-cell>
          <table:table-cell office:value-type="percentage" office:value="0.0485" calcext:value-type="percentage">
            <text:p>4,85%</text:p>
          </table:table-cell>
          <table:table-cell/>
          <table:table-cell office:value-type="percentage" office:value="0.0485" calcext:value-type="percentage">
            <text:p>4,85%</text:p>
          </table:table-cell>
          <table:table-cell/>
        </table:table-row>
        <table:table-row table:style-name="ro1">
          <table:table-cell table:style-name="ce2"/>
          <table:table-cell table:style-name="ce2" table:formula="of:=AVERAGE([.B78:.B87])" office:value-type="percentage" office:value="0.06513" calcext:value-type="percentage">
            <text:p>6,51%</text:p>
          </table:table-cell>
          <table:table-cell table:style-name="ce2" table:formula="of:=AVERAGE([.C78:.C87])" office:value-type="string" office:string-value="" calcext:value-type="error">
            <text:p>#DIV/0!</text:p>
          </table:table-cell>
          <table:table-cell table:style-name="ce2" table:formula="of:=AVERAGE([.D78:.D87])" office:value-type="percentage" office:value="0.06596" calcext:value-type="percentage">
            <text:p>6,60%</text:p>
          </table:table-cell>
          <table:table-cell table:style-name="ce2" table:formula="of:=AVERAGE([.E78:.E87])" office:value-type="percentage" office:value="0.0652" calcext:value-type="percentage">
            <text:p>6,52%</text:p>
          </table:table-cell>
          <table:table-cell table:style-name="ce2" table:formula="of:=AVERAGE([.F78:.F87])" office:value-type="percentage" office:value="0.06751" calcext:value-type="percentage">
            <text:p>6,75%</text:p>
          </table:table-cell>
          <table:table-cell table:style-name="ce2" table:formula="of:=AVERAGE([.G78:.G87])" office:value-type="string" office:string-value="" calcext:value-type="error">
            <text:p>#DIV/0!</text:p>
          </table:table-cell>
          <table:table-cell table:style-name="ce2" table:formula="of:=AVERAGE([.H78:.H87])" office:value-type="percentage" office:value="0.06542" calcext:value-type="percentage">
            <text:p>6,54%</text:p>
          </table:table-cell>
          <table:table-cell table:style-name="ce2" table:formula="of:=AVERAGE([.I78:.I87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FC1</text:p>
          </table:table-cell>
          <table:table-cell table:style-name="ce2" office:value-type="string" calcext:value-type="string">
            <text:p>FC1GEN</text:p>
          </table:table-cell>
          <table:table-cell table:style-name="ce2" office:value-type="string" calcext:value-type="string">
            <text:p>FC2GEN</text:p>
          </table:table-cell>
          <table:table-cell table:style-name="ce2" office:value-type="string" calcext:value-type="string">
            <text:p>FC2</text:p>
          </table:table-cell>
          <table:table-cell table:style-name="ce2" office:value-type="string" calcext:value-type="string">
            <text:p>FC3</text:p>
          </table:table-cell>
          <table:table-cell table:style-name="ce2" office:value-type="string" calcext:value-type="string">
            <text:p>FC3GEN</text:p>
          </table:table-cell>
          <table:table-cell table:style-name="ce2" office:value-type="string" calcext:value-type="string">
            <text:p>FC4</text:p>
          </table:table-cell>
          <table:table-cell table:style-name="ce2" office:value-type="string" calcext:value-type="string">
            <text:p>FC4GEN</text:p>
          </table:table-cell>
        </table:table-row>
        <table:table-row table:style-name="ro1">
          <table:table-cell office:value-type="string" calcext:value-type="string">
            <text:p>gct2005_1</text:p>
          </table:table-cell>
          <table:table-cell office:value-type="percentage" office:value="0.0397" calcext:value-type="percentage">
            <text:p>3,97%</text:p>
          </table:table-cell>
          <table:table-cell/>
          <table:table-cell office:value-type="percentage" office:value="0.0402" calcext:value-type="percentage">
            <text:p>4,02%</text:p>
          </table:table-cell>
          <table:table-cell office:value-type="percentage" office:value="0.0397" calcext:value-type="percentage">
            <text:p>3,97%</text:p>
          </table:table-cell>
          <table:table-cell office:value-type="percentage" office:value="0.0395" calcext:value-type="percentage">
            <text:p>3,95%</text:p>
          </table:table-cell>
          <table:table-cell/>
          <table:table-cell office:value-type="percentage" office:value="0.0397" calcext:value-type="percentage">
            <text:p>3,97%</text:p>
          </table:table-cell>
          <table:table-cell/>
        </table:table-row>
        <table:table-row table:style-name="ro1">
          <table:table-cell office:value-type="string" calcext:value-type="string">
            <text:p>gct2005_2</text:p>
          </table:table-cell>
          <table:table-cell office:value-type="percentage" office:value="0.0482" calcext:value-type="percentage">
            <text:p>4,82%</text:p>
          </table:table-cell>
          <table:table-cell/>
          <table:table-cell office:value-type="percentage" office:value="0.0482" calcext:value-type="percentage">
            <text:p>4,82%</text:p>
          </table:table-cell>
          <table:table-cell office:value-type="percentage" office:value="0.0601" calcext:value-type="percentage">
            <text:p>6,01%</text:p>
          </table:table-cell>
          <table:table-cell office:value-type="percentage" office:value="0.0482" calcext:value-type="percentage">
            <text:p>4,82%</text:p>
          </table:table-cell>
          <table:table-cell/>
          <table:table-cell office:value-type="percentage" office:value="0.0425" calcext:value-type="percentage">
            <text:p>4,25%</text:p>
          </table:table-cell>
          <table:table-cell/>
        </table:table-row>
        <table:table-row table:style-name="ro1">
          <table:table-cell office:value-type="string" calcext:value-type="string">
            <text:p>gct2005_3</text:p>
          </table:table-cell>
          <table:table-cell office:value-type="percentage" office:value="0.0425" calcext:value-type="percentage">
            <text:p>4,25%</text:p>
          </table:table-cell>
          <table:table-cell/>
          <table:table-cell office:value-type="percentage" office:value="0.0431" calcext:value-type="percentage">
            <text:p>4,31%</text:p>
          </table:table-cell>
          <table:table-cell table:number-columns-repeated="2" office:value-type="percentage" office:value="0.0425" calcext:value-type="percentage">
            <text:p>4,25%</text:p>
          </table:table-cell>
          <table:table-cell/>
          <table:table-cell office:value-type="percentage" office:value="0.0567" calcext:value-type="percentage">
            <text:p>5,67%</text:p>
          </table:table-cell>
          <table:table-cell/>
        </table:table-row>
        <table:table-row table:style-name="ro1">
          <table:table-cell office:value-type="string" calcext:value-type="string">
            <text:p>gct2005_4</text:p>
          </table:table-cell>
          <table:table-cell office:value-type="percentage" office:value="0.0567" calcext:value-type="percentage">
            <text:p>5,67%</text:p>
          </table:table-cell>
          <table:table-cell/>
          <table:table-cell office:value-type="percentage" office:value="0.0598" calcext:value-type="percentage">
            <text:p>5,98%</text:p>
          </table:table-cell>
          <table:table-cell office:value-type="percentage" office:value="0.0566" calcext:value-type="percentage">
            <text:p>5,66%</text:p>
          </table:table-cell>
          <table:table-cell office:value-type="percentage" office:value="0.0592" calcext:value-type="percentage">
            <text:p>5,92%</text:p>
          </table:table-cell>
          <table:table-cell/>
          <table:table-cell office:value-type="percentage" office:value="0.0482" calcext:value-type="percentage">
            <text:p>4,82%</text:p>
          </table:table-cell>
          <table:table-cell/>
        </table:table-row>
        <table:table-row table:style-name="ro1">
          <table:table-cell office:value-type="string" calcext:value-type="string">
            <text:p>gct2005_5</text:p>
          </table:table-cell>
          <table:table-cell office:value-type="percentage" office:value="0.0482" calcext:value-type="percentage">
            <text:p>4,82%</text:p>
          </table:table-cell>
          <table:table-cell/>
          <table:table-cell table:number-columns-repeated="3" office:value-type="percentage" office:value="0.0482" calcext:value-type="percentage">
            <text:p>4,82%</text:p>
          </table:table-cell>
          <table:table-cell/>
          <table:table-cell office:value-type="percentage" office:value="0.0466" calcext:value-type="percentage">
            <text:p>4,66%</text:p>
          </table:table-cell>
          <table:table-cell/>
        </table:table-row>
        <table:table-row table:style-name="ro1">
          <table:table-cell office:value-type="string" calcext:value-type="string">
            <text:p>gct2005_6</text:p>
          </table:table-cell>
          <table:table-cell office:value-type="percentage" office:value="0.0453" calcext:value-type="percentage">
            <text:p>4,53%</text:p>
          </table:table-cell>
          <table:table-cell/>
          <table:table-cell table:number-columns-repeated="3" office:value-type="percentage" office:value="0.0453" calcext:value-type="percentage">
            <text:p>4,53%</text:p>
          </table:table-cell>
          <table:table-cell/>
          <table:table-cell office:value-type="percentage" office:value="0.0453" calcext:value-type="percentage">
            <text:p>4,53%</text:p>
          </table:table-cell>
          <table:table-cell/>
        </table:table-row>
        <table:table-row table:style-name="ro1">
          <table:table-cell office:value-type="string" calcext:value-type="string">
            <text:p>gct2005_7</text:p>
          </table:table-cell>
          <table:table-cell office:value-type="percentage" office:value="0.0289" calcext:value-type="percentage">
            <text:p>2,89%</text:p>
          </table:table-cell>
          <table:table-cell/>
          <table:table-cell office:value-type="percentage" office:value="0.0309" calcext:value-type="percentage">
            <text:p>3,09%</text:p>
          </table:table-cell>
          <table:table-cell table:number-columns-repeated="2" office:value-type="percentage" office:value="0.0283" calcext:value-type="percentage">
            <text:p>2,83%</text:p>
          </table:table-cell>
          <table:table-cell/>
          <table:table-cell office:value-type="percentage" office:value="0.0283" calcext:value-type="percentage">
            <text:p>2,83%</text:p>
          </table:table-cell>
          <table:table-cell/>
        </table:table-row>
        <table:table-row table:style-name="ro1">
          <table:table-cell office:value-type="string" calcext:value-type="string">
            <text:p>gct2005_8</text:p>
          </table:table-cell>
          <table:table-cell office:value-type="percentage" office:value="0.0453" calcext:value-type="percentage">
            <text:p>4,53%</text:p>
          </table:table-cell>
          <table:table-cell/>
          <table:table-cell table:number-columns-repeated="3" office:value-type="percentage" office:value="0.0453" calcext:value-type="percentage">
            <text:p>4,53%</text:p>
          </table:table-cell>
          <table:table-cell/>
          <table:table-cell office:value-type="percentage" office:value="0.0453" calcext:value-type="percentage">
            <text:p>4,53%</text:p>
          </table:table-cell>
          <table:table-cell/>
        </table:table-row>
        <table:table-row table:style-name="ro1">
          <table:table-cell office:value-type="string" calcext:value-type="string">
            <text:p>gct2005_9</text:p>
          </table:table-cell>
          <table:table-cell office:value-type="percentage" office:value="0.0397" calcext:value-type="percentage">
            <text:p>3,97%</text:p>
          </table:table-cell>
          <table:table-cell/>
          <table:table-cell office:value-type="percentage" office:value="0.0433" calcext:value-type="percentage">
            <text:p>4,33%</text:p>
          </table:table-cell>
          <table:table-cell office:value-type="percentage" office:value="0.0397" calcext:value-type="percentage">
            <text:p>3,97%</text:p>
          </table:table-cell>
          <table:table-cell office:value-type="percentage" office:value="0.0398" calcext:value-type="percentage">
            <text:p>3,98%</text:p>
          </table:table-cell>
          <table:table-cell/>
          <table:table-cell office:value-type="percentage" office:value="0.0397" calcext:value-type="percentage">
            <text:p>3,97%</text:p>
          </table:table-cell>
          <table:table-cell/>
        </table:table-row>
        <table:table-row table:style-name="ro1">
          <table:table-cell office:value-type="string" calcext:value-type="string">
            <text:p>gct2005_10</text:p>
          </table:table-cell>
          <table:table-cell office:value-type="percentage" office:value="0.0453" calcext:value-type="percentage">
            <text:p>4,53%</text:p>
          </table:table-cell>
          <table:table-cell/>
          <table:table-cell table:number-columns-repeated="2" office:value-type="percentage" office:value="0.0397" calcext:value-type="percentage">
            <text:p>3,97%</text:p>
          </table:table-cell>
          <table:table-cell office:value-type="percentage" office:value="0.0453" calcext:value-type="percentage">
            <text:p>4,53%</text:p>
          </table:table-cell>
          <table:table-cell/>
          <table:table-cell office:value-type="percentage" office:value="0.0453" calcext:value-type="percentage">
            <text:p>4,53%</text:p>
          </table:table-cell>
          <table:table-cell/>
        </table:table-row>
        <table:table-row table:style-name="ro1">
          <table:table-cell table:style-name="ce2"/>
          <table:table-cell table:style-name="ce2" table:formula="of:=AVERAGE([.B90:.B99])" office:value-type="percentage" office:value="0.04398" calcext:value-type="percentage">
            <text:p>4,40%</text:p>
          </table:table-cell>
          <table:table-cell table:style-name="ce2" table:formula="of:=AVERAGE([.C90:.C99])" office:value-type="string" office:string-value="" calcext:value-type="error">
            <text:p>#DIV/0!</text:p>
          </table:table-cell>
          <table:table-cell table:style-name="ce2" table:formula="of:=AVERAGE([.D90:.D99])" office:value-type="percentage" office:value="0.0444" calcext:value-type="percentage">
            <text:p>4,44%</text:p>
          </table:table-cell>
          <table:table-cell table:style-name="ce2" table:formula="of:=AVERAGE([.E90:.E99])" office:value-type="percentage" office:value="0.04454" calcext:value-type="percentage">
            <text:p>4,45%</text:p>
          </table:table-cell>
          <table:table-cell table:style-name="ce2" table:formula="of:=AVERAGE([.F90:.F99])" office:value-type="percentage" office:value="0.04416" calcext:value-type="percentage">
            <text:p>4,42%</text:p>
          </table:table-cell>
          <table:table-cell table:style-name="ce2" table:formula="of:=AVERAGE([.G90:.G99])" office:value-type="string" office:string-value="" calcext:value-type="error">
            <text:p>#DIV/0!</text:p>
          </table:table-cell>
          <table:table-cell table:style-name="ce2" table:formula="of:=AVERAGE([.H90:.H99])" office:value-type="percentage" office:value="0.04376" calcext:value-type="percentage">
            <text:p>4,38%</text:p>
          </table:table-cell>
          <table:table-cell table:style-name="ce2" table:formula="of:=AVERAGE([.I90:.I99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FC1</text:p>
          </table:table-cell>
          <table:table-cell table:style-name="ce2" office:value-type="string" calcext:value-type="string">
            <text:p>FC1GEN</text:p>
          </table:table-cell>
          <table:table-cell table:style-name="ce2" office:value-type="string" calcext:value-type="string">
            <text:p>FC2GEN</text:p>
          </table:table-cell>
          <table:table-cell table:style-name="ce2" office:value-type="string" calcext:value-type="string">
            <text:p>FC2</text:p>
          </table:table-cell>
          <table:table-cell table:style-name="ce2" office:value-type="string" calcext:value-type="string">
            <text:p>FC3</text:p>
          </table:table-cell>
          <table:table-cell table:style-name="ce2" office:value-type="string" calcext:value-type="string">
            <text:p>FC3GEN</text:p>
          </table:table-cell>
          <table:table-cell table:style-name="ce2" office:value-type="string" calcext:value-type="string">
            <text:p>FC4</text:p>
          </table:table-cell>
          <table:table-cell table:style-name="ce2" office:value-type="string" calcext:value-type="string">
            <text:p>FC4GEN</text:p>
          </table:table-cell>
        </table:table-row>
        <table:table-row table:style-name="ro1">
          <table:table-cell office:value-type="string" calcext:value-type="string">
            <text:p>gct2010_1</text:p>
          </table:table-cell>
          <table:table-cell office:value-type="percentage" office:value="0.1059" calcext:value-type="percentage">
            <text:p>10,59%</text:p>
          </table:table-cell>
          <table:table-cell/>
          <table:table-cell office:value-type="percentage" office:value="0.128" calcext:value-type="percentage">
            <text:p>12,80%</text:p>
          </table:table-cell>
          <table:table-cell office:value-type="percentage" office:value="0.1281" calcext:value-type="percentage">
            <text:p>12,81%</text:p>
          </table:table-cell>
          <table:table-cell office:value-type="percentage" office:value="0.1037" calcext:value-type="percentage">
            <text:p>10,37%</text:p>
          </table:table-cell>
          <table:table-cell/>
          <table:table-cell office:value-type="percentage" office:value="0.1084" calcext:value-type="percentage">
            <text:p>10,84%</text:p>
          </table:table-cell>
          <table:table-cell/>
        </table:table-row>
        <table:table-row table:style-name="ro1">
          <table:table-cell office:value-type="string" calcext:value-type="string">
            <text:p>gct2010_2</text:p>
          </table:table-cell>
          <table:table-cell office:value-type="percentage" office:value="0.0744" calcext:value-type="percentage">
            <text:p>7,44%</text:p>
          </table:table-cell>
          <table:table-cell/>
          <table:table-cell table:number-columns-repeated="3" office:value-type="percentage" office:value="0.0732" calcext:value-type="percentage">
            <text:p>7,32%</text:p>
          </table:table-cell>
          <table:table-cell/>
          <table:table-cell office:value-type="percentage" office:value="0.0908" calcext:value-type="percentage">
            <text:p>9,08%</text:p>
          </table:table-cell>
          <table:table-cell/>
        </table:table-row>
        <table:table-row table:style-name="ro1">
          <table:table-cell office:value-type="string" calcext:value-type="string">
            <text:p>gct2010_3</text:p>
          </table:table-cell>
          <table:table-cell office:value-type="percentage" office:value="0.0665" calcext:value-type="percentage">
            <text:p>6,65%</text:p>
          </table:table-cell>
          <table:table-cell/>
          <table:table-cell office:value-type="percentage" office:value="0.0622" calcext:value-type="percentage">
            <text:p>6,22%</text:p>
          </table:table-cell>
          <table:table-cell office:value-type="percentage" office:value="0.0613" calcext:value-type="percentage">
            <text:p>6,13%</text:p>
          </table:table-cell>
          <table:table-cell office:value-type="percentage" office:value="0.0609" calcext:value-type="percentage">
            <text:p>6,09%</text:p>
          </table:table-cell>
          <table:table-cell/>
          <table:table-cell office:value-type="percentage" office:value="0.0643" calcext:value-type="percentage">
            <text:p>6,43%</text:p>
          </table:table-cell>
          <table:table-cell/>
        </table:table-row>
        <table:table-row table:style-name="ro1">
          <table:table-cell office:value-type="string" calcext:value-type="string">
            <text:p>gct2010_4</text:p>
          </table:table-cell>
          <table:table-cell office:value-type="percentage" office:value="0.0732" calcext:value-type="percentage">
            <text:p>7,32%</text:p>
          </table:table-cell>
          <table:table-cell/>
          <table:table-cell office:value-type="percentage" office:value="0.1116" calcext:value-type="percentage">
            <text:p>11,16%</text:p>
          </table:table-cell>
          <table:table-cell office:value-type="percentage" office:value="0.087" calcext:value-type="percentage">
            <text:p>8,70%</text:p>
          </table:table-cell>
          <table:table-cell office:value-type="percentage" office:value="0.0732" calcext:value-type="percentage">
            <text:p>7,32%</text:p>
          </table:table-cell>
          <table:table-cell/>
          <table:table-cell office:value-type="percentage" office:value="0.0761" calcext:value-type="percentage">
            <text:p>7,61%</text:p>
          </table:table-cell>
          <table:table-cell/>
        </table:table-row>
        <table:table-row table:style-name="ro1">
          <table:table-cell office:value-type="string" calcext:value-type="string">
            <text:p>gct2010_5</text:p>
          </table:table-cell>
          <table:table-cell office:value-type="percentage" office:value="0.0854" calcext:value-type="percentage">
            <text:p>8,54%</text:p>
          </table:table-cell>
          <table:table-cell/>
          <table:table-cell table:number-columns-repeated="2" office:value-type="percentage" office:value="0.0854" calcext:value-type="percentage">
            <text:p>8,54%</text:p>
          </table:table-cell>
          <table:table-cell office:value-type="percentage" office:value="0.0832" calcext:value-type="percentage">
            <text:p>8,32%</text:p>
          </table:table-cell>
          <table:table-cell/>
          <table:table-cell office:value-type="percentage" office:value="0.0895" calcext:value-type="percentage">
            <text:p>8,95%</text:p>
          </table:table-cell>
          <table:table-cell/>
        </table:table-row>
        <table:table-row table:style-name="ro1">
          <table:table-cell office:value-type="string" calcext:value-type="string">
            <text:p>gct2010_6</text:p>
          </table:table-cell>
          <table:table-cell office:value-type="percentage" office:value="0.0854" calcext:value-type="percentage">
            <text:p>8,54%</text:p>
          </table:table-cell>
          <table:table-cell/>
          <table:table-cell office:value-type="percentage" office:value="0.1061" calcext:value-type="percentage">
            <text:p>10,61%</text:p>
          </table:table-cell>
          <table:table-cell office:value-type="percentage" office:value="0.1037" calcext:value-type="percentage">
            <text:p>10,37%</text:p>
          </table:table-cell>
          <table:table-cell office:value-type="percentage" office:value="0.1043" calcext:value-type="percentage">
            <text:p>10,43%</text:p>
          </table:table-cell>
          <table:table-cell/>
          <table:table-cell office:value-type="percentage" office:value="0.1148" calcext:value-type="percentage">
            <text:p>11,48%</text:p>
          </table:table-cell>
          <table:table-cell/>
        </table:table-row>
        <table:table-row table:style-name="ro1">
          <table:table-cell office:value-type="string" calcext:value-type="string">
            <text:p>gct2010_7</text:p>
          </table:table-cell>
          <table:table-cell office:value-type="percentage" office:value="0.1037" calcext:value-type="percentage">
            <text:p>10,37%</text:p>
          </table:table-cell>
          <table:table-cell/>
          <table:table-cell office:value-type="percentage" office:value="0.125" calcext:value-type="percentage">
            <text:p>12,50%</text:p>
          </table:table-cell>
          <table:table-cell office:value-type="percentage" office:value="0.1231" calcext:value-type="percentage">
            <text:p>12,31%</text:p>
          </table:table-cell>
          <table:table-cell office:value-type="percentage" office:value="0.1311" calcext:value-type="percentage">
            <text:p>13,11%</text:p>
          </table:table-cell>
          <table:table-cell/>
          <table:table-cell office:value-type="percentage" office:value="0.1301" calcext:value-type="percentage">
            <text:p>13,01%</text:p>
          </table:table-cell>
          <table:table-cell/>
        </table:table-row>
        <table:table-row table:style-name="ro1">
          <table:table-cell office:value-type="string" calcext:value-type="string">
            <text:p>gct2010_8</text:p>
          </table:table-cell>
          <table:table-cell office:value-type="percentage" office:value="0.122" calcext:value-type="percentage">
            <text:p>12,20%</text:p>
          </table:table-cell>
          <table:table-cell/>
          <table:table-cell table:number-columns-repeated="2" office:value-type="percentage" office:value="0.1402" calcext:value-type="percentage">
            <text:p>14,02%</text:p>
          </table:table-cell>
          <table:table-cell office:value-type="percentage" office:value="0.1454" calcext:value-type="percentage">
            <text:p>14,54%</text:p>
          </table:table-cell>
          <table:table-cell/>
          <table:table-cell office:value-type="percentage" office:value="0.1389" calcext:value-type="percentage">
            <text:p>13,89%</text:p>
          </table:table-cell>
          <table:table-cell/>
        </table:table-row>
        <table:table-row table:style-name="ro1">
          <table:table-cell office:value-type="string" calcext:value-type="string">
            <text:p>gct2010_9</text:p>
          </table:table-cell>
          <table:table-cell office:value-type="percentage" office:value="0.1402" calcext:value-type="percentage">
            <text:p>14,02%</text:p>
          </table:table-cell>
          <table:table-cell/>
          <table:table-cell table:number-columns-repeated="2" office:value-type="percentage" office:value="0.1159" calcext:value-type="percentage">
            <text:p>11,59%</text:p>
          </table:table-cell>
          <table:table-cell office:value-type="percentage" office:value="0.1193" calcext:value-type="percentage">
            <text:p>11,93%</text:p>
          </table:table-cell>
          <table:table-cell/>
          <table:table-cell office:value-type="percentage" office:value="0.116" calcext:value-type="percentage">
            <text:p>11,60%</text:p>
          </table:table-cell>
          <table:table-cell/>
        </table:table-row>
        <table:table-row table:style-name="ro1">
          <table:table-cell office:value-type="string" calcext:value-type="string">
            <text:p>gct2010_10</text:p>
          </table:table-cell>
          <table:table-cell office:value-type="percentage" office:value="0.1154" calcext:value-type="percentage">
            <text:p>11,54%</text:p>
          </table:table-cell>
          <table:table-cell/>
          <table:table-cell office:value-type="string" calcext:value-type="string">
            <text:p>x</text:p>
          </table:table-cell>
          <table:table-cell office:value-type="percentage" office:value="0.0793" calcext:value-type="percentage">
            <text:p>7,93%</text:p>
          </table:table-cell>
          <table:table-cell office:value-type="percentage" office:value="0.0876" calcext:value-type="percentage">
            <text:p>8,76%</text:p>
          </table:table-cell>
          <table:table-cell/>
          <table:table-cell office:value-type="percentage" office:value="0.1031" calcext:value-type="percentage">
            <text:p>10,31%</text:p>
          </table:table-cell>
          <table:table-cell/>
        </table:table-row>
        <table:table-row table:style-name="ro1">
          <table:table-cell table:style-name="ce2"/>
          <table:table-cell table:style-name="ce2" table:formula="of:=AVERAGE([.B102:.B111])" office:value-type="percentage" office:value="0.09721" calcext:value-type="percentage">
            <text:p>9,72%</text:p>
          </table:table-cell>
          <table:table-cell table:style-name="ce2" table:formula="of:=AVERAGE([.C102:.C111])" office:value-type="string" office:string-value="" calcext:value-type="error">
            <text:p>#DIV/0!</text:p>
          </table:table-cell>
          <table:table-cell table:style-name="ce2" table:formula="of:=AVERAGE([.D102:.D111])" office:value-type="percentage" office:value="0.105288888888889" calcext:value-type="percentage">
            <text:p>10,53%</text:p>
          </table:table-cell>
          <table:table-cell table:style-name="ce2" table:formula="of:=AVERAGE([.E102:.E111])" office:value-type="percentage" office:value="0.09972" calcext:value-type="percentage">
            <text:p>9,97%</text:p>
          </table:table-cell>
          <table:table-cell table:style-name="ce2" table:formula="of:=AVERAGE([.F102:.F111])" office:value-type="percentage" office:value="0.09819" calcext:value-type="percentage">
            <text:p>9,82%</text:p>
          </table:table-cell>
          <table:table-cell table:style-name="ce2" table:formula="of:=AVERAGE([.G102:.G111])" office:value-type="string" office:string-value="" calcext:value-type="error">
            <text:p>#DIV/0!</text:p>
          </table:table-cell>
          <table:table-cell table:style-name="ce2" table:formula="of:=AVERAGE([.H102:.H111])" office:value-type="percentage" office:value="0.1032" calcext:value-type="percentage">
            <text:p>10,32%</text:p>
          </table:table-cell>
          <table:table-cell table:style-name="ce2" table:formula="of:=AVERAGE([.I102:.I11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2" table:number-columns-repeated="7"/>
        </table:table-row>
        <table:table-row table:style-name="ro1" table:number-rows-repeated="10">
          <table:table-cell table:number-columns-repeated="9"/>
        </table:table-row>
        <table:table-row table:style-name="ro1">
          <table:table-cell table:style-name="ce2" table:number-columns-repeated="9"/>
        </table:table-row>
        <table:table-row table:style-name="ro1">
          <table:table-cell table:number-columns-repeated="2"/>
          <table:table-cell table:style-name="ce2" table:number-columns-repeated="7"/>
        </table:table-row>
        <table:table-row table:style-name="ro1" table:number-rows-repeated="10">
          <table:table-cell table:number-columns-repeated="9"/>
        </table:table-row>
        <table:table-row table:style-name="ro1">
          <table:table-cell table:style-name="ce2" table:number-columns-repeated="9"/>
        </table:table-row>
        <table:table-row table:style-name="ro1">
          <table:table-cell table:number-columns-repeated="2"/>
          <table:table-cell table:style-name="ce2" table:number-columns-repeated="7"/>
        </table:table-row>
        <table:table-row table:style-name="ro1" table:number-rows-repeated="10">
          <table:table-cell table:number-columns-repeated="9"/>
        </table:table-row>
        <table:table-row table:style-name="ro1">
          <table:table-cell table:style-name="ce2" table:number-columns-repeated="9"/>
        </table:table-row>
        <table:table-row table:style-name="ro1" table:number-rows-repeated="104842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gens" table:style-name="ta1">
        <table:table-column table:style-name="co1" table:number-columns-repeated="3" table:default-cell-style-name="ce1"/>
        <table:table-column table:style-name="co2" table:number-columns-repeated="3" table:default-cell-style-name="ce1"/>
        <table:table-column table:style-name="co1" table:number-columns-repeated="3" table:default-cell-style-name="ce1"/>
        <table:table-row table:style-name="ro1">
          <table:table-cell/>
          <table:table-cell office:value-type="string" calcext:value-type="string">
            <text:p>G100</text:p>
          </table:table-cell>
          <table:table-cell table:style-name="ce2" office:value-type="string" calcext:value-type="string">
            <text:p>G100GEN</text:p>
          </table:table-cell>
          <table:table-cell table:style-name="ce2" office:value-type="string" calcext:value-type="string">
            <text:p>G200GEN</text:p>
          </table:table-cell>
          <table:table-cell table:style-name="ce2" office:value-type="string" calcext:value-type="string">
            <text:p>G200</text:p>
          </table:table-cell>
          <table:table-cell table:style-name="ce2" office:value-type="string" calcext:value-type="string">
            <text:p>G50</text:p>
          </table:table-cell>
          <table:table-cell table:style-name="ce2" office:value-type="string" calcext:value-type="string">
            <text:p>G50GEN</text:p>
          </table:table-cell>
          <table:table-cell table:style-name="ce2" office:value-type="string" calcext:value-type="string">
            <text:p>G400</text:p>
          </table:table-cell>
          <table:table-cell table:style-name="ce2" office:value-type="string" calcext:value-type="string">
            <text:p>G400GEN</text:p>
          </table:table-cell>
        </table:table-row>
        <table:table-row table:style-name="ro1">
          <table:table-cell office:value-type="string" calcext:value-type="string">
            <text:p>gct1970_1</text:p>
          </table:table-cell>
          <table:table-cell office:value-type="percentage" office:value="0.3095" calcext:value-type="percentage">
            <text:p>30,95%</text:p>
          </table:table-cell>
          <table:table-cell/>
          <table:table-cell office:value-type="percentage" office:value="0.3432" calcext:value-type="percentage">
            <text:p>34,32%</text:p>
          </table:table-cell>
          <table:table-cell office:value-type="percentage" office:value="0.2987" calcext:value-type="percentage">
            <text:p>29,87%</text:p>
          </table:table-cell>
          <table:table-cell office:value-type="percentage" office:value="0.3107" calcext:value-type="percentage">
            <text:p>31,07%</text:p>
          </table:table-cell>
          <table:table-cell/>
          <table:table-cell office:value-type="percentage" office:value="0.2488" calcext:value-type="percentage">
            <text:p>24,88%</text:p>
          </table:table-cell>
          <table:table-cell/>
        </table:table-row>
        <table:table-row table:style-name="ro1">
          <table:table-cell office:value-type="string" calcext:value-type="string">
            <text:p>gct1970_2</text:p>
          </table:table-cell>
          <table:table-cell office:value-type="percentage" office:value="0.4487" calcext:value-type="percentage">
            <text:p>44,87%</text:p>
          </table:table-cell>
          <table:table-cell/>
          <table:table-cell office:value-type="percentage" office:value="0.2568" calcext:value-type="percentage">
            <text:p>25,68%</text:p>
          </table:table-cell>
          <table:table-cell office:value-type="percentage" office:value="0.4624" calcext:value-type="percentage">
            <text:p>46,24%</text:p>
          </table:table-cell>
          <table:table-cell office:value-type="percentage" office:value="0.3625" calcext:value-type="percentage">
            <text:p>36,25%</text:p>
          </table:table-cell>
          <table:table-cell/>
          <table:table-cell office:value-type="percentage" office:value="0.4555" calcext:value-type="percentage">
            <text:p>45,55%</text:p>
          </table:table-cell>
          <table:table-cell/>
        </table:table-row>
        <table:table-row table:style-name="ro1">
          <table:table-cell office:value-type="string" calcext:value-type="string">
            <text:p>gct1970_3</text:p>
          </table:table-cell>
          <table:table-cell office:value-type="percentage" office:value="0.3371" calcext:value-type="percentage">
            <text:p>33,71%</text:p>
          </table:table-cell>
          <table:table-cell/>
          <table:table-cell office:value-type="percentage" office:value="0.1865" calcext:value-type="percentage">
            <text:p>18,65%</text:p>
          </table:table-cell>
          <table:table-cell office:value-type="percentage" office:value="0.3227" calcext:value-type="percentage">
            <text:p>32,27%</text:p>
          </table:table-cell>
          <table:table-cell office:value-type="percentage" office:value="0.3378" calcext:value-type="percentage">
            <text:p>33,78%</text:p>
          </table:table-cell>
          <table:table-cell/>
          <table:table-cell office:value-type="percentage" office:value="0.3282" calcext:value-type="percentage">
            <text:p>32,82%</text:p>
          </table:table-cell>
          <table:table-cell/>
        </table:table-row>
        <table:table-row table:style-name="ro1">
          <table:table-cell office:value-type="string" calcext:value-type="string">
            <text:p>gct1970_4</text:p>
          </table:table-cell>
          <table:table-cell office:value-type="percentage" office:value="0.2155" calcext:value-type="percentage">
            <text:p>21,55%</text:p>
          </table:table-cell>
          <table:table-cell/>
          <table:table-cell office:value-type="percentage" office:value="0.2973" calcext:value-type="percentage">
            <text:p>29,73%</text:p>
          </table:table-cell>
          <table:table-cell office:value-type="percentage" office:value="0.1918" calcext:value-type="percentage">
            <text:p>19,18%</text:p>
          </table:table-cell>
          <table:table-cell office:value-type="percentage" office:value="0.2111" calcext:value-type="percentage">
            <text:p>21,11%</text:p>
          </table:table-cell>
          <table:table-cell/>
          <table:table-cell office:value-type="percentage" office:value="0.2159" calcext:value-type="percentage">
            <text:p>21,59%</text:p>
          </table:table-cell>
          <table:table-cell/>
        </table:table-row>
        <table:table-row table:style-name="ro1">
          <table:table-cell office:value-type="string" calcext:value-type="string">
            <text:p>gct1970_5</text:p>
          </table:table-cell>
          <table:table-cell office:value-type="percentage" office:value="0.2378" calcext:value-type="percentage">
            <text:p>23,78%</text:p>
          </table:table-cell>
          <table:table-cell/>
          <table:table-cell office:value-type="percentage" office:value="0.2973" calcext:value-type="percentage">
            <text:p>29,73%</text:p>
          </table:table-cell>
          <table:table-cell office:value-type="percentage" office:value="0.254" calcext:value-type="percentage">
            <text:p>25,40%</text:p>
          </table:table-cell>
          <table:table-cell office:value-type="percentage" office:value="0.2532" calcext:value-type="percentage">
            <text:p>25,32%</text:p>
          </table:table-cell>
          <table:table-cell/>
          <table:table-cell office:value-type="percentage" office:value="0.2469" calcext:value-type="percentage">
            <text:p>24,69%</text:p>
          </table:table-cell>
          <table:table-cell/>
        </table:table-row>
        <table:table-row table:style-name="ro1">
          <table:table-cell office:value-type="string" calcext:value-type="string">
            <text:p>gct1970_6</text:p>
          </table:table-cell>
          <table:table-cell office:value-type="percentage" office:value="0.4393" calcext:value-type="percentage">
            <text:p>43,93%</text:p>
          </table:table-cell>
          <table:table-cell/>
          <table:table-cell office:value-type="percentage" office:value="0.2459" calcext:value-type="percentage">
            <text:p>24,59%</text:p>
          </table:table-cell>
          <table:table-cell office:value-type="percentage" office:value="0.436" calcext:value-type="percentage">
            <text:p>43,60%</text:p>
          </table:table-cell>
          <table:table-cell office:value-type="percentage" office:value="0.3701" calcext:value-type="percentage">
            <text:p>37,01%</text:p>
          </table:table-cell>
          <table:table-cell/>
          <table:table-cell office:value-type="percentage" office:value="0.452" calcext:value-type="percentage">
            <text:p>45,20%</text:p>
          </table:table-cell>
          <table:table-cell/>
        </table:table-row>
        <table:table-row table:style-name="ro1">
          <table:table-cell office:value-type="string" calcext:value-type="string">
            <text:p>gct1970_7</text:p>
          </table:table-cell>
          <table:table-cell office:value-type="percentage" office:value="0.3778" calcext:value-type="percentage">
            <text:p>37,78%</text:p>
          </table:table-cell>
          <table:table-cell/>
          <table:table-cell office:value-type="percentage" office:value="0.2432" calcext:value-type="percentage">
            <text:p>24,32%</text:p>
          </table:table-cell>
          <table:table-cell office:value-type="percentage" office:value="0.3902" calcext:value-type="percentage">
            <text:p>39,02%</text:p>
          </table:table-cell>
          <table:table-cell office:value-type="percentage" office:value="0.3701" calcext:value-type="percentage">
            <text:p>37,01%</text:p>
          </table:table-cell>
          <table:table-cell/>
          <table:table-cell office:value-type="percentage" office:value="0.3705" calcext:value-type="percentage">
            <text:p>37,05%</text:p>
          </table:table-cell>
          <table:table-cell/>
        </table:table-row>
        <table:table-row table:style-name="ro1">
          <table:table-cell office:value-type="string" calcext:value-type="string">
            <text:p>gct1970_8</text:p>
          </table:table-cell>
          <table:table-cell office:value-type="percentage" office:value="0.3249" calcext:value-type="percentage">
            <text:p>32,49%</text:p>
          </table:table-cell>
          <table:table-cell/>
          <table:table-cell office:value-type="percentage" office:value="0.2297" calcext:value-type="percentage">
            <text:p>22,97%</text:p>
          </table:table-cell>
          <table:table-cell office:value-type="percentage" office:value="0.3182" calcext:value-type="percentage">
            <text:p>31,82%</text:p>
          </table:table-cell>
          <table:table-cell office:value-type="percentage" office:value="0.3234" calcext:value-type="percentage">
            <text:p>32,34%</text:p>
          </table:table-cell>
          <table:table-cell/>
          <table:table-cell office:value-type="percentage" office:value="0.3154" calcext:value-type="percentage">
            <text:p>31,54%</text:p>
          </table:table-cell>
          <table:table-cell/>
        </table:table-row>
        <table:table-row table:style-name="ro1">
          <table:table-cell office:value-type="string" calcext:value-type="string">
            <text:p>gct1970_9</text:p>
          </table:table-cell>
          <table:table-cell office:value-type="percentage" office:value="0.3609" calcext:value-type="percentage">
            <text:p>36,09%</text:p>
          </table:table-cell>
          <table:table-cell/>
          <table:table-cell office:value-type="percentage" office:value="0.2" calcext:value-type="percentage">
            <text:p>20,00%</text:p>
          </table:table-cell>
          <table:table-cell office:value-type="percentage" office:value="0.3379" calcext:value-type="percentage">
            <text:p>33,79%</text:p>
          </table:table-cell>
          <table:table-cell office:value-type="percentage" office:value="0.48" calcext:value-type="percentage">
            <text:p>48,00%</text:p>
          </table:table-cell>
          <table:table-cell/>
          <table:table-cell office:value-type="percentage" office:value="0.3418" calcext:value-type="percentage">
            <text:p>34,18%</text:p>
          </table:table-cell>
          <table:table-cell/>
        </table:table-row>
        <table:table-row table:style-name="ro1">
          <table:table-cell office:value-type="string" calcext:value-type="string">
            <text:p>gct1970_10</text:p>
          </table:table-cell>
          <table:table-cell office:value-type="percentage" office:value="0.6423" calcext:value-type="percentage">
            <text:p>64,23%</text:p>
          </table:table-cell>
          <table:table-cell/>
          <table:table-cell office:value-type="percentage" office:value="0.4054" calcext:value-type="percentage">
            <text:p>40,54%</text:p>
          </table:table-cell>
          <table:table-cell office:value-type="percentage" office:value="0.6399" calcext:value-type="percentage">
            <text:p>63,99%</text:p>
          </table:table-cell>
          <table:table-cell office:value-type="percentage" office:value="0.6405" calcext:value-type="percentage">
            <text:p>64,05%</text:p>
          </table:table-cell>
          <table:table-cell/>
          <table:table-cell office:value-type="percentage" office:value="0.6401" calcext:value-type="percentage">
            <text:p>64,01%</text:p>
          </table:table-cell>
          <table:table-cell/>
        </table:table-row>
        <table:table-row table:style-name="ro1">
          <table:table-cell table:style-name="ce2"/>
          <table:table-cell table:style-name="ce2" table:formula="of:=AVERAGE([.B2:.B11])" office:value-type="percentage" office:value="0.36938" calcext:value-type="percentage">
            <text:p>36,94%</text:p>
          </table:table-cell>
          <table:table-cell table:style-name="ce2" table:formula="of:=AVERAGE([.C2:.C11])" office:value-type="string" office:string-value="" calcext:value-type="error">
            <text:p>#DIV/0!</text:p>
          </table:table-cell>
          <table:table-cell table:style-name="ce2" table:formula="of:=AVERAGE([.D2:.D11])" office:value-type="percentage" office:value="0.27053" calcext:value-type="percentage">
            <text:p>27,05%</text:p>
          </table:table-cell>
          <table:table-cell table:style-name="ce2" table:formula="of:=AVERAGE([.E2:.E11])" office:value-type="percentage" office:value="0.36518" calcext:value-type="percentage">
            <text:p>36,52%</text:p>
          </table:table-cell>
          <table:table-cell table:style-name="ce2" table:formula="of:=AVERAGE([.F2:.F11])" office:value-type="percentage" office:value="0.36594" calcext:value-type="percentage">
            <text:p>36,59%</text:p>
          </table:table-cell>
          <table:table-cell table:style-name="ce2" table:formula="of:=AVERAGE([.G2:.G11])" office:value-type="string" office:string-value="" calcext:value-type="error">
            <text:p>#DIV/0!</text:p>
          </table:table-cell>
          <table:table-cell table:style-name="ce2" table:formula="of:=AVERAGE([.H2:.H11])" office:value-type="percentage" office:value="0.36151" calcext:value-type="percentage">
            <text:p>36,15%</text:p>
          </table:table-cell>
          <table:table-cell table:style-name="ce2" table:formula="of:=AVERAGE([.I2:.I1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G100</text:p>
          </table:table-cell>
          <table:table-cell table:style-name="ce2" office:value-type="string" calcext:value-type="string">
            <text:p>G100GEN</text:p>
          </table:table-cell>
          <table:table-cell table:style-name="ce2" office:value-type="string" calcext:value-type="string">
            <text:p>G200GEN</text:p>
          </table:table-cell>
          <table:table-cell table:style-name="ce2" office:value-type="string" calcext:value-type="string">
            <text:p>G200</text:p>
          </table:table-cell>
          <table:table-cell table:style-name="ce2" office:value-type="string" calcext:value-type="string">
            <text:p>G50</text:p>
          </table:table-cell>
          <table:table-cell table:style-name="ce2" office:value-type="string" calcext:value-type="string">
            <text:p>G50GEN</text:p>
          </table:table-cell>
          <table:table-cell table:style-name="ce2" office:value-type="string" calcext:value-type="string">
            <text:p>G400</text:p>
          </table:table-cell>
          <table:table-cell table:style-name="ce2" office:value-type="string" calcext:value-type="string">
            <text:p>G400GEN</text:p>
          </table:table-cell>
        </table:table-row>
        <table:table-row table:style-name="ro1">
          <table:table-cell office:value-type="string" calcext:value-type="string">
            <text:p>gct1975_1</text:p>
          </table:table-cell>
          <table:table-cell office:value-type="percentage" office:value="0.3913" calcext:value-type="percentage">
            <text:p>39,13%</text:p>
          </table:table-cell>
          <table:table-cell/>
          <table:table-cell office:value-type="percentage" office:value="0.2128" calcext:value-type="percentage">
            <text:p>21,28%</text:p>
          </table:table-cell>
          <table:table-cell office:value-type="percentage" office:value="0.3512" calcext:value-type="percentage">
            <text:p>35,12%</text:p>
          </table:table-cell>
          <table:table-cell office:value-type="percentage" office:value="0.2935" calcext:value-type="percentage">
            <text:p>29,35%</text:p>
          </table:table-cell>
          <table:table-cell/>
          <table:table-cell office:value-type="percentage" office:value="0.246" calcext:value-type="percentage">
            <text:p>24,60%</text:p>
          </table:table-cell>
          <table:table-cell/>
        </table:table-row>
        <table:table-row table:style-name="ro1">
          <table:table-cell office:value-type="string" calcext:value-type="string">
            <text:p>gct1975_2</text:p>
          </table:table-cell>
          <table:table-cell office:value-type="percentage" office:value="0.2509" calcext:value-type="percentage">
            <text:p>25,09%</text:p>
          </table:table-cell>
          <table:table-cell/>
          <table:table-cell office:value-type="percentage" office:value="0.1745" calcext:value-type="percentage">
            <text:p>17,45%</text:p>
          </table:table-cell>
          <table:table-cell office:value-type="percentage" office:value="0.2184" calcext:value-type="percentage">
            <text:p>21,84%</text:p>
          </table:table-cell>
          <table:table-cell office:value-type="percentage" office:value="0.2768" calcext:value-type="percentage">
            <text:p>27,68%</text:p>
          </table:table-cell>
          <table:table-cell/>
          <table:table-cell office:value-type="percentage" office:value="0.216" calcext:value-type="percentage">
            <text:p>21,60%</text:p>
          </table:table-cell>
          <table:table-cell/>
        </table:table-row>
        <table:table-row table:style-name="ro1">
          <table:table-cell office:value-type="string" calcext:value-type="string">
            <text:p>gct1975_3</text:p>
          </table:table-cell>
          <table:table-cell office:value-type="percentage" office:value="0.3467" calcext:value-type="percentage">
            <text:p>34,67%</text:p>
          </table:table-cell>
          <table:table-cell/>
          <table:table-cell office:value-type="percentage" office:value="0.3723" calcext:value-type="percentage">
            <text:p>37,23%</text:p>
          </table:table-cell>
          <table:table-cell office:value-type="percentage" office:value="0.4146" calcext:value-type="percentage">
            <text:p>41,46%</text:p>
          </table:table-cell>
          <table:table-cell office:value-type="percentage" office:value="0.2855" calcext:value-type="percentage">
            <text:p>28,55%</text:p>
          </table:table-cell>
          <table:table-cell/>
          <table:table-cell office:value-type="percentage" office:value="0.276" calcext:value-type="percentage">
            <text:p>27,60%</text:p>
          </table:table-cell>
          <table:table-cell/>
        </table:table-row>
        <table:table-row table:style-name="ro1">
          <table:table-cell office:value-type="string" calcext:value-type="string">
            <text:p>gct1975_4</text:p>
          </table:table-cell>
          <table:table-cell office:value-type="percentage" office:value="0.41" calcext:value-type="percentage">
            <text:p>41,00%</text:p>
          </table:table-cell>
          <table:table-cell/>
          <table:table-cell office:value-type="percentage" office:value="0.3617" calcext:value-type="percentage">
            <text:p>36,17%</text:p>
          </table:table-cell>
          <table:table-cell office:value-type="percentage" office:value="0.4787" calcext:value-type="percentage">
            <text:p>47,87%</text:p>
          </table:table-cell>
          <table:table-cell office:value-type="percentage" office:value="0.5119" calcext:value-type="percentage">
            <text:p>51,19%</text:p>
          </table:table-cell>
          <table:table-cell/>
          <table:table-cell office:value-type="percentage" office:value="0.516" calcext:value-type="percentage">
            <text:p>51,60%</text:p>
          </table:table-cell>
          <table:table-cell/>
        </table:table-row>
        <table:table-row table:style-name="ro1">
          <table:table-cell office:value-type="string" calcext:value-type="string">
            <text:p>gct1975_5</text:p>
          </table:table-cell>
          <table:table-cell office:value-type="percentage" office:value="0.4733" calcext:value-type="percentage">
            <text:p>47,33%</text:p>
          </table:table-cell>
          <table:table-cell/>
          <table:table-cell office:value-type="percentage" office:value="0.3" calcext:value-type="percentage">
            <text:p>30,00%</text:p>
          </table:table-cell>
          <table:table-cell office:value-type="percentage" office:value="0.452" calcext:value-type="percentage">
            <text:p>45,20%</text:p>
          </table:table-cell>
          <table:table-cell office:value-type="percentage" office:value="0.2768" calcext:value-type="percentage">
            <text:p>27,68%</text:p>
          </table:table-cell>
          <table:table-cell/>
          <table:table-cell office:value-type="percentage" office:value="0.4476" calcext:value-type="percentage">
            <text:p>44,76%</text:p>
          </table:table-cell>
          <table:table-cell/>
        </table:table-row>
        <table:table-row table:style-name="ro1">
          <table:table-cell office:value-type="string" calcext:value-type="string">
            <text:p>gct1975_6</text:p>
          </table:table-cell>
          <table:table-cell office:value-type="percentage" office:value="0.2521" calcext:value-type="percentage">
            <text:p>25,21%</text:p>
          </table:table-cell>
          <table:table-cell/>
          <table:table-cell office:value-type="percentage" office:value="0.234" calcext:value-type="percentage">
            <text:p>23,40%</text:p>
          </table:table-cell>
          <table:table-cell office:value-type="percentage" office:value="0.2361" calcext:value-type="percentage">
            <text:p>23,61%</text:p>
          </table:table-cell>
          <table:table-cell office:value-type="percentage" office:value="0.2475" calcext:value-type="percentage">
            <text:p>24,75%</text:p>
          </table:table-cell>
          <table:table-cell/>
          <table:table-cell office:value-type="percentage" office:value="0.2355" calcext:value-type="percentage">
            <text:p>23,55%</text:p>
          </table:table-cell>
          <table:table-cell/>
        </table:table-row>
        <table:table-row table:style-name="ro1">
          <table:table-cell office:value-type="string" calcext:value-type="string">
            <text:p>gct1975_7</text:p>
          </table:table-cell>
          <table:table-cell office:value-type="percentage" office:value="0.3191" calcext:value-type="percentage">
            <text:p>31,91%</text:p>
          </table:table-cell>
          <table:table-cell/>
          <table:table-cell office:value-type="percentage" office:value="0.2957" calcext:value-type="percentage">
            <text:p>29,57%</text:p>
          </table:table-cell>
          <table:table-cell office:value-type="percentage" office:value="0.2726" calcext:value-type="percentage">
            <text:p>27,26%</text:p>
          </table:table-cell>
          <table:table-cell office:value-type="percentage" office:value="0.3416" calcext:value-type="percentage">
            <text:p>34,16%</text:p>
          </table:table-cell>
          <table:table-cell/>
          <table:table-cell office:value-type="percentage" office:value="0.2865" calcext:value-type="percentage">
            <text:p>28,65%</text:p>
          </table:table-cell>
          <table:table-cell/>
        </table:table-row>
        <table:table-row table:style-name="ro1">
          <table:table-cell office:value-type="string" calcext:value-type="string">
            <text:p>gct1975_8</text:p>
          </table:table-cell>
          <table:table-cell office:value-type="percentage" office:value="0.41" calcext:value-type="percentage">
            <text:p>41,00%</text:p>
          </table:table-cell>
          <table:table-cell/>
          <table:table-cell office:value-type="percentage" office:value="0.4064" calcext:value-type="percentage">
            <text:p>40,64%</text:p>
          </table:table-cell>
          <table:table-cell office:value-type="percentage" office:value="0.4274" calcext:value-type="percentage">
            <text:p>42,74%</text:p>
          </table:table-cell>
          <table:table-cell office:value-type="percentage" office:value="0.3234" calcext:value-type="percentage">
            <text:p>32,34%</text:p>
          </table:table-cell>
          <table:table-cell/>
          <table:table-cell office:value-type="percentage" office:value="0.4323" calcext:value-type="percentage">
            <text:p>43,23%</text:p>
          </table:table-cell>
          <table:table-cell/>
        </table:table-row>
        <table:table-row table:style-name="ro1">
          <table:table-cell office:value-type="string" calcext:value-type="string">
            <text:p>gct1975_9</text:p>
          </table:table-cell>
          <table:table-cell office:value-type="percentage" office:value="0.5582" calcext:value-type="percentage">
            <text:p>55,82%</text:p>
          </table:table-cell>
          <table:table-cell/>
          <table:table-cell office:value-type="percentage" office:value="0.4383" calcext:value-type="percentage">
            <text:p>43,83%</text:p>
          </table:table-cell>
          <table:table-cell office:value-type="percentage" office:value="0.6055" calcext:value-type="percentage">
            <text:p>60,55%</text:p>
          </table:table-cell>
          <table:table-cell office:value-type="percentage" office:value="0.438" calcext:value-type="percentage">
            <text:p>43,80%</text:p>
          </table:table-cell>
          <table:table-cell/>
          <table:table-cell office:value-type="percentage" office:value="0.5353" calcext:value-type="percentage">
            <text:p>53,53%</text:p>
          </table:table-cell>
          <table:table-cell/>
        </table:table-row>
        <table:table-row table:style-name="ro1">
          <table:table-cell office:value-type="string" calcext:value-type="string">
            <text:p>gct1975_10</text:p>
          </table:table-cell>
          <table:table-cell office:value-type="percentage" office:value="0.5598" calcext:value-type="percentage">
            <text:p>55,98%</text:p>
          </table:table-cell>
          <table:table-cell/>
          <table:table-cell office:value-type="percentage" office:value="0.4532" calcext:value-type="percentage">
            <text:p>45,32%</text:p>
          </table:table-cell>
          <table:table-cell office:value-type="percentage" office:value="0.4588" calcext:value-type="percentage">
            <text:p>45,88%</text:p>
          </table:table-cell>
          <table:table-cell office:value-type="percentage" office:value="0.5926" calcext:value-type="percentage">
            <text:p>59,26%</text:p>
          </table:table-cell>
          <table:table-cell/>
          <table:table-cell office:value-type="percentage" office:value="0.4473" calcext:value-type="percentage">
            <text:p>44,73%</text:p>
          </table:table-cell>
          <table:table-cell/>
        </table:table-row>
        <table:table-row table:style-name="ro1">
          <table:table-cell table:style-name="ce2"/>
          <table:table-cell table:style-name="ce2" table:formula="of:=AVERAGE([.B15:.B24])" office:value-type="percentage" office:value="0.39714" calcext:value-type="percentage">
            <text:p>39,71%</text:p>
          </table:table-cell>
          <table:table-cell table:style-name="ce2" table:formula="of:=AVERAGE([.C15:.C24])" office:value-type="string" office:string-value="" calcext:value-type="error">
            <text:p>#DIV/0!</text:p>
          </table:table-cell>
          <table:table-cell table:style-name="ce2" table:formula="of:=AVERAGE([.D15:.D24])" office:value-type="percentage" office:value="0.32489" calcext:value-type="percentage">
            <text:p>32,49%</text:p>
          </table:table-cell>
          <table:table-cell table:style-name="ce2" table:formula="of:=AVERAGE([.E15:.E24])" office:value-type="percentage" office:value="0.39153" calcext:value-type="percentage">
            <text:p>39,15%</text:p>
          </table:table-cell>
          <table:table-cell table:style-name="ce2" table:formula="of:=AVERAGE([.F15:.F24])" office:value-type="percentage" office:value="0.35876" calcext:value-type="percentage">
            <text:p>35,88%</text:p>
          </table:table-cell>
          <table:table-cell table:style-name="ce2" table:formula="of:=AVERAGE([.G15:.G24])" office:value-type="string" office:string-value="" calcext:value-type="error">
            <text:p>#DIV/0!</text:p>
          </table:table-cell>
          <table:table-cell table:style-name="ce2" table:formula="of:=AVERAGE([.H15:.H24])" office:value-type="percentage" office:value="0.36385" calcext:value-type="percentage">
            <text:p>36,39%</text:p>
          </table:table-cell>
          <table:table-cell table:style-name="ce2" table:formula="of:=AVERAGE([.I15:.I2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G100</text:p>
          </table:table-cell>
          <table:table-cell table:style-name="ce2" office:value-type="string" calcext:value-type="string">
            <text:p>G100GEN</text:p>
          </table:table-cell>
          <table:table-cell table:style-name="ce2" office:value-type="string" calcext:value-type="string">
            <text:p>G200GEN</text:p>
          </table:table-cell>
          <table:table-cell table:style-name="ce2" office:value-type="string" calcext:value-type="string">
            <text:p>G200</text:p>
          </table:table-cell>
          <table:table-cell table:style-name="ce2" office:value-type="string" calcext:value-type="string">
            <text:p>G50</text:p>
          </table:table-cell>
          <table:table-cell table:style-name="ce2" office:value-type="string" calcext:value-type="string">
            <text:p>G50GEN</text:p>
          </table:table-cell>
          <table:table-cell table:style-name="ce2" office:value-type="string" calcext:value-type="string">
            <text:p>G400</text:p>
          </table:table-cell>
          <table:table-cell table:style-name="ce2" office:value-type="string" calcext:value-type="string">
            <text:p>G400GEN</text:p>
          </table:table-cell>
        </table:table-row>
        <table:table-row table:style-name="ro1">
          <table:table-cell office:value-type="string" calcext:value-type="string">
            <text:p>gct1980_1</text:p>
          </table:table-cell>
          <table:table-cell office:value-type="percentage" office:value="0.2892" calcext:value-type="percentage">
            <text:p>28,92%</text:p>
          </table:table-cell>
          <table:table-cell/>
          <table:table-cell office:value-type="percentage" office:value="0.1066" calcext:value-type="percentage">
            <text:p>10,66%</text:p>
          </table:table-cell>
          <table:table-cell office:value-type="percentage" office:value="0.1239" calcext:value-type="percentage">
            <text:p>12,39%</text:p>
          </table:table-cell>
          <table:table-cell office:value-type="percentage" office:value="0.3933" calcext:value-type="percentage">
            <text:p>39,33%</text:p>
          </table:table-cell>
          <table:table-cell/>
          <table:table-cell office:value-type="percentage" office:value="0.1321" calcext:value-type="percentage">
            <text:p>13,21%</text:p>
          </table:table-cell>
          <table:table-cell/>
        </table:table-row>
        <table:table-row table:style-name="ro1">
          <table:table-cell office:value-type="string" calcext:value-type="string">
            <text:p>gct1980_2</text:p>
          </table:table-cell>
          <table:table-cell office:value-type="percentage" office:value="0.2234" calcext:value-type="percentage">
            <text:p>22,34%</text:p>
          </table:table-cell>
          <table:table-cell/>
          <table:table-cell office:value-type="percentage" office:value="0.2105" calcext:value-type="percentage">
            <text:p>21,05%</text:p>
          </table:table-cell>
          <table:table-cell office:value-type="percentage" office:value="0.2144" calcext:value-type="percentage">
            <text:p>21,44%</text:p>
          </table:table-cell>
          <table:table-cell office:value-type="percentage" office:value="0.3172" calcext:value-type="percentage">
            <text:p>31,72%</text:p>
          </table:table-cell>
          <table:table-cell/>
          <table:table-cell office:value-type="percentage" office:value="0.221" calcext:value-type="percentage">
            <text:p>22,10%</text:p>
          </table:table-cell>
          <table:table-cell/>
        </table:table-row>
        <table:table-row table:style-name="ro1">
          <table:table-cell office:value-type="string" calcext:value-type="string">
            <text:p>gct1980_3</text:p>
          </table:table-cell>
          <table:table-cell office:value-type="percentage" office:value="0.2129" calcext:value-type="percentage">
            <text:p>21,29%</text:p>
          </table:table-cell>
          <table:table-cell/>
          <table:table-cell office:value-type="percentage" office:value="0.25" calcext:value-type="percentage">
            <text:p>25,00%</text:p>
          </table:table-cell>
          <table:table-cell office:value-type="percentage" office:value="0.2506" calcext:value-type="percentage">
            <text:p>25,06%</text:p>
          </table:table-cell>
          <table:table-cell office:value-type="percentage" office:value="0.25" calcext:value-type="percentage">
            <text:p>25,00%</text:p>
          </table:table-cell>
          <table:table-cell/>
          <table:table-cell office:value-type="percentage" office:value="0.2503" calcext:value-type="percentage">
            <text:p>25,03%</text:p>
          </table:table-cell>
          <table:table-cell/>
        </table:table-row>
        <table:table-row table:style-name="ro1">
          <table:table-cell office:value-type="string" calcext:value-type="string">
            <text:p>gct1980_4</text:p>
          </table:table-cell>
          <table:table-cell office:value-type="percentage" office:value="0.4787" calcext:value-type="percentage">
            <text:p>47,87%</text:p>
          </table:table-cell>
          <table:table-cell/>
          <table:table-cell office:value-type="percentage" office:value="0.1711" calcext:value-type="percentage">
            <text:p>17,11%</text:p>
          </table:table-cell>
          <table:table-cell office:value-type="percentage" office:value="0.1707" calcext:value-type="percentage">
            <text:p>17,07%</text:p>
          </table:table-cell>
          <table:table-cell office:value-type="percentage" office:value="0.5571" calcext:value-type="percentage">
            <text:p>55,71%</text:p>
          </table:table-cell>
          <table:table-cell/>
          <table:table-cell office:value-type="percentage" office:value="0.1711" calcext:value-type="percentage">
            <text:p>17,11%</text:p>
          </table:table-cell>
          <table:table-cell/>
        </table:table-row>
        <table:table-row table:style-name="ro1">
          <table:table-cell office:value-type="string" calcext:value-type="string">
            <text:p>gct1980_5</text:p>
          </table:table-cell>
          <table:table-cell office:value-type="percentage" office:value="0.2973" calcext:value-type="percentage">
            <text:p>29,73%</text:p>
          </table:table-cell>
          <table:table-cell/>
          <table:table-cell office:value-type="percentage" office:value="0.2895" calcext:value-type="percentage">
            <text:p>28,95%</text:p>
          </table:table-cell>
          <table:table-cell office:value-type="percentage" office:value="0.2884" calcext:value-type="percentage">
            <text:p>28,84%</text:p>
          </table:table-cell>
          <table:table-cell office:value-type="percentage" office:value="0.443" calcext:value-type="percentage">
            <text:p>44,30%</text:p>
          </table:table-cell>
          <table:table-cell/>
          <table:table-cell office:value-type="percentage" office:value="0.2913" calcext:value-type="percentage">
            <text:p>29,13%</text:p>
          </table:table-cell>
          <table:table-cell/>
        </table:table-row>
        <table:table-row table:style-name="ro1">
          <table:table-cell office:value-type="string" calcext:value-type="string">
            <text:p>gct1980_6</text:p>
          </table:table-cell>
          <table:table-cell office:value-type="percentage" office:value="0.2521" calcext:value-type="percentage">
            <text:p>25,21%</text:p>
          </table:table-cell>
          <table:table-cell/>
          <table:table-cell office:value-type="percentage" office:value="0.1961" calcext:value-type="percentage">
            <text:p>19,61%</text:p>
          </table:table-cell>
          <table:table-cell office:value-type="percentage" office:value="0.1861" calcext:value-type="percentage">
            <text:p>18,61%</text:p>
          </table:table-cell>
          <table:table-cell office:value-type="percentage" office:value="0.212" calcext:value-type="percentage">
            <text:p>21,20%</text:p>
          </table:table-cell>
          <table:table-cell/>
          <table:table-cell office:value-type="percentage" office:value="0.1918" calcext:value-type="percentage">
            <text:p>19,18%</text:p>
          </table:table-cell>
          <table:table-cell/>
        </table:table-row>
        <table:table-row table:style-name="ro1">
          <table:table-cell office:value-type="string" calcext:value-type="string">
            <text:p>gct1980_7</text:p>
          </table:table-cell>
          <table:table-cell office:value-type="percentage" office:value="0.6464" calcext:value-type="percentage">
            <text:p>64,64%</text:p>
          </table:table-cell>
          <table:table-cell/>
          <table:table-cell office:value-type="percentage" office:value="0.3355" calcext:value-type="percentage">
            <text:p>33,55%</text:p>
          </table:table-cell>
          <table:table-cell office:value-type="percentage" office:value="0.4578" calcext:value-type="percentage">
            <text:p>45,78%</text:p>
          </table:table-cell>
          <table:table-cell office:value-type="percentage" office:value="0.2751" calcext:value-type="percentage">
            <text:p>27,51%</text:p>
          </table:table-cell>
          <table:table-cell/>
          <table:table-cell office:value-type="percentage" office:value="0.4441" calcext:value-type="percentage">
            <text:p>44,41%</text:p>
          </table:table-cell>
          <table:table-cell/>
        </table:table-row>
        <table:table-row table:style-name="ro1">
          <table:table-cell office:value-type="string" calcext:value-type="string">
            <text:p>gct1980_8</text:p>
          </table:table-cell>
          <table:table-cell office:value-type="percentage" office:value="0.4645" calcext:value-type="percentage">
            <text:p>46,45%</text:p>
          </table:table-cell>
          <table:table-cell/>
          <table:table-cell office:value-type="percentage" office:value="0.1974" calcext:value-type="percentage">
            <text:p>19,74%</text:p>
          </table:table-cell>
          <table:table-cell office:value-type="percentage" office:value="0.3442" calcext:value-type="percentage">
            <text:p>34,42%</text:p>
          </table:table-cell>
          <table:table-cell office:value-type="percentage" office:value="0.2751" calcext:value-type="percentage">
            <text:p>27,51%</text:p>
          </table:table-cell>
          <table:table-cell/>
          <table:table-cell office:value-type="percentage" office:value="0.1842" calcext:value-type="percentage">
            <text:p>18,42%</text:p>
          </table:table-cell>
          <table:table-cell/>
        </table:table-row>
        <table:table-row table:style-name="ro1">
          <table:table-cell office:value-type="string" calcext:value-type="string">
            <text:p>gct1980_9</text:p>
          </table:table-cell>
          <table:table-cell office:value-type="percentage" office:value="0.4698" calcext:value-type="percentage">
            <text:p>46,98%</text:p>
          </table:table-cell>
          <table:table-cell/>
          <table:table-cell office:value-type="percentage" office:value="0.2908" calcext:value-type="percentage">
            <text:p>29,08%</text:p>
          </table:table-cell>
          <table:table-cell office:value-type="percentage" office:value="0.2995" calcext:value-type="percentage">
            <text:p>29,95%</text:p>
          </table:table-cell>
          <table:table-cell office:value-type="percentage" office:value="0.385" calcext:value-type="percentage">
            <text:p>38,50%</text:p>
          </table:table-cell>
          <table:table-cell/>
          <table:table-cell office:value-type="percentage" office:value="0.3661" calcext:value-type="percentage">
            <text:p>36,61%</text:p>
          </table:table-cell>
          <table:table-cell/>
        </table:table-row>
        <table:table-row table:style-name="ro1">
          <table:table-cell office:value-type="string" calcext:value-type="string">
            <text:p>gct1980_10</text:p>
          </table:table-cell>
          <table:table-cell office:value-type="percentage" office:value="0.25" calcext:value-type="percentage">
            <text:p>25,00%</text:p>
          </table:table-cell>
          <table:table-cell/>
          <table:table-cell office:value-type="percentage" office:value="0.2263" calcext:value-type="percentage">
            <text:p>22,63%</text:p>
          </table:table-cell>
          <table:table-cell office:value-type="percentage" office:value="0.4336" calcext:value-type="percentage">
            <text:p>43,36%</text:p>
          </table:table-cell>
          <table:table-cell office:value-type="percentage" office:value="0.5621" calcext:value-type="percentage">
            <text:p>56,21%</text:p>
          </table:table-cell>
          <table:table-cell/>
          <table:table-cell office:value-type="percentage" office:value="0.2589" calcext:value-type="percentage">
            <text:p>25,89%</text:p>
          </table:table-cell>
          <table:table-cell/>
        </table:table-row>
        <table:table-row table:style-name="ro1">
          <table:table-cell table:style-name="ce2"/>
          <table:table-cell table:style-name="ce2" table:formula="of:=AVERAGE([.B28:.B37])" office:value-type="percentage" office:value="0.35843" calcext:value-type="percentage">
            <text:p>35,84%</text:p>
          </table:table-cell>
          <table:table-cell table:style-name="ce2" table:formula="of:=AVERAGE([.C28:.C37])" office:value-type="string" office:string-value="" calcext:value-type="error">
            <text:p>#DIV/0!</text:p>
          </table:table-cell>
          <table:table-cell table:style-name="ce2" table:formula="of:=AVERAGE([.D28:.D37])" office:value-type="percentage" office:value="0.22738" calcext:value-type="percentage">
            <text:p>22,74%</text:p>
          </table:table-cell>
          <table:table-cell table:style-name="ce2" table:formula="of:=AVERAGE([.E28:.E37])" office:value-type="percentage" office:value="0.27692" calcext:value-type="percentage">
            <text:p>27,69%</text:p>
          </table:table-cell>
          <table:table-cell table:style-name="ce2" table:formula="of:=AVERAGE([.F28:.F37])" office:value-type="percentage" office:value="0.36699" calcext:value-type="percentage">
            <text:p>36,70%</text:p>
          </table:table-cell>
          <table:table-cell table:style-name="ce2" table:formula="of:=AVERAGE([.G28:.G37])" office:value-type="string" office:string-value="" calcext:value-type="error">
            <text:p>#DIV/0!</text:p>
          </table:table-cell>
          <table:table-cell table:style-name="ce2" table:formula="of:=AVERAGE([.H28:.H37])" office:value-type="percentage" office:value="0.25109" calcext:value-type="percentage">
            <text:p>25,11%</text:p>
          </table:table-cell>
          <table:table-cell table:style-name="ce2" table:formula="of:=AVERAGE([.I28:.I3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G100</text:p>
          </table:table-cell>
          <table:table-cell table:style-name="ce2" office:value-type="string" calcext:value-type="string">
            <text:p>G100GEN</text:p>
          </table:table-cell>
          <table:table-cell table:style-name="ce2" office:value-type="string" calcext:value-type="string">
            <text:p>G200GEN</text:p>
          </table:table-cell>
          <table:table-cell table:style-name="ce2" office:value-type="string" calcext:value-type="string">
            <text:p>G200</text:p>
          </table:table-cell>
          <table:table-cell table:style-name="ce2" office:value-type="string" calcext:value-type="string">
            <text:p>G50</text:p>
          </table:table-cell>
          <table:table-cell table:style-name="ce2" office:value-type="string" calcext:value-type="string">
            <text:p>G50GEN</text:p>
          </table:table-cell>
          <table:table-cell table:style-name="ce2" office:value-type="string" calcext:value-type="string">
            <text:p>G400</text:p>
          </table:table-cell>
          <table:table-cell table:style-name="ce2" office:value-type="string" calcext:value-type="string">
            <text:p>G400GEN</text:p>
          </table:table-cell>
        </table:table-row>
        <table:table-row table:style-name="ro1">
          <table:table-cell office:value-type="string" calcext:value-type="string">
            <text:p>gct1985_1</text:p>
          </table:table-cell>
          <table:table-cell office:value-type="percentage" office:value="0.1774" calcext:value-type="percentage">
            <text:p>17,74%</text:p>
          </table:table-cell>
          <table:table-cell/>
          <table:table-cell office:value-type="percentage" office:value="0.3397" calcext:value-type="percentage">
            <text:p>33,97%</text:p>
          </table:table-cell>
          <table:table-cell office:value-type="percentage" office:value="0.1747" calcext:value-type="percentage">
            <text:p>17,47%</text:p>
          </table:table-cell>
          <table:table-cell office:value-type="percentage" office:value="0.1741" calcext:value-type="percentage">
            <text:p>17,41%</text:p>
          </table:table-cell>
          <table:table-cell/>
          <table:table-cell office:value-type="percentage" office:value="0.1641" calcext:value-type="percentage">
            <text:p>16,41%</text:p>
          </table:table-cell>
          <table:table-cell/>
        </table:table-row>
        <table:table-row table:style-name="ro1">
          <table:table-cell office:value-type="string" calcext:value-type="string">
            <text:p>gct1985_2</text:p>
          </table:table-cell>
          <table:table-cell office:value-type="percentage" office:value="0.2108" calcext:value-type="percentage">
            <text:p>21,08%</text:p>
          </table:table-cell>
          <table:table-cell/>
          <table:table-cell office:value-type="percentage" office:value="0.3333" calcext:value-type="percentage">
            <text:p>33,33%</text:p>
          </table:table-cell>
          <table:table-cell office:value-type="percentage" office:value="0.3683" calcext:value-type="percentage">
            <text:p>36,83%</text:p>
          </table:table-cell>
          <table:table-cell office:value-type="percentage" office:value="0.2111" calcext:value-type="percentage">
            <text:p>21,11%</text:p>
          </table:table-cell>
          <table:table-cell/>
          <table:table-cell office:value-type="percentage" office:value="0.1587" calcext:value-type="percentage">
            <text:p>15,87%</text:p>
          </table:table-cell>
          <table:table-cell/>
        </table:table-row>
        <table:table-row table:style-name="ro1">
          <table:table-cell office:value-type="string" calcext:value-type="string">
            <text:p>gct1985_3</text:p>
          </table:table-cell>
          <table:table-cell office:value-type="percentage" office:value="0.1423" calcext:value-type="percentage">
            <text:p>14,23%</text:p>
          </table:table-cell>
          <table:table-cell/>
          <table:table-cell table:number-columns-repeated="2" office:value-type="percentage" office:value="0.1496" calcext:value-type="percentage">
            <text:p>14,96%</text:p>
          </table:table-cell>
          <table:table-cell office:value-type="percentage" office:value="0.1658" calcext:value-type="percentage">
            <text:p>16,58%</text:p>
          </table:table-cell>
          <table:table-cell/>
          <table:table-cell office:value-type="percentage" office:value="0.1453" calcext:value-type="percentage">
            <text:p>14,53%</text:p>
          </table:table-cell>
          <table:table-cell/>
        </table:table-row>
        <table:table-row table:style-name="ro1">
          <table:table-cell office:value-type="string" calcext:value-type="string">
            <text:p>gct1985_4</text:p>
          </table:table-cell>
          <table:table-cell office:value-type="percentage" office:value="0.1319" calcext:value-type="percentage">
            <text:p>13,19%</text:p>
          </table:table-cell>
          <table:table-cell/>
          <table:table-cell office:value-type="percentage" office:value="0.1429" calcext:value-type="percentage">
            <text:p>14,29%</text:p>
          </table:table-cell>
          <table:table-cell office:value-type="percentage" office:value="0.135" calcext:value-type="percentage">
            <text:p>13,50%</text:p>
          </table:table-cell>
          <table:table-cell office:value-type="percentage" office:value="0.1397" calcext:value-type="percentage">
            <text:p>13,97%</text:p>
          </table:table-cell>
          <table:table-cell/>
          <table:table-cell office:value-type="percentage" office:value="0.1396" calcext:value-type="percentage">
            <text:p>13,96%</text:p>
          </table:table-cell>
          <table:table-cell/>
        </table:table-row>
        <table:table-row table:style-name="ro1">
          <table:table-cell office:value-type="string" calcext:value-type="string">
            <text:p>gct1985_5</text:p>
          </table:table-cell>
          <table:table-cell office:value-type="percentage" office:value="0.2575" calcext:value-type="percentage">
            <text:p>25,75%</text:p>
          </table:table-cell>
          <table:table-cell/>
          <table:table-cell office:value-type="percentage" office:value="0.2857" calcext:value-type="percentage">
            <text:p>28,57%</text:p>
          </table:table-cell>
          <table:table-cell office:value-type="percentage" office:value="0.2554" calcext:value-type="percentage">
            <text:p>25,54%</text:p>
          </table:table-cell>
          <table:table-cell office:value-type="percentage" office:value="0.2758" calcext:value-type="percentage">
            <text:p>27,58%</text:p>
          </table:table-cell>
          <table:table-cell/>
          <table:table-cell office:value-type="percentage" office:value="0.2712" calcext:value-type="percentage">
            <text:p>27,12%</text:p>
          </table:table-cell>
          <table:table-cell/>
        </table:table-row>
        <table:table-row table:style-name="ro1">
          <table:table-cell office:value-type="string" calcext:value-type="string">
            <text:p>gct1985_6</text:p>
          </table:table-cell>
          <table:table-cell office:value-type="percentage" office:value="0.1505" calcext:value-type="percentage">
            <text:p>15,05%</text:p>
          </table:table-cell>
          <table:table-cell/>
          <table:table-cell office:value-type="percentage" office:value="0.1587" calcext:value-type="percentage">
            <text:p>15,87%</text:p>
          </table:table-cell>
          <table:table-cell office:value-type="percentage" office:value="0.1518" calcext:value-type="percentage">
            <text:p>15,18%</text:p>
          </table:table-cell>
          <table:table-cell office:value-type="percentage" office:value="0.1557" calcext:value-type="percentage">
            <text:p>15,57%</text:p>
          </table:table-cell>
          <table:table-cell/>
          <table:table-cell office:value-type="percentage" office:value="0.1557" calcext:value-type="percentage">
            <text:p>15,57%</text:p>
          </table:table-cell>
          <table:table-cell/>
        </table:table-row>
        <table:table-row table:style-name="ro1">
          <table:table-cell office:value-type="string" calcext:value-type="string">
            <text:p>gct1985_7</text:p>
          </table:table-cell>
          <table:table-cell office:value-type="percentage" office:value="0.125" calcext:value-type="percentage">
            <text:p>12,50%</text:p>
          </table:table-cell>
          <table:table-cell/>
          <table:table-cell office:value-type="percentage" office:value="0.1397" calcext:value-type="percentage">
            <text:p>13,97%</text:p>
          </table:table-cell>
          <table:table-cell office:value-type="percentage" office:value="0.1271" calcext:value-type="percentage">
            <text:p>12,71%</text:p>
          </table:table-cell>
          <table:table-cell office:value-type="percentage" office:value="0.1265" calcext:value-type="percentage">
            <text:p>12,65%</text:p>
          </table:table-cell>
          <table:table-cell/>
          <table:table-cell office:value-type="percentage" office:value="0.1289" calcext:value-type="percentage">
            <text:p>12,89%</text:p>
          </table:table-cell>
          <table:table-cell/>
        </table:table-row>
        <table:table-row table:style-name="ro1">
          <table:table-cell office:value-type="string" calcext:value-type="string">
            <text:p>gct1985_8</text:p>
          </table:table-cell>
          <table:table-cell office:value-type="percentage" office:value="0.1088" calcext:value-type="percentage">
            <text:p>10,88%</text:p>
          </table:table-cell>
          <table:table-cell/>
          <table:table-cell office:value-type="percentage" office:value="0.0952" calcext:value-type="percentage">
            <text:p>9,52%</text:p>
          </table:table-cell>
          <table:table-cell office:value-type="percentage" office:value="0.1025" calcext:value-type="percentage">
            <text:p>10,25%</text:p>
          </table:table-cell>
          <table:table-cell office:value-type="percentage" office:value="0.1056" calcext:value-type="percentage">
            <text:p>10,56%</text:p>
          </table:table-cell>
          <table:table-cell/>
          <table:table-cell office:value-type="percentage" office:value="0.1078" calcext:value-type="percentage">
            <text:p>10,78%</text:p>
          </table:table-cell>
          <table:table-cell/>
        </table:table-row>
        <table:table-row table:style-name="ro1">
          <table:table-cell office:value-type="string" calcext:value-type="string">
            <text:p>gct1985_9</text:p>
          </table:table-cell>
          <table:table-cell office:value-type="percentage" office:value="0.174" calcext:value-type="percentage">
            <text:p>17,40%</text:p>
          </table:table-cell>
          <table:table-cell/>
          <table:table-cell office:value-type="percentage" office:value="0.1496" calcext:value-type="percentage">
            <text:p>14,96%</text:p>
          </table:table-cell>
          <table:table-cell office:value-type="percentage" office:value="0.2995" calcext:value-type="percentage">
            <text:p>29,95%</text:p>
          </table:table-cell>
          <table:table-cell office:value-type="percentage" office:value="0.1785" calcext:value-type="percentage">
            <text:p>17,85%</text:p>
          </table:table-cell>
          <table:table-cell/>
          <table:table-cell office:value-type="percentage" office:value="0.1761" calcext:value-type="percentage">
            <text:p>17,61%</text:p>
          </table:table-cell>
          <table:table-cell/>
        </table:table-row>
        <table:table-row table:style-name="ro1">
          <table:table-cell office:value-type="string" calcext:value-type="string">
            <text:p>gct1985_10</text:p>
          </table:table-cell>
          <table:table-cell office:value-type="percentage" office:value="0.1905" calcext:value-type="percentage">
            <text:p>19,05%</text:p>
          </table:table-cell>
          <table:table-cell/>
          <table:table-cell office:value-type="percentage" office:value="0.2016" calcext:value-type="percentage">
            <text:p>20,16%</text:p>
          </table:table-cell>
          <table:table-cell office:value-type="percentage" office:value="0.1905" calcext:value-type="percentage">
            <text:p>19,05%</text:p>
          </table:table-cell>
          <table:table-cell office:value-type="percentage" office:value="0.1259" calcext:value-type="percentage">
            <text:p>12,59%</text:p>
          </table:table-cell>
          <table:table-cell/>
          <table:table-cell office:value-type="percentage" office:value="0.1906" calcext:value-type="percentage">
            <text:p>19,06%</text:p>
          </table:table-cell>
          <table:table-cell/>
        </table:table-row>
        <table:table-row table:style-name="ro1">
          <table:table-cell table:style-name="ce2"/>
          <table:table-cell table:style-name="ce2" table:formula="of:=AVERAGE([.B41:.B50])" office:value-type="percentage" office:value="0.16687" calcext:value-type="percentage">
            <text:p>16,69%</text:p>
          </table:table-cell>
          <table:table-cell table:style-name="ce2" table:formula="of:=AVERAGE([.C41:.C50])" office:value-type="string" office:string-value="" calcext:value-type="error">
            <text:p>#DIV/0!</text:p>
          </table:table-cell>
          <table:table-cell table:style-name="ce2" table:formula="of:=AVERAGE([.D41:.D50])" office:value-type="percentage" office:value="0.1996" calcext:value-type="percentage">
            <text:p>19,96%</text:p>
          </table:table-cell>
          <table:table-cell table:style-name="ce2" table:formula="of:=AVERAGE([.E41:.E50])" office:value-type="percentage" office:value="0.19544" calcext:value-type="percentage">
            <text:p>19,54%</text:p>
          </table:table-cell>
          <table:table-cell table:style-name="ce2" table:formula="of:=AVERAGE([.F41:.F50])" office:value-type="percentage" office:value="0.16587" calcext:value-type="percentage">
            <text:p>16,59%</text:p>
          </table:table-cell>
          <table:table-cell table:style-name="ce2" table:formula="of:=AVERAGE([.G41:.G50])" office:value-type="string" office:string-value="" calcext:value-type="error">
            <text:p>#DIV/0!</text:p>
          </table:table-cell>
          <table:table-cell table:style-name="ce2" table:formula="of:=AVERAGE([.H41:.H50])" office:value-type="percentage" office:value="0.1638" calcext:value-type="percentage">
            <text:p>16,38%</text:p>
          </table:table-cell>
          <table:table-cell table:style-name="ce2" table:formula="of:=AVERAGE([.I41:.I50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G100</text:p>
          </table:table-cell>
          <table:table-cell table:style-name="ce2" office:value-type="string" calcext:value-type="string">
            <text:p>G100GEN</text:p>
          </table:table-cell>
          <table:table-cell table:style-name="ce2" office:value-type="string" calcext:value-type="string">
            <text:p>G200GEN</text:p>
          </table:table-cell>
          <table:table-cell table:style-name="ce2" office:value-type="string" calcext:value-type="string">
            <text:p>G200</text:p>
          </table:table-cell>
          <table:table-cell table:style-name="ce2" office:value-type="string" calcext:value-type="string">
            <text:p>G50</text:p>
          </table:table-cell>
          <table:table-cell table:style-name="ce2" office:value-type="string" calcext:value-type="string">
            <text:p>G50GEN</text:p>
          </table:table-cell>
          <table:table-cell table:style-name="ce2" office:value-type="string" calcext:value-type="string">
            <text:p>G400</text:p>
          </table:table-cell>
          <table:table-cell table:style-name="ce2" office:value-type="string" calcext:value-type="string">
            <text:p>G400GEN</text:p>
          </table:table-cell>
        </table:table-row>
        <table:table-row table:style-name="ro1">
          <table:table-cell office:value-type="string" calcext:value-type="string">
            <text:p>gct1990_1</text:p>
          </table:table-cell>
          <table:table-cell office:value-type="percentage" office:value="0.1373" calcext:value-type="percentage">
            <text:p>13,73%</text:p>
          </table:table-cell>
          <table:table-cell/>
          <table:table-cell office:value-type="percentage" office:value="0.1471" calcext:value-type="percentage">
            <text:p>14,71%</text:p>
          </table:table-cell>
          <table:table-cell office:value-type="percentage" office:value="0.1393" calcext:value-type="percentage">
            <text:p>13,93%</text:p>
          </table:table-cell>
          <table:table-cell office:value-type="percentage" office:value="0.1373" calcext:value-type="percentage">
            <text:p>13,73%</text:p>
          </table:table-cell>
          <table:table-cell/>
          <table:table-cell office:value-type="percentage" office:value="0.1373" calcext:value-type="percentage">
            <text:p>13,73%</text:p>
          </table:table-cell>
          <table:table-cell/>
        </table:table-row>
        <table:table-row table:style-name="ro1">
          <table:table-cell office:value-type="string" calcext:value-type="string">
            <text:p>gct1990_2</text:p>
          </table:table-cell>
          <table:table-cell office:value-type="percentage" office:value="0.1129" calcext:value-type="percentage">
            <text:p>11,29%</text:p>
          </table:table-cell>
          <table:table-cell/>
          <table:table-cell office:value-type="percentage" office:value="0.0683" calcext:value-type="percentage">
            <text:p>6,83%</text:p>
          </table:table-cell>
          <table:table-cell office:value-type="percentage" office:value="0.079" calcext:value-type="percentage">
            <text:p>7,90%</text:p>
          </table:table-cell>
          <table:table-cell office:value-type="percentage" office:value="0.1077" calcext:value-type="percentage">
            <text:p>10,77%</text:p>
          </table:table-cell>
          <table:table-cell/>
          <table:table-cell office:value-type="percentage" office:value="0.0709" calcext:value-type="percentage">
            <text:p>7,09%</text:p>
          </table:table-cell>
          <table:table-cell/>
        </table:table-row>
        <table:table-row table:style-name="ro1">
          <table:table-cell office:value-type="string" calcext:value-type="string">
            <text:p>gct1990_3</text:p>
          </table:table-cell>
          <table:table-cell office:value-type="percentage" office:value="0.173" calcext:value-type="percentage">
            <text:p>17,30%</text:p>
          </table:table-cell>
          <table:table-cell/>
          <table:table-cell office:value-type="percentage" office:value="0.1706" calcext:value-type="percentage">
            <text:p>17,06%</text:p>
          </table:table-cell>
          <table:table-cell office:value-type="percentage" office:value="0.1653" calcext:value-type="percentage">
            <text:p>16,53%</text:p>
          </table:table-cell>
          <table:table-cell office:value-type="percentage" office:value="0.1876" calcext:value-type="percentage">
            <text:p>18,76%</text:p>
          </table:table-cell>
          <table:table-cell/>
          <table:table-cell office:value-type="percentage" office:value="0.1756" calcext:value-type="percentage">
            <text:p>17,56%</text:p>
          </table:table-cell>
          <table:table-cell/>
        </table:table-row>
        <table:table-row table:style-name="ro1">
          <table:table-cell office:value-type="string" calcext:value-type="string">
            <text:p>gct1990_4</text:p>
          </table:table-cell>
          <table:table-cell office:value-type="percentage" office:value="0.0652" calcext:value-type="percentage">
            <text:p>6,52%</text:p>
          </table:table-cell>
          <table:table-cell/>
          <table:table-cell office:value-type="percentage" office:value="0.0676" calcext:value-type="percentage">
            <text:p>6,76%</text:p>
          </table:table-cell>
          <table:table-cell office:value-type="percentage" office:value="0.0766" calcext:value-type="percentage">
            <text:p>7,66%</text:p>
          </table:table-cell>
          <table:table-cell office:value-type="percentage" office:value="0.0743" calcext:value-type="percentage">
            <text:p>7,43%</text:p>
          </table:table-cell>
          <table:table-cell/>
          <table:table-cell office:value-type="percentage" office:value="0.0616" calcext:value-type="percentage">
            <text:p>6,16%</text:p>
          </table:table-cell>
          <table:table-cell/>
        </table:table-row>
        <table:table-row table:style-name="ro1">
          <table:table-cell office:value-type="string" calcext:value-type="string">
            <text:p>gct1990_5</text:p>
          </table:table-cell>
          <table:table-cell office:value-type="percentage" office:value="0.1453" calcext:value-type="percentage">
            <text:p>14,53%</text:p>
          </table:table-cell>
          <table:table-cell/>
          <table:table-cell office:value-type="percentage" office:value="0.2833" calcext:value-type="percentage">
            <text:p>28,33%</text:p>
          </table:table-cell>
          <table:table-cell office:value-type="percentage" office:value="0.2048" calcext:value-type="percentage">
            <text:p>20,48%</text:p>
          </table:table-cell>
          <table:table-cell office:value-type="percentage" office:value="0.2062" calcext:value-type="percentage">
            <text:p>20,62%</text:p>
          </table:table-cell>
          <table:table-cell/>
          <table:table-cell office:value-type="percentage" office:value="0.1298" calcext:value-type="percentage">
            <text:p>12,98%</text:p>
          </table:table-cell>
          <table:table-cell/>
        </table:table-row>
        <table:table-row table:style-name="ro1">
          <table:table-cell office:value-type="string" calcext:value-type="string">
            <text:p>gct1990_6</text:p>
          </table:table-cell>
          <table:table-cell office:value-type="percentage" office:value="0.163" calcext:value-type="percentage">
            <text:p>16,30%</text:p>
          </table:table-cell>
          <table:table-cell/>
          <table:table-cell office:value-type="percentage" office:value="0.1569" calcext:value-type="percentage">
            <text:p>15,69%</text:p>
          </table:table-cell>
          <table:table-cell office:value-type="percentage" office:value="0.1579" calcext:value-type="percentage">
            <text:p>15,79%</text:p>
          </table:table-cell>
          <table:table-cell office:value-type="percentage" office:value="0.1597" calcext:value-type="percentage">
            <text:p>15,97%</text:p>
          </table:table-cell>
          <table:table-cell/>
          <table:table-cell office:value-type="percentage" office:value="0.1579" calcext:value-type="percentage">
            <text:p>15,79%</text:p>
          </table:table-cell>
          <table:table-cell/>
        </table:table-row>
        <table:table-row table:style-name="ro1">
          <table:table-cell office:value-type="string" calcext:value-type="string">
            <text:p>gct1990_7</text:p>
          </table:table-cell>
          <table:table-cell office:value-type="percentage" office:value="0.1506" calcext:value-type="percentage">
            <text:p>15,06%</text:p>
          </table:table-cell>
          <table:table-cell/>
          <table:table-cell office:value-type="percentage" office:value="0.1314" calcext:value-type="percentage">
            <text:p>13,14%</text:p>
          </table:table-cell>
          <table:table-cell office:value-type="percentage" office:value="0.1543" calcext:value-type="percentage">
            <text:p>15,43%</text:p>
          </table:table-cell>
          <table:table-cell office:value-type="string" calcext:value-type="string">
            <text:p>x</text:p>
          </table:table-cell>
          <table:table-cell/>
          <table:table-cell office:value-type="percentage" office:value="0.1646" calcext:value-type="percentage">
            <text:p>16,46%</text:p>
          </table:table-cell>
          <table:table-cell/>
        </table:table-row>
        <table:table-row table:style-name="ro1">
          <table:table-cell office:value-type="string" calcext:value-type="string">
            <text:p>gct1990_8</text:p>
          </table:table-cell>
          <table:table-cell office:value-type="percentage" office:value="0.1539" calcext:value-type="percentage">
            <text:p>15,39%</text:p>
          </table:table-cell>
          <table:table-cell/>
          <table:table-cell office:value-type="percentage" office:value="0.1373" calcext:value-type="percentage">
            <text:p>13,73%</text:p>
          </table:table-cell>
          <table:table-cell office:value-type="percentage" office:value="0.1392" calcext:value-type="percentage">
            <text:p>13,92%</text:p>
          </table:table-cell>
          <table:table-cell office:value-type="percentage" office:value="0.1467" calcext:value-type="percentage">
            <text:p>14,67%</text:p>
          </table:table-cell>
          <table:table-cell/>
          <table:table-cell office:value-type="percentage" office:value="0.1398" calcext:value-type="percentage">
            <text:p>13,98%</text:p>
          </table:table-cell>
          <table:table-cell/>
        </table:table-row>
        <table:table-row table:style-name="ro1">
          <table:table-cell office:value-type="string" calcext:value-type="string">
            <text:p>gct1990_9</text:p>
          </table:table-cell>
          <table:table-cell office:value-type="percentage" office:value="0.1569" calcext:value-type="percentage">
            <text:p>15,69%</text:p>
          </table:table-cell>
          <table:table-cell/>
          <table:table-cell office:value-type="percentage" office:value="0.1402" calcext:value-type="percentage">
            <text:p>14,02%</text:p>
          </table:table-cell>
          <table:table-cell office:value-type="percentage" office:value="0.137" calcext:value-type="percentage">
            <text:p>13,70%</text:p>
          </table:table-cell>
          <table:table-cell office:value-type="percentage" office:value="0.1569" calcext:value-type="percentage">
            <text:p>15,69%</text:p>
          </table:table-cell>
          <table:table-cell/>
          <table:table-cell office:value-type="percentage" office:value="0.1431" calcext:value-type="percentage">
            <text:p>14,31%</text:p>
          </table:table-cell>
          <table:table-cell/>
        </table:table-row>
        <table:table-row table:style-name="ro1">
          <table:table-cell office:value-type="string" calcext:value-type="string">
            <text:p>gct1990_10</text:p>
          </table:table-cell>
          <table:table-cell office:value-type="percentage" office:value="0.0607" calcext:value-type="percentage">
            <text:p>6,07%</text:p>
          </table:table-cell>
          <table:table-cell/>
          <table:table-cell office:value-type="percentage" office:value="0.1069" calcext:value-type="percentage">
            <text:p>10,69%</text:p>
          </table:table-cell>
          <table:table-cell office:value-type="percentage" office:value="0.0962" calcext:value-type="percentage">
            <text:p>9,62%</text:p>
          </table:table-cell>
          <table:table-cell office:value-type="percentage" office:value="0.0488" calcext:value-type="percentage">
            <text:p>4,88%</text:p>
          </table:table-cell>
          <table:table-cell/>
          <table:table-cell office:value-type="percentage" office:value="0.049" calcext:value-type="percentage">
            <text:p>4,90%</text:p>
          </table:table-cell>
          <table:table-cell/>
        </table:table-row>
        <table:table-row table:style-name="ro1">
          <table:table-cell table:style-name="ce2"/>
          <table:table-cell table:style-name="ce2" table:formula="of:=AVERAGE([.B53:.B62])" office:value-type="percentage" office:value="0.13188" calcext:value-type="percentage">
            <text:p>13,19%</text:p>
          </table:table-cell>
          <table:table-cell table:style-name="ce2" table:formula="of:=AVERAGE([.C53:.C62])" office:value-type="string" office:string-value="" calcext:value-type="error">
            <text:p>#DIV/0!</text:p>
          </table:table-cell>
          <table:table-cell table:style-name="ce2" table:formula="of:=AVERAGE([.D53:.D62])" office:value-type="percentage" office:value="0.14096" calcext:value-type="percentage">
            <text:p>14,10%</text:p>
          </table:table-cell>
          <table:table-cell table:style-name="ce2" table:formula="of:=AVERAGE([.E53:.E62])" office:value-type="percentage" office:value="0.13496" calcext:value-type="percentage">
            <text:p>13,50%</text:p>
          </table:table-cell>
          <table:table-cell table:style-name="ce2" table:formula="of:=AVERAGE([.F53:.F62])" office:value-type="percentage" office:value="0.136133333333333" calcext:value-type="percentage">
            <text:p>13,61%</text:p>
          </table:table-cell>
          <table:table-cell table:style-name="ce2" table:formula="of:=AVERAGE([.G53:.G62])" office:value-type="string" office:string-value="" calcext:value-type="error">
            <text:p>#DIV/0!</text:p>
          </table:table-cell>
          <table:table-cell table:style-name="ce2" table:formula="of:=AVERAGE([.H53:.H62])" office:value-type="percentage" office:value="0.12296" calcext:value-type="percentage">
            <text:p>12,30%</text:p>
          </table:table-cell>
          <table:table-cell table:style-name="ce2" table:formula="of:=AVERAGE([.I53:.I6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G100</text:p>
          </table:table-cell>
          <table:table-cell table:style-name="ce2" office:value-type="string" calcext:value-type="string">
            <text:p>G100GEN</text:p>
          </table:table-cell>
          <table:table-cell table:style-name="ce2" office:value-type="string" calcext:value-type="string">
            <text:p>G200GEN</text:p>
          </table:table-cell>
          <table:table-cell table:style-name="ce2" office:value-type="string" calcext:value-type="string">
            <text:p>G200</text:p>
          </table:table-cell>
          <table:table-cell table:style-name="ce2" office:value-type="string" calcext:value-type="string">
            <text:p>G50</text:p>
          </table:table-cell>
          <table:table-cell table:style-name="ce2" office:value-type="string" calcext:value-type="string">
            <text:p>G50GEN</text:p>
          </table:table-cell>
          <table:table-cell table:style-name="ce2" office:value-type="string" calcext:value-type="string">
            <text:p>G400</text:p>
          </table:table-cell>
          <table:table-cell table:style-name="ce2" office:value-type="string" calcext:value-type="string">
            <text:p>G400GEN</text:p>
          </table:table-cell>
        </table:table-row>
        <table:table-row table:style-name="ro1">
          <table:table-cell office:value-type="string" calcext:value-type="string">
            <text:p>gct1995_1</text:p>
          </table:table-cell>
          <table:table-cell office:value-type="percentage" office:value="0.1626" calcext:value-type="percentage">
            <text:p>16,26%</text:p>
          </table:table-cell>
          <table:table-cell/>
          <table:table-cell office:value-type="percentage" office:value="0.0961" calcext:value-type="percentage">
            <text:p>9,61%</text:p>
          </table:table-cell>
          <table:table-cell office:value-type="percentage" office:value="0.1087" calcext:value-type="percentage">
            <text:p>10,87%</text:p>
          </table:table-cell>
          <table:table-cell office:value-type="percentage" office:value="0.1524" calcext:value-type="percentage">
            <text:p>15,24%</text:p>
          </table:table-cell>
          <table:table-cell/>
          <table:table-cell office:value-type="percentage" office:value="0.1053" calcext:value-type="percentage">
            <text:p>10,53%</text:p>
          </table:table-cell>
          <table:table-cell/>
        </table:table-row>
        <table:table-row table:style-name="ro1">
          <table:table-cell office:value-type="string" calcext:value-type="string">
            <text:p>gct1995_2</text:p>
          </table:table-cell>
          <table:table-cell office:value-type="percentage" office:value="0.0997" calcext:value-type="percentage">
            <text:p>9,97%</text:p>
          </table:table-cell>
          <table:table-cell/>
          <table:table-cell office:value-type="percentage" office:value="0.1017" calcext:value-type="percentage">
            <text:p>10,17%</text:p>
          </table:table-cell>
          <table:table-cell office:value-type="percentage" office:value="0.0956" calcext:value-type="percentage">
            <text:p>9,56%</text:p>
          </table:table-cell>
          <table:table-cell office:value-type="percentage" office:value="0.0949" calcext:value-type="percentage">
            <text:p>9,49%</text:p>
          </table:table-cell>
          <table:table-cell/>
          <table:table-cell office:value-type="percentage" office:value="0.0947" calcext:value-type="percentage">
            <text:p>9,47%</text:p>
          </table:table-cell>
          <table:table-cell/>
        </table:table-row>
        <table:table-row table:style-name="ro1">
          <table:table-cell office:value-type="string" calcext:value-type="string">
            <text:p>gct1995_3</text:p>
          </table:table-cell>
          <table:table-cell office:value-type="percentage" office:value="0.1217" calcext:value-type="percentage">
            <text:p>12,17%</text:p>
          </table:table-cell>
          <table:table-cell/>
          <table:table-cell office:value-type="percentage" office:value="0.1363" calcext:value-type="percentage">
            <text:p>13,63%</text:p>
          </table:table-cell>
          <table:table-cell office:value-type="percentage" office:value="0.1296" calcext:value-type="percentage">
            <text:p>12,96%</text:p>
          </table:table-cell>
          <table:table-cell office:value-type="percentage" office:value="0.1191" calcext:value-type="percentage">
            <text:p>11,91%</text:p>
          </table:table-cell>
          <table:table-cell/>
          <table:table-cell office:value-type="percentage" office:value="0.1189" calcext:value-type="percentage">
            <text:p>11,89%</text:p>
          </table:table-cell>
          <table:table-cell/>
        </table:table-row>
        <table:table-row table:style-name="ro1">
          <table:table-cell office:value-type="string" calcext:value-type="string">
            <text:p>gct1995_4</text:p>
          </table:table-cell>
          <table:table-cell office:value-type="percentage" office:value="0.0732" calcext:value-type="percentage">
            <text:p>7,32%</text:p>
          </table:table-cell>
          <table:table-cell/>
          <table:table-cell table:number-columns-repeated="2" office:value-type="percentage" office:value="0.0726" calcext:value-type="percentage">
            <text:p>7,26%</text:p>
          </table:table-cell>
          <table:table-cell office:value-type="percentage" office:value="0.0741" calcext:value-type="percentage">
            <text:p>7,41%</text:p>
          </table:table-cell>
          <table:table-cell/>
          <table:table-cell office:value-type="percentage" office:value="0.0779" calcext:value-type="percentage">
            <text:p>7,79%</text:p>
          </table:table-cell>
          <table:table-cell/>
        </table:table-row>
        <table:table-row table:style-name="ro1">
          <table:table-cell office:value-type="string" calcext:value-type="string">
            <text:p>gct1995_5</text:p>
          </table:table-cell>
          <table:table-cell office:value-type="percentage" office:value="0.1286" calcext:value-type="percentage">
            <text:p>12,86%</text:p>
          </table:table-cell>
          <table:table-cell/>
          <table:table-cell office:value-type="percentage" office:value="0.133" calcext:value-type="percentage">
            <text:p>13,30%</text:p>
          </table:table-cell>
          <table:table-cell office:value-type="percentage" office:value="0.1333" calcext:value-type="percentage">
            <text:p>13,33%</text:p>
          </table:table-cell>
          <table:table-cell office:value-type="percentage" office:value="0.1207" calcext:value-type="percentage">
            <text:p>12,07%</text:p>
          </table:table-cell>
          <table:table-cell/>
          <table:table-cell office:value-type="percentage" office:value="0.1388" calcext:value-type="percentage">
            <text:p>13,88%</text:p>
          </table:table-cell>
          <table:table-cell/>
        </table:table-row>
        <table:table-row table:style-name="ro1">
          <table:table-cell office:value-type="string" calcext:value-type="string">
            <text:p>gct1995_6</text:p>
          </table:table-cell>
          <table:table-cell office:value-type="percentage" office:value="0.0907" calcext:value-type="percentage">
            <text:p>9,07%</text:p>
          </table:table-cell>
          <table:table-cell/>
          <table:table-cell office:value-type="percentage" office:value="0.0838" calcext:value-type="percentage">
            <text:p>8,38%</text:p>
          </table:table-cell>
          <table:table-cell office:value-type="percentage" office:value="0.0849" calcext:value-type="percentage">
            <text:p>8,49%</text:p>
          </table:table-cell>
          <table:table-cell office:value-type="percentage" office:value="0.0839" calcext:value-type="percentage">
            <text:p>8,39%</text:p>
          </table:table-cell>
          <table:table-cell/>
          <table:table-cell office:value-type="percentage" office:value="0.0762" calcext:value-type="percentage">
            <text:p>7,62%</text:p>
          </table:table-cell>
          <table:table-cell/>
        </table:table-row>
        <table:table-row table:style-name="ro1">
          <table:table-cell office:value-type="string" calcext:value-type="string">
            <text:p>gct1995_7</text:p>
          </table:table-cell>
          <table:table-cell office:value-type="percentage" office:value="0.1182" calcext:value-type="percentage">
            <text:p>11,82%</text:p>
          </table:table-cell>
          <table:table-cell/>
          <table:table-cell office:value-type="percentage" office:value="0.1045" calcext:value-type="percentage">
            <text:p>10,45%</text:p>
          </table:table-cell>
          <table:table-cell office:value-type="percentage" office:value="0.1099" calcext:value-type="percentage">
            <text:p>10,99%</text:p>
          </table:table-cell>
          <table:table-cell office:value-type="percentage" office:value="0.1135" calcext:value-type="percentage">
            <text:p>11,35%</text:p>
          </table:table-cell>
          <table:table-cell/>
          <table:table-cell office:value-type="percentage" office:value="0.1154" calcext:value-type="percentage">
            <text:p>11,54%</text:p>
          </table:table-cell>
          <table:table-cell/>
        </table:table-row>
        <table:table-row table:style-name="ro1">
          <table:table-cell office:value-type="string" calcext:value-type="string">
            <text:p>gct1995_8</text:p>
          </table:table-cell>
          <table:table-cell office:value-type="percentage" office:value="0.0594" calcext:value-type="percentage">
            <text:p>5,94%</text:p>
          </table:table-cell>
          <table:table-cell/>
          <table:table-cell office:value-type="percentage" office:value="0.0559" calcext:value-type="percentage">
            <text:p>5,59%</text:p>
          </table:table-cell>
          <table:table-cell office:value-type="percentage" office:value="0.0543" calcext:value-type="percentage">
            <text:p>5,43%</text:p>
          </table:table-cell>
          <table:table-cell office:value-type="percentage" office:value="0.0557" calcext:value-type="percentage">
            <text:p>5,57%</text:p>
          </table:table-cell>
          <table:table-cell/>
          <table:table-cell office:value-type="percentage" office:value="0.0538" calcext:value-type="percentage">
            <text:p>5,38%</text:p>
          </table:table-cell>
          <table:table-cell/>
        </table:table-row>
        <table:table-row table:style-name="ro1">
          <table:table-cell office:value-type="string" calcext:value-type="string">
            <text:p>gct1995_9</text:p>
          </table:table-cell>
          <table:table-cell office:value-type="percentage" office:value="0.1681" calcext:value-type="percentage">
            <text:p>16,81%</text:p>
          </table:table-cell>
          <table:table-cell/>
          <table:table-cell office:value-type="percentage" office:value="0.1676" calcext:value-type="percentage">
            <text:p>16,76%</text:p>
          </table:table-cell>
          <table:table-cell office:value-type="percentage" office:value="0.1674" calcext:value-type="percentage">
            <text:p>16,74%</text:p>
          </table:table-cell>
          <table:table-cell office:value-type="percentage" office:value="0.1696" calcext:value-type="percentage">
            <text:p>16,96%</text:p>
          </table:table-cell>
          <table:table-cell/>
          <table:table-cell office:value-type="percentage" office:value="0.1668" calcext:value-type="percentage">
            <text:p>16,68%</text:p>
          </table:table-cell>
          <table:table-cell/>
        </table:table-row>
        <table:table-row table:style-name="ro1">
          <table:table-cell office:value-type="string" calcext:value-type="string">
            <text:p>gct1995_10</text:p>
          </table:table-cell>
          <table:table-cell office:value-type="percentage" office:value="0.1479" calcext:value-type="percentage">
            <text:p>14,79%</text:p>
          </table:table-cell>
          <table:table-cell/>
          <table:table-cell office:value-type="percentage" office:value="0.138" calcext:value-type="percentage">
            <text:p>13,80%</text:p>
          </table:table-cell>
          <table:table-cell office:value-type="percentage" office:value="0.1261" calcext:value-type="percentage">
            <text:p>12,61%</text:p>
          </table:table-cell>
          <table:table-cell office:value-type="percentage" office:value="0.1216" calcext:value-type="percentage">
            <text:p>12,16%</text:p>
          </table:table-cell>
          <table:table-cell/>
          <table:table-cell office:value-type="percentage" office:value="0.1264" calcext:value-type="percentage">
            <text:p>12,64%</text:p>
          </table:table-cell>
          <table:table-cell/>
        </table:table-row>
        <table:table-row table:style-name="ro1">
          <table:table-cell table:style-name="ce2"/>
          <table:table-cell table:style-name="ce2" table:formula="of:=AVERAGE([.B66:.B75])" office:value-type="percentage" office:value="0.11701" calcext:value-type="percentage">
            <text:p>11,70%</text:p>
          </table:table-cell>
          <table:table-cell table:style-name="ce2" table:formula="of:=AVERAGE([.C66:.C75])" office:value-type="string" office:string-value="" calcext:value-type="error">
            <text:p>#DIV/0!</text:p>
          </table:table-cell>
          <table:table-cell table:style-name="ce2" table:formula="of:=AVERAGE([.D66:.D75])" office:value-type="percentage" office:value="0.10895" calcext:value-type="percentage">
            <text:p>10,90%</text:p>
          </table:table-cell>
          <table:table-cell table:style-name="ce2" table:formula="of:=AVERAGE([.E66:.E75])" office:value-type="percentage" office:value="0.10824" calcext:value-type="percentage">
            <text:p>10,82%</text:p>
          </table:table-cell>
          <table:table-cell table:style-name="ce2" table:formula="of:=AVERAGE([.F66:.F75])" office:value-type="percentage" office:value="0.11055" calcext:value-type="percentage">
            <text:p>11,06%</text:p>
          </table:table-cell>
          <table:table-cell table:style-name="ce2" table:formula="of:=AVERAGE([.G66:.G75])" office:value-type="string" office:string-value="" calcext:value-type="error">
            <text:p>#DIV/0!</text:p>
          </table:table-cell>
          <table:table-cell table:style-name="ce2" table:formula="of:=AVERAGE([.H66:.H75])" office:value-type="percentage" office:value="0.10742" calcext:value-type="percentage">
            <text:p>10,74%</text:p>
          </table:table-cell>
          <table:table-cell table:style-name="ce2" table:formula="of:=AVERAGE([.I66:.I75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G100</text:p>
          </table:table-cell>
          <table:table-cell table:style-name="ce2" office:value-type="string" calcext:value-type="string">
            <text:p>G100GEN</text:p>
          </table:table-cell>
          <table:table-cell table:style-name="ce2" office:value-type="string" calcext:value-type="string">
            <text:p>G200GEN</text:p>
          </table:table-cell>
          <table:table-cell table:style-name="ce2" office:value-type="string" calcext:value-type="string">
            <text:p>G200</text:p>
          </table:table-cell>
          <table:table-cell table:style-name="ce2" office:value-type="string" calcext:value-type="string">
            <text:p>G50</text:p>
          </table:table-cell>
          <table:table-cell table:style-name="ce2" office:value-type="string" calcext:value-type="string">
            <text:p>G50GEN</text:p>
          </table:table-cell>
          <table:table-cell table:style-name="ce2" office:value-type="string" calcext:value-type="string">
            <text:p>G400</text:p>
          </table:table-cell>
          <table:table-cell table:style-name="ce2" office:value-type="string" calcext:value-type="string">
            <text:p>G400GEN</text:p>
          </table:table-cell>
        </table:table-row>
        <table:table-row table:style-name="ro1">
          <table:table-cell office:value-type="string" calcext:value-type="string">
            <text:p>gct2000_1</text:p>
          </table:table-cell>
          <table:table-cell office:value-type="percentage" office:value="0.0664" calcext:value-type="percentage">
            <text:p>6,64%</text:p>
          </table:table-cell>
          <table:table-cell/>
          <table:table-cell office:value-type="percentage" office:value="0.0617" calcext:value-type="percentage">
            <text:p>6,17%</text:p>
          </table:table-cell>
          <table:table-cell office:value-type="percentage" office:value="0.0626" calcext:value-type="percentage">
            <text:p>6,26%</text:p>
          </table:table-cell>
          <table:table-cell office:value-type="percentage" office:value="0.0617" calcext:value-type="percentage">
            <text:p>6,17%</text:p>
          </table:table-cell>
          <table:table-cell/>
          <table:table-cell office:value-type="percentage" office:value="0.0617" calcext:value-type="percentage">
            <text:p>6,17%</text:p>
          </table:table-cell>
          <table:table-cell/>
        </table:table-row>
        <table:table-row table:style-name="ro1">
          <table:table-cell office:value-type="string" calcext:value-type="string">
            <text:p>gct2000_2</text:p>
          </table:table-cell>
          <table:table-cell office:value-type="percentage" office:value="0.0617" calcext:value-type="percentage">
            <text:p>6,17%</text:p>
          </table:table-cell>
          <table:table-cell/>
          <table:table-cell office:value-type="percentage" office:value="0.0648" calcext:value-type="percentage">
            <text:p>6,48%</text:p>
          </table:table-cell>
          <table:table-cell table:number-columns-repeated="2" office:value-type="percentage" office:value="0.0617" calcext:value-type="percentage">
            <text:p>6,17%</text:p>
          </table:table-cell>
          <table:table-cell/>
          <table:table-cell office:value-type="percentage" office:value="0.0617" calcext:value-type="percentage">
            <text:p>6,17%</text:p>
          </table:table-cell>
          <table:table-cell/>
        </table:table-row>
        <table:table-row table:style-name="ro1">
          <table:table-cell office:value-type="string" calcext:value-type="string">
            <text:p>gct2000_3</text:p>
          </table:table-cell>
          <table:table-cell office:value-type="percentage" office:value="0.0837" calcext:value-type="percentage">
            <text:p>8,37%</text:p>
          </table:table-cell>
          <table:table-cell/>
          <table:table-cell table:number-columns-repeated="2" office:value-type="percentage" office:value="0.0837" calcext:value-type="percentage">
            <text:p>8,37%</text:p>
          </table:table-cell>
          <table:table-cell office:value-type="percentage" office:value="0.0841" calcext:value-type="percentage">
            <text:p>8,41%</text:p>
          </table:table-cell>
          <table:table-cell/>
          <table:table-cell office:value-type="percentage" office:value="0.0837" calcext:value-type="percentage">
            <text:p>8,37%</text:p>
          </table:table-cell>
          <table:table-cell/>
        </table:table-row>
        <table:table-row table:style-name="ro1">
          <table:table-cell office:value-type="string" calcext:value-type="string">
            <text:p>gct2000_4</text:p>
          </table:table-cell>
          <table:table-cell office:value-type="percentage" office:value="0.0667" calcext:value-type="percentage">
            <text:p>6,67%</text:p>
          </table:table-cell>
          <table:table-cell/>
          <table:table-cell office:value-type="percentage" office:value="0.0665" calcext:value-type="percentage">
            <text:p>6,65%</text:p>
          </table:table-cell>
          <table:table-cell table:number-columns-repeated="2" office:value-type="percentage" office:value="0.0661" calcext:value-type="percentage">
            <text:p>6,61%</text:p>
          </table:table-cell>
          <table:table-cell/>
          <table:table-cell office:value-type="percentage" office:value="0.0661" calcext:value-type="percentage">
            <text:p>6,61%</text:p>
          </table:table-cell>
          <table:table-cell/>
        </table:table-row>
        <table:table-row table:style-name="ro1">
          <table:table-cell office:value-type="string" calcext:value-type="string">
            <text:p>gct2000_5</text:p>
          </table:table-cell>
          <table:table-cell office:value-type="percentage" office:value="0.0573" calcext:value-type="percentage">
            <text:p>5,73%</text:p>
          </table:table-cell>
          <table:table-cell/>
          <table:table-cell office:value-type="percentage" office:value="0.0573" calcext:value-type="percentage">
            <text:p>5,73%</text:p>
          </table:table-cell>
          <table:table-cell office:value-type="percentage" office:value="0.0567" calcext:value-type="percentage">
            <text:p>5,67%</text:p>
          </table:table-cell>
          <table:table-cell office:value-type="percentage" office:value="0.0573" calcext:value-type="percentage">
            <text:p>5,73%</text:p>
          </table:table-cell>
          <table:table-cell/>
          <table:table-cell office:value-type="percentage" office:value="0.0595" calcext:value-type="percentage">
            <text:p>5,95%</text:p>
          </table:table-cell>
          <table:table-cell/>
        </table:table-row>
        <table:table-row table:style-name="ro1">
          <table:table-cell office:value-type="string" calcext:value-type="string">
            <text:p>gct2000_6</text:p>
          </table:table-cell>
          <table:table-cell office:value-type="percentage" office:value="0.0617" calcext:value-type="percentage">
            <text:p>6,17%</text:p>
          </table:table-cell>
          <table:table-cell/>
          <table:table-cell table:number-columns-repeated="3" office:value-type="percentage" office:value="0.0617" calcext:value-type="percentage">
            <text:p>6,17%</text:p>
          </table:table-cell>
          <table:table-cell/>
          <table:table-cell office:value-type="percentage" office:value="0.0612" calcext:value-type="percentage">
            <text:p>6,12%</text:p>
          </table:table-cell>
          <table:table-cell/>
        </table:table-row>
        <table:table-row table:style-name="ro1">
          <table:table-cell office:value-type="string" calcext:value-type="string">
            <text:p>gct2000_7</text:p>
          </table:table-cell>
          <table:table-cell office:value-type="percentage" office:value="0.0837" calcext:value-type="percentage">
            <text:p>8,37%</text:p>
          </table:table-cell>
          <table:table-cell/>
          <table:table-cell table:number-columns-repeated="2" office:value-type="percentage" office:value="0.0837" calcext:value-type="percentage">
            <text:p>8,37%</text:p>
          </table:table-cell>
          <table:table-cell office:value-type="percentage" office:value="0.0846" calcext:value-type="percentage">
            <text:p>8,46%</text:p>
          </table:table-cell>
          <table:table-cell/>
          <table:table-cell office:value-type="percentage" office:value="0.0842" calcext:value-type="percentage">
            <text:p>8,42%</text:p>
          </table:table-cell>
          <table:table-cell/>
        </table:table-row>
        <table:table-row table:style-name="ro1">
          <table:table-cell office:value-type="string" calcext:value-type="string">
            <text:p>gct2000_8</text:p>
          </table:table-cell>
          <table:table-cell office:value-type="percentage" office:value="0.083" calcext:value-type="percentage">
            <text:p>8,30%</text:p>
          </table:table-cell>
          <table:table-cell/>
          <table:table-cell office:value-type="percentage" office:value="0.0802" calcext:value-type="percentage">
            <text:p>8,02%</text:p>
          </table:table-cell>
          <table:table-cell table:number-columns-repeated="2" office:value-type="percentage" office:value="0.0793" calcext:value-type="percentage">
            <text:p>7,93%</text:p>
          </table:table-cell>
          <table:table-cell/>
          <table:table-cell office:value-type="percentage" office:value="0.0807" calcext:value-type="percentage">
            <text:p>8,07%</text:p>
          </table:table-cell>
          <table:table-cell/>
        </table:table-row>
        <table:table-row table:style-name="ro1">
          <table:table-cell office:value-type="string" calcext:value-type="string">
            <text:p>gct2000_9</text:p>
          </table:table-cell>
          <table:table-cell office:value-type="percentage" office:value="0.0441" calcext:value-type="percentage">
            <text:p>4,41%</text:p>
          </table:table-cell>
          <table:table-cell/>
          <table:table-cell office:value-type="percentage" office:value="0.0441" calcext:value-type="percentage">
            <text:p>4,41%</text:p>
          </table:table-cell>
          <table:table-cell office:value-type="percentage" office:value="0.0454" calcext:value-type="percentage">
            <text:p>4,54%</text:p>
          </table:table-cell>
          <table:table-cell office:value-type="percentage" office:value="0.0451" calcext:value-type="percentage">
            <text:p>4,51%</text:p>
          </table:table-cell>
          <table:table-cell/>
          <table:table-cell office:value-type="percentage" office:value="0.0445" calcext:value-type="percentage">
            <text:p>4,45%</text:p>
          </table:table-cell>
          <table:table-cell/>
        </table:table-row>
        <table:table-row table:style-name="ro1">
          <table:table-cell office:value-type="string" calcext:value-type="string">
            <text:p>gct2000_10</text:p>
          </table:table-cell>
          <table:table-cell office:value-type="percentage" office:value="0.0498" calcext:value-type="percentage">
            <text:p>4,98%</text:p>
          </table:table-cell>
          <table:table-cell/>
          <table:table-cell office:value-type="percentage" office:value="0.0559" calcext:value-type="percentage">
            <text:p>5,59%</text:p>
          </table:table-cell>
          <table:table-cell office:value-type="percentage" office:value="0.0511" calcext:value-type="percentage">
            <text:p>5,11%</text:p>
          </table:table-cell>
          <table:table-cell office:value-type="percentage" office:value="0.0509" calcext:value-type="percentage">
            <text:p>5,09%</text:p>
          </table:table-cell>
          <table:table-cell/>
          <table:table-cell office:value-type="percentage" office:value="0.0485" calcext:value-type="percentage">
            <text:p>4,85%</text:p>
          </table:table-cell>
          <table:table-cell/>
        </table:table-row>
        <table:table-row table:style-name="ro1">
          <table:table-cell table:style-name="ce2"/>
          <table:table-cell table:style-name="ce2" table:formula="of:=AVERAGE([.B78:.B87])" office:value-type="percentage" office:value="0.06581" calcext:value-type="percentage">
            <text:p>6,58%</text:p>
          </table:table-cell>
          <table:table-cell table:style-name="ce2" table:formula="of:=AVERAGE([.C78:.C87])" office:value-type="string" office:string-value="" calcext:value-type="error">
            <text:p>#DIV/0!</text:p>
          </table:table-cell>
          <table:table-cell table:style-name="ce2" table:formula="of:=AVERAGE([.D78:.D87])" office:value-type="percentage" office:value="0.06596" calcext:value-type="percentage">
            <text:p>6,60%</text:p>
          </table:table-cell>
          <table:table-cell table:style-name="ce2" table:formula="of:=AVERAGE([.E78:.E87])" office:value-type="percentage" office:value="0.0652" calcext:value-type="percentage">
            <text:p>6,52%</text:p>
          </table:table-cell>
          <table:table-cell table:style-name="ce2" table:formula="of:=AVERAGE([.F78:.F87])" office:value-type="percentage" office:value="0.06525" calcext:value-type="percentage">
            <text:p>6,53%</text:p>
          </table:table-cell>
          <table:table-cell table:style-name="ce2" table:formula="of:=AVERAGE([.G78:.G87])" office:value-type="string" office:string-value="" calcext:value-type="error">
            <text:p>#DIV/0!</text:p>
          </table:table-cell>
          <table:table-cell table:style-name="ce2" table:formula="of:=AVERAGE([.H78:.H87])" office:value-type="percentage" office:value="0.06518" calcext:value-type="percentage">
            <text:p>6,52%</text:p>
          </table:table-cell>
          <table:table-cell table:style-name="ce2" table:formula="of:=AVERAGE([.I78:.I87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G100</text:p>
          </table:table-cell>
          <table:table-cell table:style-name="ce2" office:value-type="string" calcext:value-type="string">
            <text:p>G100GEN</text:p>
          </table:table-cell>
          <table:table-cell table:style-name="ce2" office:value-type="string" calcext:value-type="string">
            <text:p>G200GEN</text:p>
          </table:table-cell>
          <table:table-cell table:style-name="ce2" office:value-type="string" calcext:value-type="string">
            <text:p>G200</text:p>
          </table:table-cell>
          <table:table-cell table:style-name="ce2" office:value-type="string" calcext:value-type="string">
            <text:p>G50</text:p>
          </table:table-cell>
          <table:table-cell table:style-name="ce2" office:value-type="string" calcext:value-type="string">
            <text:p>G50GEN</text:p>
          </table:table-cell>
          <table:table-cell table:style-name="ce2" office:value-type="string" calcext:value-type="string">
            <text:p>G400</text:p>
          </table:table-cell>
          <table:table-cell table:style-name="ce2" office:value-type="string" calcext:value-type="string">
            <text:p>G400GEN</text:p>
          </table:table-cell>
        </table:table-row>
        <table:table-row table:style-name="ro1">
          <table:table-cell office:value-type="string" calcext:value-type="string">
            <text:p>gct2005_1</text:p>
          </table:table-cell>
          <table:table-cell office:value-type="percentage" office:value="0.0397" calcext:value-type="percentage">
            <text:p>3,97%</text:p>
          </table:table-cell>
          <table:table-cell/>
          <table:table-cell office:value-type="percentage" office:value="0.0402" calcext:value-type="percentage">
            <text:p>4,02%</text:p>
          </table:table-cell>
          <table:table-cell table:number-columns-repeated="2" office:value-type="percentage" office:value="0.0397" calcext:value-type="percentage">
            <text:p>3,97%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gct2005_2</text:p>
          </table:table-cell>
          <table:table-cell office:value-type="percentage" office:value="0.0482" calcext:value-type="percentage">
            <text:p>4,82%</text:p>
          </table:table-cell>
          <table:table-cell/>
          <table:table-cell office:value-type="percentage" office:value="0.0482" calcext:value-type="percentage">
            <text:p>4,82%</text:p>
          </table:table-cell>
          <table:table-cell office:value-type="percentage" office:value="0.0601" calcext:value-type="percentage">
            <text:p>6,01%</text:p>
          </table:table-cell>
          <table:table-cell office:value-type="percentage" office:value="0.0482" calcext:value-type="percentage">
            <text:p>4,82%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gct2005_3</text:p>
          </table:table-cell>
          <table:table-cell office:value-type="percentage" office:value="0.0425" calcext:value-type="percentage">
            <text:p>4,25%</text:p>
          </table:table-cell>
          <table:table-cell/>
          <table:table-cell office:value-type="percentage" office:value="0.0431" calcext:value-type="percentage">
            <text:p>4,31%</text:p>
          </table:table-cell>
          <table:table-cell table:number-columns-repeated="2" office:value-type="percentage" office:value="0.0425" calcext:value-type="percentage">
            <text:p>4,25%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gct2005_4</text:p>
          </table:table-cell>
          <table:table-cell office:value-type="percentage" office:value="0.0569" calcext:value-type="percentage">
            <text:p>5,69%</text:p>
          </table:table-cell>
          <table:table-cell/>
          <table:table-cell office:value-type="percentage" office:value="0.0598" calcext:value-type="percentage">
            <text:p>5,98%</text:p>
          </table:table-cell>
          <table:table-cell office:value-type="percentage" office:value="0.0566" calcext:value-type="percentage">
            <text:p>5,66%</text:p>
          </table:table-cell>
          <table:table-cell office:value-type="percentage" office:value="0.0569" calcext:value-type="percentage">
            <text:p>5,69%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gct2005_5</text:p>
          </table:table-cell>
          <table:table-cell office:value-type="percentage" office:value="0.0482" calcext:value-type="percentage">
            <text:p>4,82%</text:p>
          </table:table-cell>
          <table:table-cell/>
          <table:table-cell table:number-columns-repeated="3" office:value-type="percentage" office:value="0.0482" calcext:value-type="percentage">
            <text:p>4,82%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gct2005_6</text:p>
          </table:table-cell>
          <table:table-cell office:value-type="percentage" office:value="0.0453" calcext:value-type="percentage">
            <text:p>4,53%</text:p>
          </table:table-cell>
          <table:table-cell/>
          <table:table-cell table:number-columns-repeated="3" office:value-type="percentage" office:value="0.0453" calcext:value-type="percentage">
            <text:p>4,53%</text:p>
          </table:table-cell>
          <table:table-cell/>
          <table:table-cell office:value-type="string" calcext:value-type="string">
            <text:p>Χ</text:p>
          </table:table-cell>
          <table:table-cell/>
        </table:table-row>
        <table:table-row table:style-name="ro1">
          <table:table-cell office:value-type="string" calcext:value-type="string">
            <text:p>gct2005_7</text:p>
          </table:table-cell>
          <table:table-cell office:value-type="percentage" office:value="0.0289" calcext:value-type="percentage">
            <text:p>2,89%</text:p>
          </table:table-cell>
          <table:table-cell/>
          <table:table-cell office:value-type="percentage" office:value="0.0309" calcext:value-type="percentage">
            <text:p>3,09%</text:p>
          </table:table-cell>
          <table:table-cell office:value-type="percentage" office:value="0.0283" calcext:value-type="percentage">
            <text:p>2,83%</text:p>
          </table:table-cell>
          <table:table-cell office:value-type="percentage" office:value="0.0453" calcext:value-type="percentage">
            <text:p>4,53%</text:p>
          </table:table-cell>
          <table:table-cell/>
          <table:table-cell office:value-type="string" calcext:value-type="string">
            <text:p>Χ</text:p>
          </table:table-cell>
          <table:table-cell/>
        </table:table-row>
        <table:table-row table:style-name="ro1">
          <table:table-cell office:value-type="string" calcext:value-type="string">
            <text:p>gct2005_8</text:p>
          </table:table-cell>
          <table:table-cell office:value-type="percentage" office:value="0.0467" calcext:value-type="percentage">
            <text:p>4,67%</text:p>
          </table:table-cell>
          <table:table-cell/>
          <table:table-cell table:number-columns-repeated="3" office:value-type="percentage" office:value="0.0453" calcext:value-type="percentage">
            <text:p>4,53%</text:p>
          </table:table-cell>
          <table:table-cell/>
          <table:table-cell office:value-type="string" calcext:value-type="string">
            <text:p>Χ</text:p>
          </table:table-cell>
          <table:table-cell/>
        </table:table-row>
        <table:table-row table:style-name="ro1">
          <table:table-cell office:value-type="string" calcext:value-type="string">
            <text:p>gct2005_9</text:p>
          </table:table-cell>
          <table:table-cell office:value-type="percentage" office:value="0.0397" calcext:value-type="percentage">
            <text:p>3,97%</text:p>
          </table:table-cell>
          <table:table-cell/>
          <table:table-cell office:value-type="percentage" office:value="0.0433" calcext:value-type="percentage">
            <text:p>4,33%</text:p>
          </table:table-cell>
          <table:table-cell office:value-type="percentage" office:value="0.0397" calcext:value-type="percentage">
            <text:p>3,97%</text:p>
          </table:table-cell>
          <table:table-cell office:value-type="percentage" office:value="0.0401" calcext:value-type="percentage">
            <text:p>4,01%</text:p>
          </table:table-cell>
          <table:table-cell/>
          <table:table-cell office:value-type="string" calcext:value-type="string">
            <text:p>Χ</text:p>
          </table:table-cell>
          <table:table-cell/>
        </table:table-row>
        <table:table-row table:style-name="ro1">
          <table:table-cell office:value-type="string" calcext:value-type="string">
            <text:p>gct2005_10</text:p>
          </table:table-cell>
          <table:table-cell office:value-type="percentage" office:value="0.0486" calcext:value-type="percentage">
            <text:p>4,86%</text:p>
          </table:table-cell>
          <table:table-cell/>
          <table:table-cell table:number-columns-repeated="2" office:value-type="percentage" office:value="0.0397" calcext:value-type="percentage">
            <text:p>3,97%</text:p>
          </table:table-cell>
          <table:table-cell office:value-type="percentage" office:value="0.046" calcext:value-type="percentage">
            <text:p>4,60%</text:p>
          </table:table-cell>
          <table:table-cell/>
          <table:table-cell office:value-type="string" calcext:value-type="string">
            <text:p>Χ</text:p>
          </table:table-cell>
          <table:table-cell/>
        </table:table-row>
        <table:table-row table:style-name="ro1">
          <table:table-cell table:style-name="ce2"/>
          <table:table-cell table:style-name="ce2" table:formula="of:=AVERAGE([.B90:.B99])" office:value-type="percentage" office:value="0.04447" calcext:value-type="percentage">
            <text:p>4,45%</text:p>
          </table:table-cell>
          <table:table-cell table:style-name="ce2" table:formula="of:=AVERAGE([.C90:.C99])" office:value-type="string" office:string-value="" calcext:value-type="error">
            <text:p>#DIV/0!</text:p>
          </table:table-cell>
          <table:table-cell table:style-name="ce2" table:formula="of:=AVERAGE([.D90:.D99])" office:value-type="percentage" office:value="0.0444" calcext:value-type="percentage">
            <text:p>4,44%</text:p>
          </table:table-cell>
          <table:table-cell table:style-name="ce2" table:formula="of:=AVERAGE([.E90:.E99])" office:value-type="percentage" office:value="0.04454" calcext:value-type="percentage">
            <text:p>4,45%</text:p>
          </table:table-cell>
          <table:table-cell table:style-name="ce2" table:formula="of:=AVERAGE([.F90:.F99])" office:value-type="percentage" office:value="0.04575" calcext:value-type="percentage">
            <text:p>4,58%</text:p>
          </table:table-cell>
          <table:table-cell table:style-name="ce2" table:formula="of:=AVERAGE([.G90:.G99])" office:value-type="string" office:string-value="" calcext:value-type="error">
            <text:p>#DIV/0!</text:p>
          </table:table-cell>
          <table:table-cell table:style-name="ce2" table:formula="of:=AVERAGE([.H90:.H99])" office:value-type="string" office:string-value="" calcext:value-type="error">
            <text:p>#DIV/0!</text:p>
          </table:table-cell>
          <table:table-cell table:style-name="ce2" table:formula="of:=AVERAGE([.I90:.I99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G100</text:p>
          </table:table-cell>
          <table:table-cell table:style-name="ce2" office:value-type="string" calcext:value-type="string">
            <text:p>G100GEN</text:p>
          </table:table-cell>
          <table:table-cell table:style-name="ce2" office:value-type="string" calcext:value-type="string">
            <text:p>G200GEN</text:p>
          </table:table-cell>
          <table:table-cell table:style-name="ce2" office:value-type="string" calcext:value-type="string">
            <text:p>G200</text:p>
          </table:table-cell>
          <table:table-cell table:style-name="ce2" office:value-type="string" calcext:value-type="string">
            <text:p>G50</text:p>
          </table:table-cell>
          <table:table-cell table:style-name="ce2" office:value-type="string" calcext:value-type="string">
            <text:p>G50GEN</text:p>
          </table:table-cell>
          <table:table-cell table:style-name="ce2" office:value-type="string" calcext:value-type="string">
            <text:p>G400</text:p>
          </table:table-cell>
          <table:table-cell table:style-name="ce2" office:value-type="string" calcext:value-type="string">
            <text:p>G400GEN</text:p>
          </table:table-cell>
        </table:table-row>
        <table:table-row table:style-name="ro1">
          <table:table-cell office:value-type="string" calcext:value-type="string">
            <text:p>gct2010_1</text:p>
          </table:table-cell>
          <table:table-cell office:value-type="percentage" office:value="0.1247" calcext:value-type="percentage">
            <text:p>12,47%</text:p>
          </table:table-cell>
          <table:table-cell/>
          <table:table-cell office:value-type="percentage" office:value="0.128" calcext:value-type="percentage">
            <text:p>12,80%</text:p>
          </table:table-cell>
          <table:table-cell office:value-type="percentage" office:value="0.1281" calcext:value-type="percentage">
            <text:p>12,81%</text:p>
          </table:table-cell>
          <table:table-cell office:value-type="percentage" office:value="0.1333" calcext:value-type="percentage">
            <text:p>13,3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t2010_2</text:p>
          </table:table-cell>
          <table:table-cell office:value-type="percentage" office:value="0.0732" calcext:value-type="percentage">
            <text:p>7,32%</text:p>
          </table:table-cell>
          <table:table-cell/>
          <table:table-cell table:number-columns-repeated="3" office:value-type="percentage" office:value="0.0732" calcext:value-type="percentage">
            <text:p>7,3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t2010_3</text:p>
          </table:table-cell>
          <table:table-cell office:value-type="percentage" office:value="0.0734" calcext:value-type="percentage">
            <text:p>7,34%</text:p>
          </table:table-cell>
          <table:table-cell/>
          <table:table-cell office:value-type="percentage" office:value="0.0622" calcext:value-type="percentage">
            <text:p>6,22%</text:p>
          </table:table-cell>
          <table:table-cell office:value-type="percentage" office:value="0.0613" calcext:value-type="percentage">
            <text:p>6,13%</text:p>
          </table:table-cell>
          <table:table-cell office:value-type="percentage" office:value="0.0616" calcext:value-type="percentage">
            <text:p>6,1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t2010_4</text:p>
          </table:table-cell>
          <table:table-cell office:value-type="percentage" office:value="0.0793" calcext:value-type="percentage">
            <text:p>7,93%</text:p>
          </table:table-cell>
          <table:table-cell/>
          <table:table-cell office:value-type="percentage" office:value="0.1116" calcext:value-type="percentage">
            <text:p>11,16%</text:p>
          </table:table-cell>
          <table:table-cell office:value-type="percentage" office:value="0.087" calcext:value-type="percentage">
            <text:p>8,70%</text:p>
          </table:table-cell>
          <table:table-cell office:value-type="percentage" office:value="0.0732" calcext:value-type="percentage">
            <text:p>7,3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t2010_5</text:p>
          </table:table-cell>
          <table:table-cell office:value-type="percentage" office:value="0.0854" calcext:value-type="percentage">
            <text:p>8,54%</text:p>
          </table:table-cell>
          <table:table-cell/>
          <table:table-cell table:number-columns-repeated="3" office:value-type="percentage" office:value="0.0854" calcext:value-type="percentage">
            <text:p>8,5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t2010_6</text:p>
          </table:table-cell>
          <table:table-cell office:value-type="percentage" office:value="0.1044" calcext:value-type="percentage">
            <text:p>10,44%</text:p>
          </table:table-cell>
          <table:table-cell/>
          <table:table-cell office:value-type="percentage" office:value="0.1061" calcext:value-type="percentage">
            <text:p>10,61%</text:p>
          </table:table-cell>
          <table:table-cell office:value-type="percentage" office:value="0.1037" calcext:value-type="percentage">
            <text:p>10,37%</text:p>
          </table:table-cell>
          <table:table-cell office:value-type="percentage" office:value="0.1044" calcext:value-type="percentage">
            <text:p>10,4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t2010_7</text:p>
          </table:table-cell>
          <table:table-cell office:value-type="percentage" office:value="0.1239" calcext:value-type="percentage">
            <text:p>12,39%</text:p>
          </table:table-cell>
          <table:table-cell/>
          <table:table-cell office:value-type="percentage" office:value="0.125" calcext:value-type="percentage">
            <text:p>12,50%</text:p>
          </table:table-cell>
          <table:table-cell office:value-type="percentage" office:value="0.1231" calcext:value-type="percentage">
            <text:p>12,31%</text:p>
          </table:table-cell>
          <table:table-cell office:value-type="percentage" office:value="0.1197" calcext:value-type="percentage">
            <text:p>11,9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t2010_8</text:p>
          </table:table-cell>
          <table:table-cell office:value-type="percentage" office:value="0.1408" calcext:value-type="percentage">
            <text:p>14,08%</text:p>
          </table:table-cell>
          <table:table-cell/>
          <table:table-cell table:number-columns-repeated="2" office:value-type="percentage" office:value="0.1402" calcext:value-type="percentage">
            <text:p>14,02%</text:p>
          </table:table-cell>
          <table:table-cell office:value-type="percentage" office:value="0.1403" calcext:value-type="percentage">
            <text:p>14,0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t2010_9</text:p>
          </table:table-cell>
          <table:table-cell office:value-type="percentage" office:value="0.1159" calcext:value-type="percentage">
            <text:p>11,59%</text:p>
          </table:table-cell>
          <table:table-cell/>
          <table:table-cell table:number-columns-repeated="2" office:value-type="percentage" office:value="0.1159" calcext:value-type="percentage">
            <text:p>11,59%</text:p>
          </table:table-cell>
          <table:table-cell office:value-type="percentage" office:value="0.1177" calcext:value-type="percentage">
            <text:p>11,7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t2010_10</text:p>
          </table:table-cell>
          <table:table-cell office:value-type="percentage" office:value="0.0793" calcext:value-type="percentage">
            <text:p>7,93%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percentage" office:value="0.0793" calcext:value-type="percentage">
            <text:p>7,93%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2" table:formula="of:=AVERAGE([.B102:.B111])" office:value-type="percentage" office:value="0.10003" calcext:value-type="percentage">
            <text:p>10,00%</text:p>
          </table:table-cell>
          <table:table-cell table:style-name="ce2" table:formula="of:=AVERAGE([.C102:.C111])" office:value-type="string" office:string-value="" calcext:value-type="error">
            <text:p>#DIV/0!</text:p>
          </table:table-cell>
          <table:table-cell table:style-name="ce2" table:formula="of:=AVERAGE([.D102:.D111])" office:value-type="percentage" office:value="0.105288888888889" calcext:value-type="percentage">
            <text:p>10,53%</text:p>
          </table:table-cell>
          <table:table-cell table:style-name="ce2" table:formula="of:=AVERAGE([.E102:.E111])" office:value-type="percentage" office:value="0.09972" calcext:value-type="percentage">
            <text:p>9,97%</text:p>
          </table:table-cell>
          <table:table-cell table:style-name="ce2" table:formula="of:=AVERAGE([.F102:.F111])" office:value-type="percentage" office:value="0.09881" calcext:value-type="percentage">
            <text:p>9,88%</text:p>
          </table:table-cell>
          <table:table-cell table:style-name="ce2" table:formula="of:=AVERAGE([.G102:.G111])" office:value-type="string" office:string-value="" calcext:value-type="error">
            <text:p>#DIV/0!</text:p>
          </table:table-cell>
          <table:table-cell table:style-name="ce2" table:formula="of:=AVERAGE([.H102:.H111])" office:value-type="string" office:string-value="" calcext:value-type="error">
            <text:p>#DIV/0!</text:p>
          </table:table-cell>
          <table:table-cell table:style-name="ce2" table:formula="of:=AVERAGE([.I102:.I11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2" table:number-columns-repeated="7"/>
        </table:table-row>
        <table:table-row table:style-name="ro1" table:number-rows-repeated="10">
          <table:table-cell table:number-columns-repeated="9"/>
        </table:table-row>
        <table:table-row table:style-name="ro1">
          <table:table-cell table:style-name="ce2" table:number-columns-repeated="9"/>
        </table:table-row>
        <table:table-row table:style-name="ro1">
          <table:table-cell table:number-columns-repeated="2"/>
          <table:table-cell table:style-name="ce2" table:number-columns-repeated="7"/>
        </table:table-row>
        <table:table-row table:style-name="ro1" table:number-rows-repeated="10">
          <table:table-cell table:number-columns-repeated="9"/>
        </table:table-row>
        <table:table-row table:style-name="ro1">
          <table:table-cell table:style-name="ce2" table:number-columns-repeated="9"/>
        </table:table-row>
        <table:table-row table:style-name="ro1">
          <table:table-cell table:number-columns-repeated="2"/>
          <table:table-cell table:style-name="ce2" table:number-columns-repeated="7"/>
        </table:table-row>
        <table:table-row table:style-name="ro1" table:number-rows-repeated="10">
          <table:table-cell table:number-columns-repeated="9"/>
        </table:table-row>
        <table:table-row table:style-name="ro1">
          <table:table-cell table:style-name="ce2" table:number-columns-repeated="9"/>
        </table:table-row>
        <table:table-row table:style-name="ro1" table:number-rows-repeated="1048427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Άκρες_20_βελών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Άκρες_20_βελών_20_1" draw:display-name="Άκρες βελών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2">00/00/0000</text:date>, <text:time style:data-style-name="N2" text:time-value="17:21:20.646883761"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3T07:38:01.587725317</meta:creation-date>
    <dc:date>2025-11-22T23:35:00.023552110</dc:date>
    <meta:editing-duration>P2DT21H36M17S</meta:editing-duration>
    <meta:editing-cycles>471</meta:editing-cycles>
    <meta:generator>LibreOffice/24.2.7.2$Linux_X86_64 LibreOffice_project/420$Build-2</meta:generator>
    <meta:document-statistic meta:table-count="3" meta:cell-count="2204" meta:object-count="0"/>
  </office:meta>
</office:document-meta>
</file>